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7cm" style:rel-column-width="11099*"/>
    </style:style>
    <style:style style:name="Таблица10.B" style:family="table-column">
      <style:table-column-properties style:column-width="2.328cm" style:rel-column-width="9005*"/>
    </style:style>
    <style:style style:name="Таблица10.C" style:family="table-column">
      <style:table-column-properties style:column-width="0.801cm" style:rel-column-width="3097*"/>
    </style:style>
    <style:style style:name="Таблица10.D" style:family="table-column">
      <style:table-column-properties style:column-width="10.945cm" style:rel-column-width="42334*"/>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paragraph-properties fo:margin-left="0cm" fo:margin-right="0cm" fo:text-indent="0cm" style:auto-text-indent="false"/>
    </style:style>
    <style:style style:name="P96" style:family="paragraph" style:parent-style-name="Standard">
      <style:paragraph-properties fo:margin-left="0cm" fo:margin-right="0cm" fo:text-indent="0cm" style:auto-text-indent="false">
        <style:tab-stops/>
      </style:paragraph-properties>
    </style:style>
    <style:style style:name="P97" style:family="paragraph" style:parent-style-name="Standard">
      <style:paragraph-properties fo:margin-left="0cm" fo:margin-right="0cm" fo:text-indent="0cm" style:auto-text-indent="false"/>
      <style:text-properties style:font-name="DejaVu Sans Mono1"/>
    </style:style>
    <style:style style:name="P98" style:family="paragraph" style:parent-style-name="Standard">
      <style:paragraph-properties fo:margin-left="0cm" fo:margin-right="0cm" fo:text-indent="0cm" style:auto-text-indent="false">
        <style:tab-stops/>
      </style:paragraph-properties>
      <style:text-properties style:font-name="DejaVu Sans Mono1"/>
    </style:style>
    <style:style style:name="P99"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00"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1"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2"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3"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4" style:family="paragraph" style:parent-style-name="Standard">
      <style:paragraph-properties fo:margin-left="0cm" fo:margin-right="0cm" fo:text-indent="0cm" style:auto-text-indent="false"/>
      <style:text-properties officeooo:paragraph-rsid="0013fdfd"/>
    </style:style>
    <style:style style:name="P105" style:family="paragraph" style:parent-style-name="Standard">
      <style:paragraph-properties fo:margin-left="0cm" fo:margin-right="0cm" fo:text-indent="0cm" style:auto-text-indent="false"/>
      <style:text-properties officeooo:paragraph-rsid="0015fafd"/>
    </style:style>
    <style:style style:name="P106" style:family="paragraph" style:parent-style-name="Standard">
      <style:paragraph-properties fo:margin-left="0cm" fo:margin-right="0cm" fo:text-indent="0cm" style:auto-text-indent="false"/>
      <style:text-properties style:font-name="PT Mono"/>
    </style:style>
    <style:style style:name="P107" style:family="paragraph" style:parent-style-name="Standard">
      <style:paragraph-properties fo:margin-left="0cm" fo:margin-right="0cm" fo:text-align="center" style:justify-single-word="false" fo:text-indent="0cm" style:auto-text-indent="false"/>
      <style:text-properties style:font-name="PT Mono"/>
    </style:style>
    <style:style style:name="P108" style:family="paragraph" style:parent-style-name="Standard">
      <style:paragraph-properties fo:margin-left="0cm" fo:margin-right="0cm" fo:text-indent="0cm" style:auto-text-indent="false"/>
      <style:text-properties officeooo:paragraph-rsid="0033bdfd"/>
    </style:style>
    <style:style style:name="P109" style:family="paragraph" style:parent-style-name="Standard">
      <style:paragraph-properties fo:margin-left="0cm" fo:margin-right="0cm" fo:text-indent="0cm" style:auto-text-indent="false"/>
      <style:text-properties officeooo:paragraph-rsid="00513f67"/>
    </style:style>
    <style:style style:name="P110" style:family="paragraph" style:parent-style-name="Standard">
      <style:paragraph-properties fo:margin-left="0cm" fo:margin-right="0cm" fo:text-indent="0cm" style:auto-text-indent="false"/>
      <style:text-properties officeooo:rsid="00513f67" officeooo:paragraph-rsid="00513f67"/>
    </style:style>
    <style:style style:name="P111" style:family="paragraph" style:parent-style-name="Standard">
      <style:paragraph-properties fo:margin-left="0cm" fo:margin-right="0cm" fo:text-indent="0cm" style:auto-text-indent="false"/>
      <style:text-properties officeooo:paragraph-rsid="0052a55f"/>
    </style:style>
    <style:style style:name="P112" style:family="paragraph" style:parent-style-name="Standard">
      <style:paragraph-properties fo:margin-left="0cm" fo:margin-right="0cm" fo:text-indent="0cm" style:auto-text-indent="false"/>
      <style:text-properties officeooo:paragraph-rsid="0055a676"/>
    </style:style>
    <style:style style:name="P113" style:family="paragraph" style:parent-style-name="Standard">
      <style:paragraph-properties fo:margin-left="0cm" fo:margin-right="0cm" fo:text-indent="0cm" style:auto-text-indent="false"/>
      <style:text-properties officeooo:paragraph-rsid="0056289a"/>
    </style:style>
    <style:style style:name="P114"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5" style:family="paragraph" style:parent-style-name="Standard">
      <style:paragraph-properties fo:margin-left="0cm" fo:margin-right="0cm" fo:text-indent="0cm" style:auto-text-indent="false"/>
      <style:text-properties officeooo:paragraph-rsid="0075ca3e"/>
    </style:style>
    <style:style style:name="P116" style:family="paragraph" style:parent-style-name="Text_20_body">
      <style:paragraph-properties fo:margin-left="0cm" fo:margin-right="0cm" fo:text-indent="0cm" style:auto-text-indent="false"/>
      <style:text-properties officeooo:rsid="003a4f6f" officeooo:paragraph-rsid="00513f67"/>
    </style:style>
    <style:style style:name="P117" style:family="paragraph" style:parent-style-name="Text_20_body">
      <style:paragraph-properties fo:margin-left="0cm" fo:margin-right="0cm" fo:text-indent="0cm" style:auto-text-indent="false"/>
      <style:text-properties officeooo:paragraph-rsid="00513f67"/>
    </style:style>
    <style:style style:name="P118" style:family="paragraph" style:parent-style-name="Standard">
      <style:paragraph-properties fo:margin-left="0.019cm" fo:margin-right="0cm" fo:text-indent="0cm" style:auto-text-indent="false">
        <style:tab-stops/>
      </style:paragraph-properties>
      <style:text-properties officeooo:paragraph-rsid="002cf0f7"/>
    </style:style>
    <style:style style:name="P119" style:family="paragraph" style:parent-style-name="Standard">
      <style:paragraph-properties fo:margin-left="0.019cm" fo:margin-right="0cm" fo:text-indent="0cm" style:auto-text-indent="false">
        <style:tab-stops/>
      </style:paragraph-properties>
      <style:text-properties officeooo:paragraph-rsid="002d6dd0"/>
    </style:style>
    <style:style style:name="P120" style:family="paragraph" style:parent-style-name="Standard">
      <style:paragraph-properties fo:margin-left="0.019cm" fo:margin-right="0cm" fo:text-indent="0cm" style:auto-text-indent="false">
        <style:tab-stops/>
      </style:paragraph-properties>
      <style:text-properties officeooo:paragraph-rsid="0036dae8"/>
    </style:style>
    <style:style style:name="P121" style:family="paragraph" style:parent-style-name="Standard">
      <style:paragraph-properties fo:margin-left="0.019cm" fo:margin-right="0cm" fo:text-indent="0cm" style:auto-text-indent="false">
        <style:tab-stops/>
      </style:paragraph-properties>
      <style:text-properties style:font-name="DejaVu Sans Mono1"/>
    </style:style>
    <style:style style:name="P122"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3" style:family="paragraph" style:parent-style-name="Standard">
      <style:paragraph-properties fo:margin-left="-0.019cm" fo:margin-right="0cm" fo:text-indent="0cm" style:auto-text-indent="false">
        <style:tab-stops/>
      </style:paragraph-properties>
    </style:style>
    <style:style style:name="P124"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5" style:family="paragraph" style:parent-style-name="Standard">
      <style:paragraph-properties fo:margin-top="0.199cm" fo:margin-bottom="0.199cm" loext:contextual-spacing="false"/>
    </style:style>
    <style:style style:name="P126" style:family="paragraph" style:parent-style-name="Standard">
      <style:paragraph-properties fo:margin-top="0.199cm" fo:margin-bottom="0.199cm" loext:contextual-spacing="false"/>
      <style:text-properties style:font-name="DejaVu Sans Mono1"/>
    </style:style>
    <style:style style:name="P127" style:family="paragraph" style:parent-style-name="Standard">
      <style:paragraph-properties fo:margin-top="0.199cm" fo:margin-bottom="0.199cm" loext:contextual-spacing="false"/>
      <style:text-properties officeooo:rsid="0015fafd" officeooo:paragraph-rsid="001f0ffa"/>
    </style:style>
    <style:style style:name="P128" style:family="paragraph" style:parent-style-name="Standard">
      <style:paragraph-properties fo:margin-top="0.199cm" fo:margin-bottom="0.199cm" loext:contextual-spacing="false"/>
      <style:text-properties fo:language="en" fo:country="US"/>
    </style:style>
    <style:style style:name="P129" style:family="paragraph" style:parent-style-name="Standard">
      <style:paragraph-properties fo:margin-top="0.199cm" fo:margin-bottom="0.199cm" loext:contextual-spacing="false"/>
      <style:text-properties officeooo:paragraph-rsid="008b4a90"/>
    </style:style>
    <style:style style:name="P130" style:family="paragraph" style:parent-style-name="Standard" style:master-page-name="">
      <style:paragraph-properties fo:margin-top="0.199cm" fo:margin-bottom="0.199cm" loext:contextual-spacing="false" style:page-number="auto"/>
      <style:text-properties officeooo:paragraph-rsid="00598d63"/>
    </style:style>
    <style:style style:name="P131"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2" style:family="paragraph" style:parent-style-name="Standard" style:master-page-name="">
      <style:paragraph-properties fo:margin-top="0.199cm" fo:margin-bottom="0.199cm" loext:contextual-spacing="false" style:page-number="auto"/>
      <style:text-properties officeooo:paragraph-rsid="00849422"/>
    </style:style>
    <style:style style:name="P133" style:family="paragraph" style:parent-style-name="Standard">
      <style:paragraph-properties fo:margin-top="0.199cm" fo:margin-bottom="0.199cm" loext:contextual-spacing="false" style:shadow="none"/>
      <style:text-properties officeooo:paragraph-rsid="0036dae8"/>
    </style:style>
    <style:style style:name="P134" style:family="paragraph" style:parent-style-name="Table_20_Contents">
      <style:text-properties style:font-name="PT Sans1" style:font-name-asian="PT Sans1" style:font-name-complex="PT Sans1"/>
    </style:style>
    <style:style style:name="P135" style:family="paragraph" style:parent-style-name="Table_20_Contents">
      <style:text-properties officeooo:paragraph-rsid="00195a48"/>
    </style:style>
    <style:style style:name="P136" style:family="paragraph" style:parent-style-name="Table_20_Contents">
      <style:text-properties style:font-name="PT Mono"/>
    </style:style>
    <style:style style:name="P137" style:family="paragraph" style:parent-style-name="Table_20_Contents">
      <style:text-properties officeooo:paragraph-rsid="002b435d"/>
    </style:style>
    <style:style style:name="P138" style:family="paragraph" style:parent-style-name="Standard">
      <style:paragraph-properties fo:margin-left="-0.06cm" fo:margin-right="-0.004cm" fo:text-indent="0cm" style:auto-text-indent="false">
        <style:tab-stops/>
      </style:paragraph-properties>
      <style:text-properties style:font-name="DejaVu Sans Mono1"/>
    </style:style>
    <style:style style:name="P139" style:family="paragraph" style:parent-style-name="Standard">
      <style:paragraph-properties fo:margin-left="-0.078cm" fo:margin-right="-0.004cm" fo:text-indent="0cm" style:auto-text-indent="false">
        <style:tab-stops/>
      </style:paragraph-properties>
      <style:text-properties style:font-name="DejaVu Sans Mono1"/>
    </style:style>
    <style:style style:name="P140" style:family="paragraph" style:parent-style-name="Standard">
      <style:paragraph-properties fo:margin-left="1.251cm" fo:margin-right="0cm" fo:text-indent="0cm" style:auto-text-indent="false"/>
    </style:style>
    <style:style style:name="P141" style:family="paragraph" style:parent-style-name="Standard">
      <style:paragraph-properties fo:margin-left="1.251cm" fo:margin-right="0cm" fo:text-indent="0cm" style:auto-text-indent="false"/>
      <style:text-properties style:font-name="DejaVu Sans Mono"/>
    </style:style>
    <style:style style:name="P142"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3" style:family="paragraph" style:parent-style-name="Standard">
      <style:paragraph-properties fo:margin-left="1.251cm" fo:margin-right="0cm" fo:text-indent="0cm" style:auto-text-indent="false"/>
      <style:text-properties style:font-name="DejaVu Sans Mono" fo:language="zxx" fo:country="none" officeooo:paragraph-rsid="0078d555" style:language-asian="zxx" style:country-asian="none" style:language-complex="zxx" style:country-complex="none"/>
    </style:style>
    <style:style style:name="P144" style:family="paragraph" style:parent-style-name="Standard">
      <style:paragraph-properties fo:margin-left="1.251cm" fo:margin-right="0cm" fo:text-indent="0cm" style:auto-text-indent="false"/>
      <style:text-properties officeooo:rsid="00429f72" officeooo:paragraph-rsid="00429f72"/>
    </style:style>
    <style:style style:name="P145" style:family="paragraph" style:parent-style-name="Standard">
      <style:paragraph-properties fo:margin-left="1.251cm" fo:margin-right="0cm" fo:text-indent="0cm" style:auto-text-indent="false"/>
      <style:text-properties fo:language="en" fo:country="US" officeooo:paragraph-rsid="0042fb8b"/>
    </style:style>
    <style:style style:name="P146" style:family="paragraph" style:parent-style-name="Standard">
      <style:paragraph-properties fo:margin-left="1.251cm" fo:margin-right="0cm" fo:text-indent="0cm" style:auto-text-indent="false"/>
      <style:text-properties fo:language="en" fo:country="US" officeooo:paragraph-rsid="006f185b"/>
    </style:style>
    <style:style style:name="P147" style:family="paragraph" style:parent-style-name="Standard">
      <style:paragraph-properties fo:margin-left="1.251cm" fo:margin-right="0cm" fo:text-indent="0cm" style:auto-text-indent="false"/>
      <style:text-properties officeooo:rsid="0042fb8b" officeooo:paragraph-rsid="0042fb8b"/>
    </style:style>
    <style:style style:name="P148" style:family="paragraph" style:parent-style-name="Standard">
      <style:paragraph-properties fo:margin-left="1.251cm" fo:margin-right="0cm" fo:text-indent="0cm" style:auto-text-indent="false"/>
      <style:text-properties officeooo:paragraph-rsid="00513f67"/>
    </style:style>
    <style:style style:name="P149" style:family="paragraph" style:parent-style-name="Standard">
      <style:paragraph-properties fo:margin-left="1.251cm" fo:margin-right="0cm" fo:text-indent="0cm" style:auto-text-indent="false"/>
      <style:text-properties officeooo:paragraph-rsid="0052a55f"/>
    </style:style>
    <style:style style:name="P150" style:family="paragraph" style:parent-style-name="Standard">
      <style:paragraph-properties fo:margin-left="1.251cm" fo:margin-right="0cm" fo:text-indent="0cm" style:auto-text-indent="false"/>
      <style:text-properties officeooo:rsid="0058c07f" officeooo:paragraph-rsid="0058c07f"/>
    </style:style>
    <style:style style:name="P151" style:family="paragraph" style:parent-style-name="Standard">
      <style:paragraph-properties fo:margin-left="1.251cm" fo:margin-right="0cm" fo:text-indent="0cm" style:auto-text-indent="false"/>
      <style:text-properties officeooo:paragraph-rsid="0058c07f"/>
    </style:style>
    <style:style style:name="P152" style:family="paragraph" style:parent-style-name="Standard">
      <style:paragraph-properties fo:margin-left="1.251cm" fo:margin-right="0cm" fo:text-indent="0cm" style:auto-text-indent="false"/>
      <style:text-properties officeooo:rsid="005bf001" officeooo:paragraph-rsid="005bf001"/>
    </style:style>
    <style:style style:name="P153" style:family="paragraph" style:parent-style-name="Standard">
      <style:paragraph-properties fo:margin-left="1.251cm" fo:margin-right="0cm" fo:text-indent="0cm" style:auto-text-indent="false"/>
      <style:text-properties officeooo:paragraph-rsid="005bf001"/>
    </style:style>
    <style:style style:name="P154" style:family="paragraph" style:parent-style-name="Standard">
      <style:paragraph-properties fo:margin-left="1.251cm" fo:margin-right="0cm" fo:text-indent="0cm" style:auto-text-indent="false"/>
      <style:text-properties officeooo:paragraph-rsid="005ceb3a"/>
    </style:style>
    <style:style style:name="P155" style:family="paragraph" style:parent-style-name="Standard">
      <style:paragraph-properties fo:margin-left="1.251cm" fo:margin-right="0cm" fo:text-indent="0cm" style:auto-text-indent="false"/>
      <style:text-properties officeooo:rsid="006105f3" officeooo:paragraph-rsid="006105f3"/>
    </style:style>
    <style:style style:name="P156" style:family="paragraph" style:parent-style-name="Standard">
      <style:paragraph-properties fo:margin-left="1.251cm" fo:margin-right="0cm" fo:text-indent="0cm" style:auto-text-indent="false"/>
      <style:text-properties officeooo:paragraph-rsid="0063ee07"/>
    </style:style>
    <style:style style:name="P157" style:family="paragraph" style:parent-style-name="Standard">
      <style:paragraph-properties fo:margin-left="1.251cm" fo:margin-right="0cm" fo:text-indent="0cm" style:auto-text-indent="false"/>
      <style:text-properties officeooo:paragraph-rsid="0065b674"/>
    </style:style>
    <style:style style:name="P158" style:family="paragraph" style:parent-style-name="Standard">
      <style:paragraph-properties fo:margin-left="1.251cm" fo:margin-right="0cm" fo:text-indent="0cm" style:auto-text-indent="false"/>
      <style:text-properties officeooo:paragraph-rsid="00676b87"/>
    </style:style>
    <style:style style:name="P159" style:family="paragraph" style:parent-style-name="Standard">
      <style:paragraph-properties fo:margin-left="1.251cm" fo:margin-right="0cm" fo:text-indent="0cm" style:auto-text-indent="false"/>
      <style:text-properties officeooo:paragraph-rsid="00684e26"/>
    </style:style>
    <style:style style:name="P160" style:family="paragraph" style:parent-style-name="Standard">
      <style:paragraph-properties fo:margin-left="1.251cm" fo:margin-right="0cm" fo:text-indent="0cm" style:auto-text-indent="false"/>
      <style:text-properties officeooo:rsid="00684e26" officeooo:paragraph-rsid="00684e26"/>
    </style:style>
    <style:style style:name="P161" style:family="paragraph" style:parent-style-name="Standard">
      <style:paragraph-properties fo:margin-left="1.251cm" fo:margin-right="0cm" fo:text-indent="0cm" style:auto-text-indent="false"/>
      <style:text-properties officeooo:paragraph-rsid="006a2613"/>
    </style:style>
    <style:style style:name="P162" style:family="paragraph" style:parent-style-name="Standard">
      <style:paragraph-properties fo:margin-left="1.251cm" fo:margin-right="0cm" fo:text-indent="0cm" style:auto-text-indent="false"/>
      <style:text-properties officeooo:paragraph-rsid="006b3460"/>
    </style:style>
    <style:style style:name="P163" style:family="paragraph" style:parent-style-name="Standard">
      <style:paragraph-properties fo:margin-left="1.251cm" fo:margin-right="0cm" fo:text-indent="0cm" style:auto-text-indent="false"/>
      <style:text-properties officeooo:paragraph-rsid="006b6935"/>
    </style:style>
    <style:style style:name="P164" style:family="paragraph" style:parent-style-name="Standard">
      <style:paragraph-properties fo:margin-left="1.251cm" fo:margin-right="0cm" fo:text-indent="0cm" style:auto-text-indent="false"/>
      <style:text-properties officeooo:paragraph-rsid="006d3b2f"/>
    </style:style>
    <style:style style:name="P165" style:family="paragraph" style:parent-style-name="Standard">
      <style:paragraph-properties fo:margin-left="1.251cm" fo:margin-right="0cm" fo:text-indent="0cm" style:auto-text-indent="false"/>
      <style:text-properties officeooo:paragraph-rsid="006f4e9e"/>
    </style:style>
    <style:style style:name="P166" style:family="paragraph" style:parent-style-name="Standard">
      <style:paragraph-properties fo:margin-left="1.251cm" fo:margin-right="0cm" fo:text-indent="0cm" style:auto-text-indent="false"/>
      <style:text-properties officeooo:paragraph-rsid="006ffb68"/>
    </style:style>
    <style:style style:name="P167" style:family="paragraph" style:parent-style-name="Standard">
      <style:paragraph-properties fo:margin-left="1.251cm" fo:margin-right="0cm" fo:text-indent="0cm" style:auto-text-indent="false"/>
      <style:text-properties officeooo:paragraph-rsid="0078d555"/>
    </style:style>
    <style:style style:name="P168" style:family="paragraph" style:parent-style-name="Text_20_body">
      <style:paragraph-properties fo:margin-left="1.251cm" fo:margin-right="0cm" fo:text-indent="0cm" style:auto-text-indent="false"/>
      <style:text-properties officeooo:paragraph-rsid="00513f67"/>
    </style:style>
    <style:style style:name="P169" style:family="paragraph" style:parent-style-name="Standard">
      <style:paragraph-properties fo:keep-with-next="always"/>
    </style:style>
    <style:style style:name="P170" style:family="paragraph" style:parent-style-name="Standard">
      <style:paragraph-properties fo:keep-with-next="always"/>
      <style:text-properties style:font-name="DejaVu Sans Mono"/>
    </style:style>
    <style:style style:name="P171"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2" style:family="paragraph" style:parent-style-name="Standard">
      <style:paragraph-properties fo:break-before="page"/>
    </style:style>
    <style:style style:name="P173"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4" style:family="paragraph" style:parent-style-name="Text_20_body">
      <style:text-properties officeooo:paragraph-rsid="001c06e4"/>
    </style:style>
    <style:style style:name="P175" style:family="paragraph" style:parent-style-name="Text_20_body">
      <style:text-properties officeooo:paragraph-rsid="0024f6b3"/>
    </style:style>
    <style:style style:name="P176" style:family="paragraph" style:parent-style-name="Text_20_body">
      <style:text-properties style:font-name="PT Mono"/>
    </style:style>
    <style:style style:name="P177" style:family="paragraph" style:parent-style-name="Text_20_body">
      <style:text-properties style:font-name="PT Mono" officeooo:rsid="004df9be" officeooo:paragraph-rsid="009af773"/>
    </style:style>
    <style:style style:name="P178" style:family="paragraph" style:parent-style-name="Text_20_body">
      <style:text-properties style:font-name="PT Mono" officeooo:rsid="004eaa30" officeooo:paragraph-rsid="009af773"/>
    </style:style>
    <style:style style:name="P179" style:family="paragraph" style:parent-style-name="Text_20_body">
      <style:text-properties style:font-name="PT Mono" officeooo:rsid="004eaa30" officeooo:paragraph-rsid="009cbbcb"/>
    </style:style>
    <style:style style:name="P180" style:family="paragraph" style:parent-style-name="Text_20_body">
      <style:text-properties style:font-name="PT Mono" officeooo:rsid="0053e06a" officeooo:paragraph-rsid="009cbbcb"/>
    </style:style>
    <style:style style:name="P181" style:family="paragraph" style:parent-style-name="Text_20_body">
      <style:text-properties style:font-name="PT Mono" officeooo:rsid="0052d6c0" officeooo:paragraph-rsid="009cbbcb"/>
    </style:style>
    <style:style style:name="P182" style:family="paragraph" style:parent-style-name="Text_20_body">
      <style:text-properties style:font-name="DejaVu Sans1"/>
    </style:style>
    <style:style style:name="P183" style:family="paragraph" style:parent-style-name="Text_20_body">
      <style:text-properties style:font-name="PT Serif1"/>
    </style:style>
    <style:style style:name="P184" style:family="paragraph" style:parent-style-name="Text_20_body">
      <style:text-properties style:font-name="PT Serif1" officeooo:rsid="009af773" officeooo:paragraph-rsid="009af773"/>
    </style:style>
    <style:style style:name="P185" style:family="paragraph" style:parent-style-name="Text_20_body">
      <style:text-properties style:font-name="PT Serif1" officeooo:rsid="009cbbcb" officeooo:paragraph-rsid="009cbbcb"/>
    </style:style>
    <style:style style:name="P186" style:family="paragraph" style:parent-style-name="Text_20_body">
      <style:text-properties style:font-name="PT Serif1" officeooo:rsid="009cbbcb" officeooo:paragraph-rsid="009e7830"/>
    </style:style>
    <style:style style:name="P187" style:family="paragraph" style:parent-style-name="Text_20_body">
      <style:text-properties officeooo:paragraph-rsid="009af773"/>
    </style:style>
    <style:style style:name="P188" style:family="paragraph" style:parent-style-name="Text_20_body">
      <style:text-properties officeooo:rsid="009af773" officeooo:paragraph-rsid="00a0a65f"/>
    </style:style>
    <style:style style:name="P189" style:family="paragraph" style:parent-style-name="Text_20_body">
      <style:text-properties officeooo:rsid="009af773" officeooo:paragraph-rsid="00a1574c"/>
    </style:style>
    <style:style style:name="P190" style:family="paragraph" style:parent-style-name="Text_20_body">
      <style:paragraph-properties fo:margin-top="0.199cm" fo:margin-bottom="0.21cm" loext:contextual-spacing="false" style:writing-mode="page"/>
      <style:text-properties officeooo:rsid="002d6dd0" officeooo:paragraph-rsid="002d6dd0"/>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Standard" style:list-style-name="L2">
      <style:text-properties style:font-name="DejaVu Sans Mono"/>
    </style:style>
    <style:style style:name="P195" style:family="paragraph" style:parent-style-name="Standard" style:list-style-name="L3">
      <style:text-properties officeooo:rsid="0080869f" officeooo:paragraph-rsid="0080869f"/>
    </style:style>
    <style:style style:name="P196" style:family="paragraph" style:parent-style-name="Standard" style:list-style-name="L4">
      <style:text-properties officeooo:rsid="0080869f" officeooo:paragraph-rsid="00816f1b"/>
    </style:style>
    <style:style style:name="P197" style:family="paragraph" style:parent-style-name="Standard" style:list-style-name="L6">
      <style:text-properties officeooo:rsid="0080869f" officeooo:paragraph-rsid="0082e494"/>
    </style:style>
    <style:style style:name="P198" style:family="paragraph" style:parent-style-name="Standard" style:list-style-name="L4">
      <style:text-properties officeooo:rsid="00816f1b" officeooo:paragraph-rsid="00816f1b"/>
    </style:style>
    <style:style style:name="P199"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00" style:family="paragraph" style:parent-style-name="Standard" style:list-style-name="L6">
      <style:text-properties officeooo:rsid="0082e494" officeooo:paragraph-rsid="0082e494"/>
    </style:style>
    <style:style style:name="P201" style:family="paragraph" style:parent-style-name="Standard" style:list-style-name="L7">
      <style:text-properties officeooo:paragraph-rsid="00849422"/>
    </style:style>
    <style:style style:name="P202" style:family="paragraph" style:parent-style-name="Standard" style:list-style-name="L7">
      <style:text-properties officeooo:rsid="00849422" officeooo:paragraph-rsid="00849422"/>
    </style:style>
    <style:style style:name="P203" style:family="paragraph" style:parent-style-name="Standard" style:list-style-name="L8"/>
    <style:style style:name="P204" style:family="paragraph" style:parent-style-name="Standard" style:list-style-name="L9"/>
    <style:style style:name="P205" style:family="paragraph" style:parent-style-name="Standard" style:list-style-name="L10"/>
    <style:style style:name="P206" style:family="paragraph" style:parent-style-name="Standard" style:list-style-name="L11"/>
    <style:style style:name="P207" style:family="paragraph" style:parent-style-name="Text_20_body" style:list-style-name="L1"/>
    <style:style style:name="P208" style:family="paragraph" style:parent-style-name="Text_20_body">
      <style:text-properties officeooo:rsid="00a5e498" officeooo:paragraph-rsid="00a5e498"/>
    </style:style>
    <style:style style:name="P209" style:family="paragraph" style:parent-style-name="Title" style:master-page-name="First_20_Page">
      <style:paragraph-properties fo:margin-top="5.001cm" fo:margin-bottom="0.21cm" loext:contextual-spacing="false" style:page-number="auto" style:writing-mode="page"/>
    </style:style>
    <style:style style:name="P210" style:family="paragraph" style:parent-style-name="Heading_20_1">
      <style:text-properties officeooo:rsid="000d6f12" officeooo:paragraph-rsid="000d6f12"/>
    </style:style>
    <style:style style:name="P211" style:family="paragraph" style:parent-style-name="Heading_20_1">
      <style:text-properties officeooo:rsid="002106c9" officeooo:paragraph-rsid="002106c9"/>
    </style:style>
    <style:style style:name="P212" style:family="paragraph" style:parent-style-name="Heading_20_1">
      <style:text-properties officeooo:rsid="007f0d99" officeooo:paragraph-rsid="007f0d99"/>
    </style:style>
    <style:style style:name="P213" style:family="paragraph" style:parent-style-name="Heading_20_1">
      <style:text-properties officeooo:rsid="0080869f" officeooo:paragraph-rsid="0080869f"/>
    </style:style>
    <style:style style:name="P214" style:family="paragraph" style:parent-style-name="Heading_20_1">
      <style:text-properties officeooo:rsid="0082e494" officeooo:paragraph-rsid="0082e494"/>
    </style:style>
    <style:style style:name="P215" style:family="paragraph" style:parent-style-name="Heading_20_1">
      <style:text-properties officeooo:rsid="008b4a90" officeooo:paragraph-rsid="008b4a90"/>
    </style:style>
    <style:style style:name="P216" style:family="paragraph" style:parent-style-name="Heading_20_1">
      <style:text-properties officeooo:rsid="008ea06e" officeooo:paragraph-rsid="008ea06e"/>
    </style:style>
    <style:style style:name="P217" style:family="paragraph" style:parent-style-name="Heading_20_1">
      <style:paragraph-properties fo:break-before="page"/>
      <style:text-properties officeooo:rsid="000d6f12" officeooo:paragraph-rsid="000d6f12"/>
    </style:style>
    <style:style style:name="P218" style:family="paragraph" style:parent-style-name="Heading_20_2">
      <style:text-properties officeooo:rsid="006f4e9e" officeooo:paragraph-rsid="006f4e9e"/>
    </style:style>
    <style:style style:name="P219" style:family="paragraph" style:parent-style-name="Heading_20_2">
      <style:text-properties officeooo:rsid="0070f542" officeooo:paragraph-rsid="0070f542"/>
    </style:style>
    <style:style style:name="P220" style:family="paragraph" style:parent-style-name="Heading_20_2">
      <style:text-properties officeooo:rsid="008b9d4f" officeooo:paragraph-rsid="008b9d4f"/>
    </style:style>
    <style:style style:name="P221" style:family="paragraph" style:parent-style-name="Heading_20_2">
      <style:text-properties officeooo:rsid="008c1e29" officeooo:paragraph-rsid="008c1e29"/>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officeooo:rsid="000d6f12"/>
    </style:style>
    <style:style style:name="T9" style:family="text">
      <style:text-properties fo:font-weight="bold" style:font-weight-asian="bold" style:font-weight-complex="bold"/>
    </style:style>
    <style:style style:name="T10" style:family="text">
      <style:text-properties fo:font-weight="bold" officeooo:rsid="0040ede3" style:font-weight-asian="bold" style:font-weight-complex="bold"/>
    </style:style>
    <style:style style:name="T11" style:family="text">
      <style:text-properties fo:font-weight="bold" officeooo:rsid="00513f67" style:font-weight-asian="bold" style:font-weight-complex="bold"/>
    </style:style>
    <style:style style:name="T12" style:family="text">
      <style:text-properties fo:font-weight="bold" officeooo:rsid="0055a676" style:font-weight-asian="bold" style:font-weight-complex="bold"/>
    </style:style>
    <style:style style:name="T13" style:family="text">
      <style:text-properties fo:font-weight="bold" officeooo:rsid="0072b395" style:font-weight-asian="bold" style:font-weight-complex="bold"/>
    </style:style>
    <style:style style:name="T14" style:family="text">
      <style:text-properties fo:font-weight="bold" officeooo:rsid="007543f4" style:font-weight-asian="bold" style:font-weight-complex="bold"/>
    </style:style>
    <style:style style:name="T15" style:family="text">
      <style:text-properties fo:font-weight="bold" officeooo:rsid="007bc7f7" style:font-weight-asian="bold" style:font-weight-complex="bold"/>
    </style:style>
    <style:style style:name="T16" style:family="text">
      <style:text-properties style:font-name="Arial"/>
    </style:style>
    <style:style style:name="T17" style:family="text">
      <style:text-properties style:font-name="DejaVu Sans1"/>
    </style:style>
    <style:style style:name="T18" style:family="text">
      <style:text-properties style:font-name="DejaVu Sans1" officeooo:rsid="00128074"/>
    </style:style>
    <style:style style:name="T19" style:family="text">
      <style:text-properties style:font-name="DejaVu Sans1" fo:language="zxx" fo:country="none" style:language-asian="zxx" style:country-asian="none" style:language-complex="zxx" style:country-complex="none"/>
    </style:style>
    <style:style style:name="T20" style:family="text">
      <style:text-properties style:font-name="DejaVu Sans1" fo:language="zxx" fo:country="none" officeooo:rsid="0038505a" style:language-asian="zxx" style:country-asian="none" style:language-complex="zxx" style:country-complex="none"/>
    </style:style>
    <style:style style:name="T21" style:family="text">
      <style:text-properties style:font-name="DejaVu Sans1" fo:language="en" fo:country="US"/>
    </style:style>
    <style:style style:name="T22" style:family="text">
      <style:text-properties style:font-name="DejaVu Sans1" officeooo:rsid="006b6935"/>
    </style:style>
    <style:style style:name="T23" style:family="text">
      <style:text-properties style:font-name="DejaVu Sans1" officeooo:rsid="007a10a5"/>
    </style:style>
    <style:style style:name="T24" style:family="text">
      <style:text-properties style:font-name="DejaVu Sans1" officeooo:rsid="007a78db"/>
    </style:style>
    <style:style style:name="T25" style:family="text">
      <style:text-properties style:font-name="DejaVu Sans1" officeooo:rsid="0038d317"/>
    </style:style>
    <style:style style:name="T26" style:family="text">
      <style:text-properties style:font-name="DejaVu Sans1" officeooo:rsid="009cbbcb"/>
    </style:style>
    <style:style style:name="T27" style:family="text">
      <style:text-properties style:font-name="DejaVu Sans Mono1"/>
    </style:style>
    <style:style style:name="T28" style:family="text">
      <style:text-properties style:font-name="DejaVu Sans Mono1" fo:language="zxx" fo:country="none" style:language-asian="zxx" style:country-asian="none" style:language-complex="zxx" style:country-complex="none"/>
    </style:style>
    <style:style style:name="T29" style:family="text">
      <style:text-properties style:font-name="PT Sans1" style:font-name-asian="PT Sans1" style:font-name-complex="PT Sans1"/>
    </style:style>
    <style:style style:name="T30" style:family="text">
      <style:text-properties style:font-name="PT Sans1" fo:language="en" fo:country="US" style:font-name-asian="PT Sans1" style:font-name-complex="PT Sans1"/>
    </style:style>
    <style:style style:name="T31" style:family="text">
      <style:text-properties style:font-name="PT Sans2"/>
    </style:style>
    <style:style style:name="T32" style:family="text">
      <style:text-properties style:font-name="PT Sans2" fo:language="zxx" fo:country="none" style:language-asian="zxx" style:country-asian="none" style:language-complex="zxx" style:country-complex="none"/>
    </style:style>
    <style:style style:name="T33" style:family="text">
      <style:text-properties style:font-name="PT Sans2" fo:font-weight="normal" style:font-weight-asian="normal" style:font-weight-complex="normal"/>
    </style:style>
    <style:style style:name="T34" style:family="text">
      <style:text-properties style:font-name="DejaVu Sans Mono"/>
    </style:style>
    <style:style style:name="T35" style:family="text">
      <style:text-properties style:font-name="DejaVu Sans Mono" fo:language="zxx" fo:country="none" style:language-asian="zxx" style:country-asian="none" style:language-complex="zxx" style:country-complex="none"/>
    </style:style>
    <style:style style:name="T36" style:family="text">
      <style:text-properties style:font-name="DejaVu Sans Mono" fo:language="zxx" fo:country="none" officeooo:rsid="004a06d6" style:language-asian="zxx" style:country-asian="none" style:language-complex="zxx" style:country-complex="none"/>
    </style:style>
    <style:style style:name="T37" style:family="text">
      <style:text-properties style:font-name="DejaVu Sans Mono" fo:language="zxx" fo:country="none" officeooo:rsid="0065b674" style:language-asian="zxx" style:country-asian="none" style:language-complex="zxx" style:country-complex="none"/>
    </style:style>
    <style:style style:name="T38" style:family="text">
      <style:text-properties style:font-name="DejaVu Sans Mono" fo:language="zxx" fo:country="none" officeooo:rsid="00816f1b" style:language-asian="zxx" style:country-asian="none" style:language-complex="zxx" style:country-complex="none"/>
    </style:style>
    <style:style style:name="T39" style:family="text">
      <style:text-properties style:font-name="DejaVu Sans Mono" fo:language="zxx" fo:country="none" officeooo:rsid="008ea06e" style:language-asian="zxx" style:country-asian="none" style:language-complex="zxx" style:country-complex="none"/>
    </style:style>
    <style:style style:name="T40"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1" style:family="text">
      <style:text-properties style:font-name="DejaVu Sans Mono" fo:font-size="11pt" style:font-size-asian="11pt" style:font-size-complex="11pt"/>
    </style:style>
    <style:style style:name="T42" style:family="text">
      <style:text-properties style:font-name="DejaVu Sans Mono" officeooo:rsid="004ff209"/>
    </style:style>
    <style:style style:name="T43" style:family="text">
      <style:text-properties style:font-name="DejaVu Sans Mono" officeooo:rsid="0052a55f"/>
    </style:style>
    <style:style style:name="T44" style:family="text">
      <style:text-properties style:font-name="DejaVu Sans Mono" officeooo:rsid="006ffb68"/>
    </style:style>
    <style:style style:name="T45" style:family="text">
      <style:text-properties style:font-name="DejaVu Sans Mono" officeooo:rsid="0070f542"/>
    </style:style>
    <style:style style:name="T46" style:family="text">
      <style:text-properties style:font-name="DejaVu Sans Mono" fo:language="en" fo:country="US" officeooo:rsid="007543f4"/>
    </style:style>
    <style:style style:name="T47" style:family="text">
      <style:text-properties style:font-name="DejaVu Sans Mono" fo:language="en" fo:country="US" officeooo:rsid="0089dd0f"/>
    </style:style>
    <style:style style:name="T48" style:family="text">
      <style:text-properties style:font-name="DejaVu Sans Mono" officeooo:rsid="0078d555"/>
    </style:style>
    <style:style style:name="T49" style:family="text">
      <style:text-properties style:font-name="DejaVu Sans Mono" officeooo:rsid="007a10a5"/>
    </style:style>
    <style:style style:name="T50" style:family="text">
      <style:text-properties style:font-name="DejaVu Sans Mono" officeooo:rsid="007a78db"/>
    </style:style>
    <style:style style:name="T51" style:family="text">
      <style:text-properties style:font-name="DejaVu Sans Mono" officeooo:rsid="008dfb8a"/>
    </style:style>
    <style:style style:name="T52" style:family="text">
      <style:text-properties style:font-name="DejaVu Sans Mono" officeooo:rsid="008ea06e"/>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7bc7f7" style:font-weight-asian="normal" style:font-weight-complex="normal"/>
    </style:style>
    <style:style style:name="T57" style:family="text">
      <style:text-properties fo:font-size="11pt" style:font-size-asian="11pt" style:font-size-complex="11pt"/>
    </style:style>
    <style:style style:name="T58" style:family="text">
      <style:text-properties style:font-name="PT Mono"/>
    </style:style>
    <style:style style:name="T59" style:family="text">
      <style:text-properties style:font-name="PT Mono" fo:font-size="12pt" style:font-size-asian="12pt" style:font-size-complex="12pt"/>
    </style:style>
    <style:style style:name="T60" style:family="text">
      <style:text-properties style:font-name="PT Mono" fo:language="en" fo:country="US"/>
    </style:style>
    <style:style style:name="T61" style:family="text">
      <style:text-properties style:font-name="PT Mono" fo:language="en" fo:country="US" officeooo:rsid="001220a6"/>
    </style:style>
    <style:style style:name="T62" style:family="text">
      <style:text-properties style:font-name="PT Mono" fo:language="en" fo:country="US" fo:font-weight="normal" officeooo:rsid="001220a6" style:font-weight-asian="normal" style:font-weight-complex="normal"/>
    </style:style>
    <style:style style:name="T63" style:family="text">
      <style:text-properties style:font-name="PT Mono" fo:language="en" fo:country="US" officeooo:rsid="002106c9"/>
    </style:style>
    <style:style style:name="T64" style:family="text">
      <style:text-properties style:font-name="PT Mono" officeooo:rsid="000f72c1"/>
    </style:style>
    <style:style style:name="T65"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66" style:family="text">
      <style:text-properties style:font-name="PT Mono" fo:language="zxx" fo:country="none" style:language-asian="zxx" style:country-asian="none" style:language-complex="zxx" style:country-complex="none"/>
    </style:style>
    <style:style style:name="T67" style:family="text">
      <style:text-properties style:font-name="PT Mono" fo:font-weight="normal" style:font-weight-asian="normal" style:font-weight-complex="normal"/>
    </style:style>
    <style:style style:name="T68" style:family="text">
      <style:text-properties style:font-name="PT Mono" officeooo:rsid="000f72c1" style:font-name-asian="Courier New" style:font-name-complex="Courier New"/>
    </style:style>
    <style:style style:name="T69" style:family="text">
      <style:text-properties style:font-name="PT Mono" officeooo:rsid="000f78e7"/>
    </style:style>
    <style:style style:name="T70" style:family="text">
      <style:text-properties style:font-name="PT Mono" officeooo:rsid="00128074"/>
    </style:style>
    <style:style style:name="T71" style:family="text">
      <style:text-properties style:font-name="PT Mono" officeooo:rsid="00279433"/>
    </style:style>
    <style:style style:name="T72" style:family="text">
      <style:text-properties style:font-name="PT Mono" officeooo:rsid="002b435d"/>
    </style:style>
    <style:style style:name="T73" style:family="text">
      <style:text-properties style:font-name="PT Mono" officeooo:rsid="002f3444"/>
    </style:style>
    <style:style style:name="T74" style:family="text">
      <style:text-properties fo:language="en" fo:country="US"/>
    </style:style>
    <style:style style:name="T75" style:family="text">
      <style:text-properties fo:language="en" fo:country="US" officeooo:rsid="000e56bd"/>
    </style:style>
    <style:style style:name="T76" style:family="text">
      <style:text-properties fo:language="en" fo:country="US" officeooo:rsid="000f72c1"/>
    </style:style>
    <style:style style:name="T77" style:family="text">
      <style:text-properties fo:language="en" fo:country="US" officeooo:rsid="001220a6"/>
    </style:style>
    <style:style style:name="T78" style:family="text">
      <style:text-properties fo:language="en" fo:country="US" officeooo:rsid="0013fdfd"/>
    </style:style>
    <style:style style:name="T79" style:family="text">
      <style:text-properties fo:language="en" fo:country="US" officeooo:rsid="0015fafd"/>
    </style:style>
    <style:style style:name="T80" style:family="text">
      <style:text-properties fo:language="en" fo:country="US" officeooo:rsid="00195a48"/>
    </style:style>
    <style:style style:name="T81" style:family="text">
      <style:text-properties fo:language="en" fo:country="US" officeooo:rsid="002106c9"/>
    </style:style>
    <style:style style:name="T82" style:family="text">
      <style:text-properties fo:language="en" fo:country="US" officeooo:rsid="00236b50"/>
    </style:style>
    <style:style style:name="T83" style:family="text">
      <style:text-properties fo:language="en" fo:country="US" officeooo:rsid="0036cbca"/>
    </style:style>
    <style:style style:name="T84" style:family="text">
      <style:text-properties fo:language="en" fo:country="US" fo:font-weight="bold" style:font-weight-asian="bold" style:font-weight-complex="bold"/>
    </style:style>
    <style:style style:name="T85" style:family="text">
      <style:text-properties fo:language="en" fo:country="US" officeooo:rsid="0036dae8"/>
    </style:style>
    <style:style style:name="T86" style:family="text">
      <style:text-properties fo:language="en" fo:country="US" officeooo:rsid="0038d317"/>
    </style:style>
    <style:style style:name="T87" style:family="text">
      <style:text-properties fo:language="en" fo:country="US" officeooo:rsid="003a4ca5"/>
    </style:style>
    <style:style style:name="T88" style:family="text">
      <style:text-properties fo:language="en" fo:country="US" officeooo:rsid="003b86ab"/>
    </style:style>
    <style:style style:name="T89" style:family="text">
      <style:text-properties fo:language="en" fo:country="US" officeooo:rsid="003c4e35"/>
    </style:style>
    <style:style style:name="T90" style:family="text">
      <style:text-properties fo:language="en" fo:country="US" officeooo:rsid="003d362c"/>
    </style:style>
    <style:style style:name="T91" style:family="text">
      <style:text-properties fo:language="en" fo:country="US" officeooo:rsid="003d48a9"/>
    </style:style>
    <style:style style:name="T92" style:family="text">
      <style:text-properties fo:language="en" fo:country="US" officeooo:rsid="003d9c03"/>
    </style:style>
    <style:style style:name="T93" style:family="text">
      <style:text-properties fo:language="en" fo:country="US" officeooo:rsid="003ea33b"/>
    </style:style>
    <style:style style:name="T94" style:family="text">
      <style:text-properties fo:language="en" fo:country="US" officeooo:rsid="00409e7c"/>
    </style:style>
    <style:style style:name="T95" style:family="text">
      <style:text-properties fo:language="en" fo:country="US" officeooo:rsid="0040ede3"/>
    </style:style>
    <style:style style:name="T96" style:family="text">
      <style:text-properties fo:language="en" fo:country="US" officeooo:rsid="0042fd6f"/>
    </style:style>
    <style:style style:name="T97" style:family="text">
      <style:text-properties fo:language="en" fo:country="US" officeooo:rsid="0046993d"/>
    </style:style>
    <style:style style:name="T98" style:family="text">
      <style:text-properties fo:language="en" fo:country="US" officeooo:rsid="00493626"/>
    </style:style>
    <style:style style:name="T99" style:family="text">
      <style:text-properties fo:language="en" fo:country="US" officeooo:rsid="004b9123"/>
    </style:style>
    <style:style style:name="T100" style:family="text">
      <style:text-properties fo:language="en" fo:country="US" officeooo:rsid="004c1e82"/>
    </style:style>
    <style:style style:name="T101" style:family="text">
      <style:text-properties fo:language="en" fo:country="US" officeooo:rsid="004e3993"/>
    </style:style>
    <style:style style:name="T102" style:family="text">
      <style:text-properties fo:language="en" fo:country="US" officeooo:rsid="004ff209"/>
    </style:style>
    <style:style style:name="T103" style:family="text">
      <style:text-properties fo:language="en" fo:country="US" officeooo:rsid="00507449"/>
    </style:style>
    <style:style style:name="T104" style:family="text">
      <style:text-properties fo:language="en" fo:country="US" officeooo:rsid="0050d316"/>
    </style:style>
    <style:style style:name="T105" style:family="text">
      <style:text-properties fo:language="en" fo:country="US" officeooo:rsid="0054f337"/>
    </style:style>
    <style:style style:name="T106" style:family="text">
      <style:text-properties fo:language="en" fo:country="US" officeooo:rsid="0055a676"/>
    </style:style>
    <style:style style:name="T107" style:family="text">
      <style:text-properties fo:language="en" fo:country="US" officeooo:rsid="0056289a"/>
    </style:style>
    <style:style style:name="T108" style:family="text">
      <style:text-properties fo:language="en" fo:country="US" officeooo:rsid="00562a9c"/>
    </style:style>
    <style:style style:name="T109" style:family="text">
      <style:text-properties fo:language="en" fo:country="US" officeooo:rsid="00570a22"/>
    </style:style>
    <style:style style:name="T110" style:family="text">
      <style:text-properties fo:language="en" fo:country="US" officeooo:rsid="0058c07f"/>
    </style:style>
    <style:style style:name="T111" style:family="text">
      <style:text-properties fo:language="en" fo:country="US" officeooo:rsid="00598d63"/>
    </style:style>
    <style:style style:name="T112" style:family="text">
      <style:text-properties fo:language="en" fo:country="US" officeooo:rsid="005bf001"/>
    </style:style>
    <style:style style:name="T113" style:family="text">
      <style:text-properties fo:language="en" fo:country="US" officeooo:rsid="005ceb3a"/>
    </style:style>
    <style:style style:name="T114" style:family="text">
      <style:text-properties fo:language="en" fo:country="US" officeooo:rsid="005db139"/>
    </style:style>
    <style:style style:name="T115" style:family="text">
      <style:text-properties fo:language="en" fo:country="US" officeooo:rsid="0063ee07"/>
    </style:style>
    <style:style style:name="T116" style:family="text">
      <style:text-properties fo:language="en" fo:country="US" officeooo:rsid="00676b87"/>
    </style:style>
    <style:style style:name="T117" style:family="text">
      <style:text-properties fo:language="en" fo:country="US" officeooo:rsid="00684e26"/>
    </style:style>
    <style:style style:name="T118" style:family="text">
      <style:text-properties fo:language="en" fo:country="US" officeooo:rsid="006a2613"/>
    </style:style>
    <style:style style:name="T119" style:family="text">
      <style:text-properties fo:language="en" fo:country="US" officeooo:rsid="006b6935"/>
    </style:style>
    <style:style style:name="T120" style:family="text">
      <style:text-properties fo:language="en" fo:country="US" officeooo:rsid="006d3b2f"/>
    </style:style>
    <style:style style:name="T121" style:family="text">
      <style:text-properties fo:language="en" fo:country="US" officeooo:rsid="006f185b"/>
    </style:style>
    <style:style style:name="T122" style:family="text">
      <style:text-properties fo:language="en" fo:country="US" officeooo:rsid="006f4e9e"/>
    </style:style>
    <style:style style:name="T123" style:family="text">
      <style:text-properties fo:language="en" fo:country="US" officeooo:rsid="006ffb68"/>
    </style:style>
    <style:style style:name="T124" style:family="text">
      <style:text-properties fo:language="en" fo:country="US" officeooo:rsid="0072b395"/>
    </style:style>
    <style:style style:name="T125" style:family="text">
      <style:text-properties fo:language="en" fo:country="US" officeooo:rsid="00747228"/>
    </style:style>
    <style:style style:name="T126" style:family="text">
      <style:text-properties fo:language="en" fo:country="US" officeooo:rsid="007543f4"/>
    </style:style>
    <style:style style:name="T127" style:family="text">
      <style:text-properties fo:language="en" fo:country="US" officeooo:rsid="0075ca3e"/>
    </style:style>
    <style:style style:name="T128" style:family="text">
      <style:text-properties fo:language="en" fo:country="US" officeooo:rsid="0078d555"/>
    </style:style>
    <style:style style:name="T129" style:family="text">
      <style:text-properties fo:language="en" fo:country="US" officeooo:rsid="007bc7f7"/>
    </style:style>
    <style:style style:name="T130" style:family="text">
      <style:text-properties fo:language="en" fo:country="US" officeooo:rsid="007f0d99"/>
    </style:style>
    <style:style style:name="T131" style:family="text">
      <style:text-properties fo:language="en" fo:country="US" officeooo:rsid="0080869f"/>
    </style:style>
    <style:style style:name="T132" style:family="text">
      <style:text-properties fo:language="en" fo:country="US" officeooo:rsid="00816f1b"/>
    </style:style>
    <style:style style:name="T133" style:family="text">
      <style:text-properties fo:language="en" fo:country="US" officeooo:rsid="0082e494"/>
    </style:style>
    <style:style style:name="T134" style:family="text">
      <style:text-properties fo:language="en" fo:country="US" officeooo:rsid="00849422"/>
    </style:style>
    <style:style style:name="T135" style:family="text">
      <style:text-properties fo:language="en" fo:country="US" officeooo:rsid="0089dd0f"/>
    </style:style>
    <style:style style:name="T136" style:family="text">
      <style:text-properties fo:language="en" fo:country="US" officeooo:rsid="008b4a90"/>
    </style:style>
    <style:style style:name="T137" style:family="text">
      <style:text-properties fo:language="en" fo:country="US" officeooo:rsid="008b9d4f"/>
    </style:style>
    <style:style style:name="T138" style:family="text">
      <style:text-properties fo:language="en" fo:country="US" officeooo:rsid="008dfb8a"/>
    </style:style>
    <style:style style:name="T139" style:family="text">
      <style:text-properties fo:language="en" fo:country="US" officeooo:rsid="008ea06e"/>
    </style:style>
    <style:style style:name="T140" style:family="text">
      <style:text-properties fo:language="en" fo:country="US" officeooo:rsid="009673cd"/>
    </style:style>
    <style:style style:name="T141" style:family="text">
      <style:text-properties fo:language="en" fo:country="US" officeooo:rsid="009a713b"/>
    </style:style>
    <style:style style:name="T142" style:family="text">
      <style:text-properties officeooo:rsid="000f72c1"/>
    </style:style>
    <style:style style:name="T143" style:family="text">
      <style:text-properties officeooo:rsid="000f78e7"/>
    </style:style>
    <style:style style:name="T144" style:family="text">
      <style:text-properties officeooo:rsid="001217bd"/>
    </style:style>
    <style:style style:name="T145" style:family="text">
      <style:text-properties officeooo:rsid="001220a6"/>
    </style:style>
    <style:style style:name="T146" style:family="text">
      <style:text-properties officeooo:rsid="00128074"/>
    </style:style>
    <style:style style:name="T147" style:family="text">
      <style:text-properties officeooo:rsid="0013fdfd"/>
    </style:style>
    <style:style style:name="T148" style:family="text">
      <style:text-properties officeooo:rsid="00156ba4"/>
    </style:style>
    <style:style style:name="T149" style:family="text">
      <style:text-properties officeooo:rsid="0015fafd"/>
    </style:style>
    <style:style style:name="T150" style:family="text">
      <style:text-properties officeooo:rsid="0017b727"/>
    </style:style>
    <style:style style:name="T151" style:family="text">
      <style:text-properties officeooo:rsid="00195a48"/>
    </style:style>
    <style:style style:name="T152" style:family="text">
      <style:text-properties style:font-name="PT Serif1"/>
    </style:style>
    <style:style style:name="T153" style:family="text">
      <style:text-properties style:font-name="PT Serif1" officeooo:rsid="001a4feb"/>
    </style:style>
    <style:style style:name="T154" style:family="text">
      <style:text-properties style:font-name="PT Serif1" officeooo:rsid="0027a7ec"/>
    </style:style>
    <style:style style:name="T155" style:family="text">
      <style:text-properties style:font-name="PT Serif1" officeooo:rsid="00291dc0"/>
    </style:style>
    <style:style style:name="T156" style:family="text">
      <style:text-properties style:font-name="PT Serif1" fo:language="zxx" fo:country="none" style:language-asian="zxx" style:country-asian="none" style:language-complex="zxx" style:country-complex="none"/>
    </style:style>
    <style:style style:name="T157" style:family="text">
      <style:text-properties style:font-name="PT Serif1" fo:language="zxx" fo:country="none" officeooo:rsid="003ea33b" style:language-asian="zxx" style:country-asian="none" style:language-complex="zxx" style:country-complex="none"/>
    </style:style>
    <style:style style:name="T158" style:family="text">
      <style:text-properties style:font-name="PT Serif1" fo:language="zxx" fo:country="none" officeooo:rsid="004ff209" style:language-asian="zxx" style:country-asian="none" style:language-complex="zxx" style:country-complex="none"/>
    </style:style>
    <style:style style:name="T159" style:family="text">
      <style:text-properties style:font-name="PT Serif1" fo:language="zxx" fo:country="none" officeooo:rsid="006a2613" style:language-asian="zxx" style:country-asian="none" style:language-complex="zxx" style:country-complex="none"/>
    </style:style>
    <style:style style:name="T160" style:family="text">
      <style:text-properties style:font-name="PT Serif1" fo:language="zxx" fo:country="none" officeooo:rsid="006b3460" style:language-asian="zxx" style:country-asian="none" style:language-complex="zxx" style:country-complex="none"/>
    </style:style>
    <style:style style:name="T161" style:family="text">
      <style:text-properties style:font-name="PT Serif1" officeooo:rsid="002b435d"/>
    </style:style>
    <style:style style:name="T162" style:family="text">
      <style:text-properties style:font-name="PT Serif1" officeooo:rsid="002e6548"/>
    </style:style>
    <style:style style:name="T163" style:family="text">
      <style:text-properties style:font-name="PT Serif1" officeooo:rsid="002f3444"/>
    </style:style>
    <style:style style:name="T164" style:family="text">
      <style:text-properties style:font-name="PT Serif1" fo:language="en" fo:country="US"/>
    </style:style>
    <style:style style:name="T165" style:family="text">
      <style:text-properties style:font-name="PT Serif1" fo:language="en" fo:country="US" officeooo:rsid="0036cbca"/>
    </style:style>
    <style:style style:name="T166" style:family="text">
      <style:text-properties style:font-name="PT Serif1" fo:language="en" fo:country="US" style:language-asian="zxx" style:country-asian="none" style:language-complex="zxx" style:country-complex="none"/>
    </style:style>
    <style:style style:name="T167" style:family="text">
      <style:text-properties style:font-name="PT Serif1" fo:language="en" fo:country="US" officeooo:rsid="004e3993" style:language-asian="zxx" style:country-asian="none" style:language-complex="zxx" style:country-complex="none"/>
    </style:style>
    <style:style style:name="T168" style:family="text">
      <style:text-properties style:font-name="PT Serif1" fo:language="en" fo:country="US" officeooo:rsid="006a2613"/>
    </style:style>
    <style:style style:name="T169" style:family="text">
      <style:text-properties style:font-name="PT Serif1" fo:language="en" fo:country="US" officeooo:rsid="0080869f"/>
    </style:style>
    <style:style style:name="T170" style:family="text">
      <style:text-properties style:font-name="PT Serif1" fo:language="en" fo:country="US" style:font-name-asian="PT Sans1" style:font-name-complex="PT Sans1"/>
    </style:style>
    <style:style style:name="T171" style:family="text">
      <style:text-properties style:font-name="PT Serif1" officeooo:rsid="006a2613"/>
    </style:style>
    <style:style style:name="T172" style:family="text">
      <style:text-properties style:font-name="PT Serif1" officeooo:rsid="006b3460"/>
    </style:style>
    <style:style style:name="T173" style:family="text">
      <style:text-properties style:font-name="PT Serif1" officeooo:rsid="006f4e9e"/>
    </style:style>
    <style:style style:name="T174" style:family="text">
      <style:text-properties style:font-name="PT Serif1" officeooo:rsid="007be649"/>
    </style:style>
    <style:style style:name="T175" style:family="text">
      <style:text-properties style:font-name="PT Serif1" officeooo:rsid="007f0d99"/>
    </style:style>
    <style:style style:name="T176" style:family="text">
      <style:text-properties style:font-name="PT Serif1" style:text-underline-style="none"/>
    </style:style>
    <style:style style:name="T177" style:family="text">
      <style:text-properties style:font-name="PT Serif1" officeooo:rsid="008ea06e"/>
    </style:style>
    <style:style style:name="T178" style:family="text">
      <style:text-properties style:font-name="PT Serif1" fo:font-weight="normal" officeooo:rsid="0024f6b3" style:font-weight-asian="normal" style:font-weight-complex="normal"/>
    </style:style>
    <style:style style:name="T179" style:family="text">
      <style:text-properties style:font-name="PT Serif1" officeooo:rsid="009f7390"/>
    </style:style>
    <style:style style:name="T180" style:family="text">
      <style:text-properties officeooo:rsid="001ab443"/>
    </style:style>
    <style:style style:name="T181" style:family="text">
      <style:text-properties officeooo:rsid="001c06e4"/>
    </style:style>
    <style:style style:name="T182" style:family="text">
      <style:text-properties officeooo:rsid="001d5162"/>
    </style:style>
    <style:style style:name="T183" style:family="text">
      <style:text-properties officeooo:rsid="001f0ffa"/>
    </style:style>
    <style:style style:name="T184" style:family="text">
      <style:text-properties officeooo:rsid="001f9f07"/>
    </style:style>
    <style:style style:name="T185" style:family="text">
      <style:text-properties officeooo:rsid="002106c9"/>
    </style:style>
    <style:style style:name="T186" style:family="text">
      <style:text-properties officeooo:rsid="00229581"/>
    </style:style>
    <style:style style:name="T187" style:family="text">
      <style:text-properties officeooo:rsid="0024f6b3"/>
    </style:style>
    <style:style style:name="T188" style:family="text">
      <style:text-properties officeooo:rsid="0025e42c"/>
    </style:style>
    <style:style style:name="T189" style:family="text">
      <style:text-properties officeooo:rsid="00279433"/>
    </style:style>
    <style:style style:name="T190" style:family="text">
      <style:text-properties fo:color="#0000cc" style:font-name="PT Serif1" style:text-underline-style="solid" style:text-underline-width="auto" style:text-underline-color="font-color"/>
    </style:style>
    <style:style style:name="T191" style:family="text">
      <style:text-properties officeooo:rsid="002b435d"/>
    </style:style>
    <style:style style:name="T192" style:family="text">
      <style:text-properties fo:font-style="italic" officeooo:rsid="002b435d" style:font-style-asian="italic" style:font-style-complex="italic"/>
    </style:style>
    <style:style style:name="T193" style:family="text">
      <style:text-properties fo:font-style="italic" officeooo:rsid="002cf0f7" style:font-style-asian="italic" style:font-style-complex="italic"/>
    </style:style>
    <style:style style:name="T194" style:family="text">
      <style:text-properties officeooo:rsid="002e6548"/>
    </style:style>
    <style:style style:name="T195" style:family="text">
      <style:text-properties officeooo:rsid="00329092"/>
    </style:style>
    <style:style style:name="T196" style:family="text">
      <style:text-properties officeooo:rsid="0033bdfd"/>
    </style:style>
    <style:style style:name="T197" style:family="text">
      <style:text-properties officeooo:rsid="003539ec"/>
    </style:style>
    <style:style style:name="T198" style:family="text">
      <style:text-properties officeooo:rsid="0036cbca"/>
    </style:style>
    <style:style style:name="T199" style:family="text">
      <style:text-properties officeooo:rsid="0036dae8"/>
    </style:style>
    <style:style style:name="T200" style:family="text">
      <style:text-properties officeooo:rsid="0038d317"/>
    </style:style>
    <style:style style:name="T201" style:family="text">
      <style:text-properties officeooo:rsid="003a4ca5"/>
    </style:style>
    <style:style style:name="T202" style:family="text">
      <style:text-properties officeooo:rsid="003b86ab"/>
    </style:style>
    <style:style style:name="T203" style:family="text">
      <style:text-properties officeooo:rsid="003bb5d4"/>
    </style:style>
    <style:style style:name="T204" style:family="text">
      <style:text-properties officeooo:rsid="003d362c"/>
    </style:style>
    <style:style style:name="T205" style:family="text">
      <style:text-properties officeooo:rsid="003d48a9"/>
    </style:style>
    <style:style style:name="T206" style:family="text">
      <style:text-properties officeooo:rsid="003d9c03"/>
    </style:style>
    <style:style style:name="T207" style:family="text">
      <style:text-properties officeooo:rsid="003ea33b"/>
    </style:style>
    <style:style style:name="T208" style:family="text">
      <style:text-properties officeooo:rsid="00409e7c"/>
    </style:style>
    <style:style style:name="T209" style:family="text">
      <style:text-properties officeooo:rsid="0040ede3"/>
    </style:style>
    <style:style style:name="T210" style:family="text">
      <style:text-properties officeooo:rsid="00429f72"/>
    </style:style>
    <style:style style:name="T211" style:family="text">
      <style:text-properties officeooo:rsid="0042fb8b"/>
    </style:style>
    <style:style style:name="T212" style:family="text">
      <style:text-properties officeooo:rsid="0042fd6f"/>
    </style:style>
    <style:style style:name="T213" style:family="text">
      <style:text-properties officeooo:rsid="0043a85a"/>
    </style:style>
    <style:style style:name="T214" style:family="text">
      <style:text-properties officeooo:rsid="0046993d"/>
    </style:style>
    <style:style style:name="T215" style:family="text">
      <style:text-properties officeooo:rsid="00493626"/>
    </style:style>
    <style:style style:name="T216" style:family="text">
      <style:text-properties officeooo:rsid="004b9123"/>
    </style:style>
    <style:style style:name="T217" style:family="text">
      <style:text-properties officeooo:rsid="004c45d4"/>
    </style:style>
    <style:style style:name="T218" style:family="text">
      <style:text-properties officeooo:rsid="004e3993"/>
    </style:style>
    <style:style style:name="T219" style:family="text">
      <style:text-properties officeooo:rsid="004ff209"/>
    </style:style>
    <style:style style:name="T220" style:family="text">
      <style:text-properties officeooo:rsid="00507449"/>
    </style:style>
    <style:style style:name="T221" style:family="text">
      <style:text-properties officeooo:rsid="0050d316"/>
    </style:style>
    <style:style style:name="T222" style:family="text">
      <style:text-properties officeooo:rsid="00513f67"/>
    </style:style>
    <style:style style:name="T223" style:family="text">
      <style:text-properties officeooo:rsid="003a4f6f"/>
    </style:style>
    <style:style style:name="T224" style:family="text">
      <style:text-properties officeooo:rsid="0052a55f"/>
    </style:style>
    <style:style style:name="T225" style:family="text">
      <style:text-properties officeooo:rsid="0054f337"/>
    </style:style>
    <style:style style:name="T226" style:family="text">
      <style:text-properties officeooo:rsid="0055a676"/>
    </style:style>
    <style:style style:name="T227" style:family="text">
      <style:text-properties officeooo:rsid="0056289a"/>
    </style:style>
    <style:style style:name="T228" style:family="text">
      <style:text-properties officeooo:rsid="00562a9c"/>
    </style:style>
    <style:style style:name="T229" style:family="text">
      <style:text-properties officeooo:rsid="00570a22"/>
    </style:style>
    <style:style style:name="T230" style:family="text">
      <style:text-properties officeooo:rsid="0058c07f"/>
    </style:style>
    <style:style style:name="T231" style:family="text">
      <style:text-properties officeooo:rsid="00598d63"/>
    </style:style>
    <style:style style:name="T232" style:family="text">
      <style:text-properties officeooo:rsid="005bf001"/>
    </style:style>
    <style:style style:name="T233" style:family="text">
      <style:text-properties officeooo:rsid="005ceb3a"/>
    </style:style>
    <style:style style:name="T234" style:family="text">
      <style:text-properties officeooo:rsid="005f8716"/>
    </style:style>
    <style:style style:name="T235" style:family="text">
      <style:text-properties officeooo:rsid="0063ee07"/>
    </style:style>
    <style:style style:name="T236" style:family="text">
      <style:text-properties officeooo:rsid="00676b87"/>
    </style:style>
    <style:style style:name="T237" style:family="text">
      <style:text-properties officeooo:rsid="00684e26"/>
    </style:style>
    <style:style style:name="T238" style:family="text">
      <style:text-properties officeooo:rsid="006a2613"/>
    </style:style>
    <style:style style:name="T239" style:family="text">
      <style:text-properties officeooo:rsid="006b3460"/>
    </style:style>
    <style:style style:name="T240" style:family="text">
      <style:text-properties officeooo:rsid="006b6935"/>
    </style:style>
    <style:style style:name="T241" style:family="text">
      <style:text-properties officeooo:rsid="006d3b2f"/>
    </style:style>
    <style:style style:name="T242" style:family="text">
      <style:text-properties officeooo:rsid="006f185b"/>
    </style:style>
    <style:style style:name="T243" style:family="text">
      <style:text-properties officeooo:rsid="006f4e9e"/>
    </style:style>
    <style:style style:name="T244" style:family="text">
      <style:text-properties officeooo:rsid="006ffb68"/>
    </style:style>
    <style:style style:name="T245" style:family="text">
      <style:text-properties officeooo:rsid="0070f542"/>
    </style:style>
    <style:style style:name="T246" style:family="text">
      <style:text-properties officeooo:rsid="0072b395"/>
    </style:style>
    <style:style style:name="T247" style:family="text">
      <style:text-properties officeooo:rsid="007348be"/>
    </style:style>
    <style:style style:name="T248" style:family="text">
      <style:text-properties officeooo:rsid="00747228"/>
    </style:style>
    <style:style style:name="T249" style:family="text">
      <style:text-properties officeooo:rsid="007543f4"/>
    </style:style>
    <style:style style:name="T250" style:family="text">
      <style:text-properties officeooo:rsid="0075ca3e"/>
    </style:style>
    <style:style style:name="T251" style:family="text">
      <style:text-properties officeooo:rsid="0077418e"/>
    </style:style>
    <style:style style:name="T252" style:family="text">
      <style:text-properties officeooo:rsid="0078d555"/>
    </style:style>
    <style:style style:name="T253" style:family="text">
      <style:text-properties officeooo:rsid="007a10a5"/>
    </style:style>
    <style:style style:name="T254" style:family="text">
      <style:text-properties officeooo:rsid="007a78db"/>
    </style:style>
    <style:style style:name="T255" style:family="text">
      <style:text-properties officeooo:rsid="007bc7f7"/>
    </style:style>
    <style:style style:name="T256" style:family="text">
      <style:text-properties officeooo:rsid="007be649"/>
    </style:style>
    <style:style style:name="T257" style:family="text">
      <style:text-properties officeooo:rsid="007de549"/>
    </style:style>
    <style:style style:name="T258" style:family="text">
      <style:text-properties officeooo:rsid="007f0d99"/>
    </style:style>
    <style:style style:name="T259" style:family="text">
      <style:text-properties officeooo:rsid="0080869f"/>
    </style:style>
    <style:style style:name="T260" style:family="text">
      <style:text-properties officeooo:rsid="00816f1b"/>
    </style:style>
    <style:style style:name="T261" style:family="text">
      <style:text-properties officeooo:rsid="0082e494"/>
    </style:style>
    <style:style style:name="T262" style:family="text">
      <style:text-properties style:use-window-font-color="true" style:font-name="PT Serif1" style:text-underline-style="none" officeooo:rsid="0082e494"/>
    </style:style>
    <style:style style:name="T263" style:family="text">
      <style:text-properties style:use-window-font-color="true" style:font-name="PT Serif1" fo:language="en" fo:country="US" style:text-underline-style="none"/>
    </style:style>
    <style:style style:name="T264" style:family="text">
      <style:text-properties style:use-window-font-color="true" style:font-name="PT Serif1" fo:language="en" fo:country="US" style:text-underline-style="none" officeooo:rsid="0082e494"/>
    </style:style>
    <style:style style:name="T265" style:family="text">
      <style:text-properties officeooo:rsid="00849422"/>
    </style:style>
    <style:style style:name="T266" style:family="text">
      <style:text-properties officeooo:rsid="008575bf"/>
    </style:style>
    <style:style style:name="T267" style:family="text">
      <style:text-properties officeooo:rsid="008841ef"/>
    </style:style>
    <style:style style:name="T268" style:family="text">
      <style:text-properties officeooo:rsid="0089dd0f"/>
    </style:style>
    <style:style style:name="T269" style:family="text">
      <style:text-properties officeooo:rsid="008b4a90"/>
    </style:style>
    <style:style style:name="T270" style:family="text">
      <style:text-properties officeooo:rsid="008b9d4f"/>
    </style:style>
    <style:style style:name="T271" style:family="text">
      <style:text-properties officeooo:rsid="008c1e29"/>
    </style:style>
    <style:style style:name="T272" style:family="text">
      <style:text-properties officeooo:rsid="008dfb8a"/>
    </style:style>
    <style:style style:name="T273" style:family="text">
      <style:text-properties officeooo:rsid="008ea06e"/>
    </style:style>
    <style:style style:name="T274" style:family="text">
      <style:text-properties officeooo:rsid="00907a2a"/>
    </style:style>
    <style:style style:name="T275" style:family="text">
      <style:text-properties officeooo:rsid="009086e9"/>
    </style:style>
    <style:style style:name="T276" style:family="text">
      <style:text-properties officeooo:rsid="0091f61d"/>
    </style:style>
    <style:style style:name="T277" style:family="text">
      <style:text-properties officeooo:rsid="0093bc99"/>
    </style:style>
    <style:style style:name="T278" style:family="text">
      <style:text-properties officeooo:rsid="0094a2f6"/>
    </style:style>
    <style:style style:name="T279" style:family="text">
      <style:text-properties officeooo:rsid="009af773"/>
    </style:style>
    <style:style style:name="T280" style:family="text">
      <style:text-properties officeooo:rsid="005095d5"/>
    </style:style>
    <style:style style:name="T281" style:family="text">
      <style:text-properties officeooo:rsid="009cbbcb"/>
    </style:style>
    <style:style style:name="T282" style:family="text">
      <style:text-properties officeooo:rsid="009e7830"/>
    </style:style>
    <style:style style:name="T283" style:family="text">
      <style:text-properties officeooo:rsid="009f7390"/>
    </style:style>
    <style:style style:name="T284" style:family="text">
      <style:text-properties officeooo:rsid="00a2079a"/>
    </style:style>
    <style:style style:name="T285" style:family="text">
      <style:text-properties officeooo:rsid="00a4318c"/>
    </style:style>
    <style:style style:name="T286" style:family="text">
      <style:text-properties style:font-name="DejaVu Sans1"/>
    </style:style>
    <style:style style:name="T28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pan text:style-name="T1">RNtrack</text:span> <text:span text:style-name="T29">—</text:span> FTN Messages tracker</text:p>
      <text:p text:style-name="Title"/>
      <text:p text:style-name="P173">Reference manual</text:p>
      <text:p text:style-name="P17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91"><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191"><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191"><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191"><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192"><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192"><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192"><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9</text:a></text:p>
          <text:p text:style-name="P192"><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9</text:a></text:p>
          <text:p text:style-name="P192"><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192"><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192"><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192"><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192"><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192"><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192"><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192"><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192"><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192"><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2</text:a></text:p>
          <text:p text:style-name="P192"><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192"><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192"><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192"><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192"><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192"><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192"><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3</text:a></text:p>
          <text:p text:style-name="P192"><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192"><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4</text:a></text:p>
          <text:p text:style-name="P192"><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192"><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192"><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5</text:a></text:p>
          <text:p text:style-name="P192"><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192"><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192"><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192"><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192"><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192"><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6</text:a></text:p>
          <text:p text:style-name="P192"><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192"><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192"><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192"><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192"><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192"><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7</text:a></text:p>
          <text:p text:style-name="P192"><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192"><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9</text:a></text:p>
          <text:p text:style-name="P192"><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192"><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192"><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192"><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192"><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192"><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192"><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192"><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20</text:a></text:p>
          <text:p text:style-name="P192"><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192"><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192"><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192"><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192"><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192"><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192"><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192"><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191"><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192"><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192"><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192"><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192"><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3</text:a></text:p>
          <text:p text:style-name="P192"><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5</text:a></text:p>
          <text:p text:style-name="P191"><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192"><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9</text:a></text:p>
          <text:p text:style-name="P192"><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191"><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191"><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191"><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6</text:a></text:p>
          <text:p text:style-name="P191"><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192"><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7</text:a></text:p>
          <text:p text:style-name="P192"><text:a xlink:type="simple" xlink:href="#__RefHeading__10253_813993393" text:style-name="Internet_20_link" text:visited-style-name="Internet_20_link">10.2. <text:s/></text:a>*.PKT<text:tab/><text:a xlink:type="simple" xlink:href="#__RefHeading__10253_813993393" text:style-name="Internet_20_link" text:visited-style-name="Internet_20_link">37</text:a></text:p>
          <text:p text:style-name="P192"><text:a xlink:type="simple" xlink:href="#__RefHeading__10255_813993393" text:style-name="Internet_20_link" text:visited-style-name="Internet_20_link">10.3. <text:s/></text:a>*.MSG<text:tab/><text:a xlink:type="simple" xlink:href="#__RefHeading__10255_813993393" text:style-name="Internet_20_link" text:visited-style-name="Internet_20_link">38</text:a></text:p>
          <text:p text:style-name="P192"><text:a xlink:type="simple" xlink:href="#__RefHeading__10257_813993393" text:style-name="Internet_20_link" text:visited-style-name="Internet_20_link">10.4. <text:s/></text:a>JAM<text:tab/><text:a xlink:type="simple" xlink:href="#__RefHeading__10257_813993393" text:style-name="Internet_20_link" text:visited-style-name="Internet_20_link">38</text:a></text:p>
          <text:p text:style-name="P191"><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192"><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9</text:a></text:p>
          <text:p text:style-name="P192"><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40</text:a></text:p>
          <text:p text:style-name="P191"><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192"><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1</text:a></text:p>
          <text:p text:style-name="P192"><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192"><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2</text:a></text:p>
          <text:p text:style-name="P193"><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2</text:a></text:p>
          <text:p text:style-name="P193"><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2</text:a></text:p>
          <text:p text:style-name="P193"><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3</text:a></text:p>
          <text:p text:style-name="P193"><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3</text:a></text:p>
          <text:p text:style-name="P193"><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3</text:a></text:p>
          <text:p text:style-name="P191"><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191"><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191"><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4</text:a></text:p>
        </text:index-body>
      </text:table-of-content>
      <text:p text:style-name="P3"/>
      <text:list xml:id="list2869532614" text:style-name="Outline">
        <text:list-item>
          <text:h text:style-name="P217" text:outline-level="1"><text:bookmark-start text:name="__RefHeading__10115_813993393"/>What <text:span text:style-name="T185">I</text:span>s <text:span text:style-name="T185">T</text:span>his <text:span text:style-name="T185">Program</text:span> <text:span text:style-name="T185">f</text:span>or?<text:bookmark-end text:name="__RefHeading__10115_813993393"/></text:h>
        </text:list-item>
      </text:list>
      <text:p text:style-name="Text_20_body">This is a netmail tracker. It is intended for processing netmail on netmail hubs, although it can be useful for a regular node.</text:p>
      <text:list xml:id="list180024080743667" text:continue-numbering="true" text:style-name="Outline">
        <text:list-item>
          <text:h text:style-name="P210" text:outline-level="1"><text:bookmark-start text:name="__RefHeading__10117_813993393"/>How <text:span text:style-name="T185">I</text:span>t <text:span text:style-name="T185">W</text:span>orks<text:bookmark-end text:name="__RefHeading__10117_813993393"/></text:h>
        </text:list-item>
      </text:list>
      <text:p text:style-name="P187">It takes a message, compares it with a mask and, if the comparison was successful, performs the corresponding operation on the message. <text:span text:style-name="T279">Without going into details, we can say that in the configuration file it looks like this:</text:span></text:p>
      <text:p text:style-name="P177">Mask: …</text:p>
      <text:p text:style-name="P177">Action: …</text:p>
      <text:p text:style-name="P188">The '<text:span text:style-name="T17">Mask:</text:span>' statement sets the mask (the mask itself is not shown here and is replaced by an ellipsis), and the '<text:span text:style-name="T17">Action:</text:span>' statement sets the action (also not shown here). <text:span text:style-name="T283">For example, if a message came not from my usual link, I check whether it is sent to my network '</text:span><text:span text:style-name="T179">2: 5020</text:span><text:span text:style-name="T283">', to which I, as a hub, must forward all messages. Therefore, the expression '2: 5020 /*.*' acts as a mask, which is compared with the receiver address in the message. </text:span></text:p>
      <text:p text:style-name="P189">There is another important statement: '<text:span text:style-name="T17">ScanDir:</text:span>'. In the most general form, the processing of messages in the configuration file looks like this:</text:p>
      <text:p text:style-name="P178">ScanDir: message_base_1</text:p>
      <text:p text:style-name="P178">Mask: mask_1</text:p>
      <text:p text:style-name="P178">Action: action_1</text:p>
      <text:p text:style-name="P178">Mask: mask_<text:span text:style-name="T280">2</text:span></text:p>
      <text:p text:style-name="P178">Action: action_<text:span text:style-name="T280">2</text:span></text:p>
      <text:p text:style-name="P178">…</text:p>
      <text:p text:style-name="P178">Mask: mask_n</text:p>
      <text:p text:style-name="P178">Action: action_n</text:p>
      <text:p text:style-name="P178">ScanDir: message_base_2</text:p>
      <text:p text:style-name="P178">…</text:p>
      <text:p text:style-name="P184">The <text:span text:style-name="T281">'</text:span><text:span text:style-name="T17">ScanDir: message_base_1</text:span><text:span text:style-name="T26">'</text:span> statement sequentially, one after another, reads messages from the message base <text:span text:style-name="T17">message_base_1</text:span>. Such a message base can be a directory with packages <text:span text:style-name="T17">* .pkt</text:span>, a directory with messages in MSG / Opus <text:span text:style-name="T17">* .msg</text:span> format, a message base in JAM format or a message base in Squish format. Each read message is sequentially compared with masks <text:span text:style-name="T17">mask_1</text:span>, <text:span text:style-name="T17">mask_2</text:span>, ..., <text:span text:style-name="T17">mask_n</text:span>. If the message did not <text:span text:style-name="T284">match</text:span> <text:span text:style-name="T17">mask_1</text:span>, then <text:span text:style-name="T17">action_1</text:span> is not performed, and the message is compared with <text:span text:style-name="T17">mask_2</text:span>. If it <text:span text:style-name="T284">matched</text:span> <text:span text:style-name="T17">mask_2</text:span>, then <text:span text:style-name="T17">action_2</text:span> is performed, and the processing of this <text:soft-page-break/>message in this <text:span text:style-name="T281">'</text:span><text:span text:style-name="T17">ScanDir: message_base_1</text:span><text:span text:style-name="T281">'</text:span> ends, that is, a comparison with all subsequent masks up to the next statement <text:span text:style-name="T281">'</text:span><text:span text:style-name="T17">ScanDir: message_base_2</text:span><text:span text:style-name="T281">'</text:span> is not performed.</text:p>
      <text:p text:style-name="P185">You <text:span text:style-name="T284">may</text:span> <text:span text:style-name="T282">enroll</text:span> several actions <text:span text:style-name="T282">one after another</text:span>.</text:p>
      <text:p text:style-name="P179">ScanDir: message_base_1</text:p>
      <text:p text:style-name="P180">… </text:p>
      <text:p text:style-name="P181">Mask: mask1</text:p>
      <text:p text:style-name="P181">Action: action1</text:p>
      <text:p text:style-name="P181">Action: action2</text:p>
      <text:p text:style-name="P181">Action: action3</text:p>
      <text:p text:style-name="P181">Mask: mask2</text:p>
      <text:p text:style-name="P181">… </text:p>
      <text:p text:style-name="P186">If the message <text:span text:style-name="T284">matched</text:span> a mask, then all actions <text:span text:style-name="T282">enroll</text:span>ed <text:span text:style-name="T282">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85">I</text:span>f the message remains in this message base, <text:span text:style-name="T285">t</text:span>he next time we can meet this message when scanning the same message base in another 'ScanDir:' statement located below in the configuration file or the next time RNtrack starts.</text:p>
      <text:list xml:id="list180023986417271" text:continue-numbering="true" text:style-name="Outline">
        <text:list-item>
          <text:h text:style-name="P211" text:outline-level="1"><text:bookmark-start text:name="__RefHeading__10119_813993393"/>How to Run It<text:bookmark-end text:name="__RefHeading__10119_813993393"/></text:h>
        </text:list-item>
      </text:list>
      <text:p text:style-name="P208">If you run RNtrack without parameters, then in Windows it will try to read the <text:span text:style-name="T17">%USERPROFILE%\fido\rntrack.cfg</text:span> as a configuration file, in an UNIX-like operating system it will try to read <text:span text:style-name="T17">~/fido/etc/rntrack.conf</text:span>, and in other operating systems it will try to find <text:span text:style-name="T17">rntrack.cfg</text:span> file in the current directory and process it.</text:p>
      <text:p text:style-name="Text_20_body">You <text:span text:style-name="T186">may</text:span> set the RNTRACKCONFIG environment variable (or use a special command line option) to <text:span text:style-name="T150">choose</text:span> a different path to R<text:span text:style-name="T151">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3">-<text:span text:style-name="T278">c</text:span></text:p>
          </table:table-cell>
          <table:table-cell table:style-name="Таблица3.A1" office:value-type="string">
            <text:p text:style-name="P135">The configuration file name. For example, <text:span text:style-name="T59">-c "d:\soft\fido\RNtrack.cfg"</text:span>. The space between the '<text:span text:style-name="T58">-c</text:span>' and the <text:span text:style-name="T151">beginning</text:span> of the path is required. Quotes are required. <text:span text:style-name="T151">This parameter overrides RNTRACKCONFIG environment variable.</text:span></text:p>
          </table:table-cell>
        </table:table-row>
        <table:table-row>
          <table:table-cell table:style-name="Таблица3.A1" office:value-type="string">
            <text:p text:style-name="P123">-u</text:p>
          </table:table-cell>
          <table:table-cell table:style-name="Таблица3.A1" office:value-type="string">
            <text:p text:style-name="P124">Indicates that unpacking of the outbound is required. Before perform<text:span text:style-name="T151">ing</text:span> the <text:span text:style-name="T151">main</text:span> functions described in the configuration file, RNtrack will unpack the entire outbound into the directory specified in the <text:span text:style-name="T58">'TempMail:'</text:span> <text:span text:style-name="T151">statement</text:span>.</text:p>
          </table:table-cell>
        </table:table-row>
        <text:soft-page-break/>
        <table:table-row>
          <table:table-cell table:style-name="Таблица3.A1" office:value-type="string">
            <text:p text:style-name="P123">-t</text:p>
          </table:table-cell>
          <table:table-cell table:style-name="Таблица3.A1" office:value-type="string">
            <text:p text:style-name="P123"><text:span text:style-name="T74">Run all</text:span> '<text:span text:style-name="Internet_20_link"><text:span text:style-name="T55"><text:bookmark-ref text:reference-format="text" text:ref-name="ScanDir">ScanDir:</text:bookmark-ref></text:span></text:span>' <text:span text:style-name="T186">statements</text:span>, <text:span text:style-name="T74">for which </text:span><text:span text:style-name="T75">one-shot </text:span><text:span text:style-name="T74">execution is indicated, regardless of whether they should be executed </text:span><text:span text:style-name="T80">right </text:span><text:span text:style-name="T74">now or not.</text:span></text:p>
          </table:table-cell>
        </table:table-row>
        <table:table-row>
          <table:table-cell table:style-name="Таблица3.A1" office:value-type="string">
            <text:p text:style-name="P123">-v</text:p>
          </table:table-cell>
          <table:table-cell table:style-name="Таблица3.A1" office:value-type="string">
            <text:p text:style-name="P103">Display the version of the program and the list of authors.</text:p>
          </table:table-cell>
        </table:table-row>
        <table:table-row>
          <table:table-cell table:style-name="Таблица3.A1" office:value-type="string">
            <text:p text:style-name="P123">-h</text:p>
          </table:table-cell>
          <table:table-cell table:style-name="Таблица3.A1" office:value-type="string">
            <text:p text:style-name="P123"><text:span text:style-name="T142">Display a help</text:span>.</text:p>
          </table:table-cell>
        </table:table-row>
      </table:table>
      <text:list xml:id="list180023473317994" text:continue-numbering="true" text:style-name="Outline">
        <text:list-item>
          <text:h text:style-name="P211" text:outline-level="1"><text:bookmark-start text:name="__RefHeading__10121_813993393"/>Configuration File<text:bookmark-end text:name="__RefHeading__10121_813993393"/></text:h>
        </text:list-item>
      </text:list>
      <text:p text:style-name="Text_20_body"><text:span text:style-name="T82">RNtrack configuration file consists of statements. Each statement is on a separate line and contains a keyword and possibly one or more parameters. </text:span><text:span text:style-name="T74">All keywords are case-insensitive. </text:span><text:span text:style-name="T82">For the statements with parameter(s) a</text:span><text:span text:style-name="T74"> colon is part of the keyword. Therefore, you </text:span><text:span text:style-name="T80">should</text:span><text:span text:style-name="T74"> </text:span><text:span text:style-name="T77">type </text:span><text:span text:style-name="T61">"</text:span><text:span text:style-name="T62">Address:</text:span><text:span text:style-name="T61">"</text:span> <text:span text:style-name="T185">and not</text:span> <text:span text:style-name="T58">"</text:span><text:span text:style-name="T67">Address :</text:span><text:span text:style-name="T58">"</text:span>. <text:span text:style-name="T74">Comments can begin with a </text:span><text:span text:style-name="T60">'\'</text:span><text:span text:style-name="T74"> and continue </text:span><text:span text:style-name="T76">up </text:span><text:span text:style-name="T74">to the end of the line or </text:span><text:span text:style-name="T81">begin with </text:span><text:span text:style-name="T60">'('</text:span><text:span text:style-name="T74"> </text:span><text:span text:style-name="T81">and continue </text:span><text:span text:style-name="T76">up </text:span><text:span text:style-name="T74">to the closing parenthesis </text:span><text:span text:style-name="T63">')'</text:span><text:span text:style-name="T74">.</text:span></text:p>
      <text:p text:style-name="Text_20_body"><text:span text:style-name="T142">Everywhere, where a string is used as a parameter of a statement, you may use the substitution of environment variables in the form of </text:span><text:span text:style-name="T64">%VAR%</text:span><text:span text:style-name="T142">. For example:</text:span> </text:p>
      <text:p text:style-name="Text_20_body"><text:span text:style-name="T65">Nodelist</text:span><text:span text:style-name="T67">:</text:span><text:span text:style-name="T58"> </text:span><text:span text:style-name="Teletype"><text:span text:style-name="T58">"%NDL%\</text:span></text:span><text:span text:style-name="Teletype"><text:span text:style-name="T66">nodelist</text:span></text:span><text:span text:style-name="Teletype"><text:span text:style-name="T58">.*"</text:span></text:span></text:p>
      <text:p text:style-name="Text_20_body"><text:span text:style-name="T142">If the string </text:span><text:span text:style-name="T64">%..%</text:span><text:span text:style-name="T142"> could not be parsed as an environment variable, then RNtrack will try to parse it as a hexadecimal number and consider it a character code. For example, </text:span><text:span text:style-name="T64">%22%</text:span><text:span text:style-name="T142"> will be interpreted as a double quote character</text:span> <text:span text:style-name="Teletype"><text:span text:style-name="T64">'</text:span></text:span><text:span text:style-name="Teletype"><text:span text:style-name="T68">"</text:span></text:span><text:span text:style-name="Teletype"><text:span text:style-name="T64">'</text:span></text:span>.</text:p>
      <text:p text:style-name="Text_20_body"><text:span text:style-name="T153">T</text:span><text:span text:style-name="T152">o use the </text:span><text:span text:style-name="T58">'%'</text:span><text:span text:style-name="T152"> character in strings, </text:span><text:span text:style-name="T153">you should</text:span><text:span text:style-name="T152"> write </text:span><text:span text:style-name="T153">it</text:span><text:span text:style-name="T152"> twice. For example:</text:span></text:p>
      <text:p text:style-name="Text_20_body"><text:span text:style-name="T67">Action: </text:span><text:span text:style-name="T65">NewMsg</text:span><text:span text:style-name="T66"> </text:span><text:span text:style-name="Teletype"><text:span text:style-name="T66">"tpl\badfrom.tpl" "h:\fido\post\netmail\out" "Alex Bagmanov" @ "%%" % "Bad source address" +l</text:span></text:span></text:p>
      <text:p text:style-name="Text_20_body">Below you may find all the <text:span text:style-name="T144">statements</text:span> <text:span text:style-name="T186">you may use in RNtrack configuration file </text:span>sorted alphabetically.</text:p>
      <text:list xml:id="list180022684235059"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5"><text:span text:style-name="T143">Specifies the operation </text:span><text:span text:style-name="T69">SomeAction</text:span><text:span text:style-name="T143">,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0">You may specify the time at which this command will work. The format of the </text:span><text:span text:style-name="T69">Time</text:span><text:span text:style-name="T143"> parameter is similar to the parameter</text:span> <text:span text:style-name="Internet_20_link"><text:span text:style-name="T67"><text:bookmark-ref text:reference-format="text" text:ref-name="Time">Time</text:bookmark-ref></text:span></text:span> <text:span text:style-name="T143">in</text:span> <text:span text:style-name="T67">'</text:span><text:span text:style-name="T65">ScanDir</text:span><text:span text:style-name="T67">:'</text:span><text:span text:style-name="T33"> </text:span><text:span text:style-name="T178">statement</text:span> and described in detail in the description of this <text:span text:style-name="T178">statement</text:span> (see <text:span text:style-name="Internet_20_link"><text:bookmark-ref text:reference-format="text" text:ref-name="Time">Time</text:bookmark-ref></text:span>).</text:p>
      <text:list xml:id="list180022966700141"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44">Y</text:span>our system <text:span text:style-name="T144">address</text:span>. It should be 3D (or 4D, although <text:span text:style-name="T144">I can hardly imagine</text:span> <text:span text:style-name="T144">a</text:span> point <text:span text:style-name="T144">installing</text:span> RNtrack).</text:p>
      <text:list xml:id="list180022306899781" text:continue-numbering="true" text:style-name="Outline">
        <text:list-item>
          <text:list>
            <text:list-item>
              <text:h text:style-name="Heading_20_2" text:outline-level="2"><text:bookmark-start text:name="__RefHeading__10127_813993393"/><text:soft-page-break/>AddToNull<text:span text:style-name="T34">Pkt</text:span><text:bookmark-end text:name="__RefHeading__10127_813993393"/></text:h>
            </text:list-item>
          </text:list>
        </text:list-item>
      </text:list>
      <text:p text:style-name="Text_20_body"><text:span text:style-name="T144">Allows adding messages to</text:span> <text:span text:style-name="T144">zero-length</text:span> <text:span text:style-name="T58">.</text:span><text:span text:style-name="Teletype"><text:span text:style-name="T58">?UT</text:span></text:span> <text:span text:style-name="T144">files</text:span>. <text:span text:style-name="T187">By default RNtrack refuses to pack messages to such</text:span> <text:span text:style-name="Teletype"><text:span text:style-name="T58">.?UT</text:span></text:span> <text:span text:style-name="T144">files</text:span>.</text:p>
      <text:list xml:id="list180023181143007"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44">Your AKA. The first parameter of this statement is your AKA, the second is the mask. The mask indicates working with which addresses this AKA will be used. Working with AKA is presented in more detail in the description of the address modifier</text:span> <text:span text:style-name="T58">'@'</text:span><text:span text:style-name="T27"> </text:span><text:span text:style-name="T17">(</text:span><text:span text:style-name="T18">see</text:span> <text:span text:style-name="Internet_20_link"><text:span text:style-name="T58"><text:bookmark-ref text:reference-format="text" text:ref-name="The modifier">The '@' modifier</text:bookmark-ref></text:span></text:span><text:span text:style-name="T27">)</text:span> <text:span text:style-name="T145">and in the description of the</text:span> <text:span text:style-name="T58">'</text:span><text:span text:style-name="Internet_20_link"><text:span text:style-name="T67"><text:reference-ref text:reference-format="text" text:ref-name="Action: Route">Action: Route</text:reference-ref></text:span></text:span><text:span text:style-name="T58">'</text:span> <text:span text:style-name="T188">statement</text:span> (<text:span text:style-name="T145">or</text:span> <text:span text:style-name="T58">'</text:span><text:span text:style-name="Internet_20_link"><text:span text:style-name="T67"><text:reference-ref text:reference-format="text" text:ref-name="Action: RouteFilebox">Action: RouteFilebox</text:reference-ref></text:span></text:span><text:span text:style-name="T58">'</text:span>).</text:p>
      <text:list xml:id="list180023642178831"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46">Changes the way messages with attached files are routed. By default, these messages are routed as regular ones (that is, they are added to the common </text:span><text:span text:style-name="T70">.?UT</text:span><text:span text:style-name="T146">, and the attached file path is written to the corresponding </text:span><text:span text:style-name="T70">.?LO</text:span><text:span text:style-name="T146"> file). If </text:span><text:span text:style-name="T70">'APktDir:'</text:span><text:span text:style-name="T146"> is specified, then messages with attached files will be put into a separate PKT (one message per one PKT) in the specified in </text:span><text:span text:style-name="T70">'ApktDir:'</text:span> statement<text:span text:style-name="T146"> directory and the PKT's path will be written in the </text:span><text:span text:style-name="T70">.?LO</text:span><text:span text:style-name="T146"> file after the attached files path. This guarantees that the files will be transmitted first, and only after that the message to which these files are attached. The directory specified in </text:span><text:span text:style-name="T70">'APktDir:'</text:span><text:span text:style-name="T146"> should not coincide with the directory specified in</text:span> <text:span text:style-name="T58">'</text:span><text:span text:style-name="Internet_20_link"><text:span text:style-name="T58"><text:bookmark-ref text:reference-format="text" text:ref-name="Outbound">Outbound:</text:bookmark-ref></text:span></text:span><text:span text:style-name="T58">'</text:span>.</text:p>
      <text:list xml:id="list180022268013887"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4">Indicates what <text:span text:style-name="T149">RNtrack</text:span> should do if <text:span text:style-name="T147">it</text:span> <text:span text:style-name="T181">encountered</text:span> a “bad” <text:span text:style-name="T147">message </text:span>(<text:span text:style-name="T181">of </text:span>zero length, <text:span text:style-name="T181">with </text:span>broken structure, locked <text:span text:style-name="T183">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99">&lt;Mode&gt;</text:p>
          </table:table-cell>
          <table:table-cell table:style-name="Таблица4.A1" office:value-type="string">
            <text:p text:style-name="P97">Skip</text:p>
          </table:table-cell>
          <table:table-cell table:style-name="Таблица4.A1" office:value-type="string">
            <text:p text:style-name="P102">—</text:p>
          </table:table-cell>
          <table:table-cell table:style-name="Таблица4.A1" office:value-type="string">
            <text:p text:style-name="P13">skip the bad <text:span text:style-name="T147">message.</text:span></text:p>
          </table:table-cell>
        </table:table-row>
        <table:table-row>
          <table:table-cell table:style-name="Таблица4.A1" office:value-type="string">
            <text:p text:style-name="Table_20_Contents"/>
          </table:table-cell>
          <table:table-cell table:style-name="Таблица4.A1" office:value-type="string">
            <text:p text:style-name="P97">Delete</text:p>
          </table:table-cell>
          <table:table-cell table:style-name="Таблица4.A1" office:value-type="string">
            <text:p text:style-name="P102">—</text:p>
          </table:table-cell>
          <table:table-cell table:style-name="Таблица4.A1" office:value-type="string">
            <text:p text:style-name="P17"><text:span text:style-name="T147">delete</text:span><text:span text:style-name="T78">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7">Move "Dir"</text:p>
          </table:table-cell>
          <table:table-cell table:style-name="Таблица4.A1" office:value-type="string">
            <text:p text:style-name="P102">—</text:p>
          </table:table-cell>
          <table:table-cell table:style-name="Таблица4.A1" office:value-type="string">
            <text:p text:style-name="P104"><text:span text:style-name="T147">move</text:span> <text:span text:style-name="T78">the bad message</text:span> <text:span text:style-name="T147">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7">Exit</text:p>
          </table:table-cell>
          <table:table-cell table:style-name="Таблица4.A1" office:value-type="string">
            <text:p text:style-name="P102">—</text:p>
          </table:table-cell>
          <table:table-cell table:style-name="Таблица4.A1" office:value-type="string">
            <text:p text:style-name="P95"><text:span text:style-name="T147">exit</text:span> <text:span text:style-name="T1">R</text:span><text:span text:style-name="T2">N</text:span><text:span text:style-name="T1">track</text:span>.</text:p>
          </table:table-cell>
        </table:table-row>
      </table:table>
      <text:p text:style-name="Text_20_body"/>
      <text:p text:style-name="Text_20_body"><text:span text:style-name="T181">By default </text:span><text:span text:style-name="T58">Exit</text:span> <text:span text:style-name="T181">mode is used</text:span>.</text:p>
      <text:p text:style-name="Text_20_body"><text:span text:style-name="T182">Please note</text:span> that the "<text:span text:style-name="T58">Delete</text:span>" and "<text:span text:style-name="T58">Move</text:span>" operations can behave unpredictably if a <text:span text:style-name="T53">really</text:span> difficult situation has occurred. Therefore, I recommend using them only if you really know what you are doing.</text:p>
      <text:p text:style-name="Text_20_body"><text:span text:style-name="T148">Additional restrictions:</text:span> </text:p>
      <text:list xml:id="list3038264428" text:style-name="L1">
        <text:list-item>
          <text:p text:style-name="P207"><text:soft-page-break/><text:span text:style-name="T148">Y</text:span>ou <text:span text:style-name="T148">may</text:span> specify a <text:span text:style-name="T148">message </text:span>base <text:span text:style-name="T189">for "</text:span><text:span text:style-name="T71">Move</text:span><text:span text:style-name="T189">" operation</text:span> in the <text:span text:style-name="T58">*.MSG</text:span> format only.</text:p>
        </text:list-item>
        <text:list-item>
          <text:p text:style-name="P207">For all message bases except <text:span text:style-name="T58">*.MSG</text:span>, the <text:span text:style-name="T58">Delete</text:span> and <text:span text:style-name="T58">Move</text:span> operations work as <text:span text:style-name="T58">Skip</text:span>. This is due to the fact that incorrectly read messages from such message base are the first sign that the message base is <text:span text:style-name="T182">damag</text:span>ed. And attempts to remove the "bad" messages may lead to even more serious destruction.</text:p>
        </text:list-item>
      </text:list>
      <text:list xml:id="list180023599694571" text:continue-list="list180022268013887" text:style-name="Outline">
        <text:list-item>
          <text:list>
            <text:list-item>
              <text:h text:style-name="Heading_20_2" text:outline-level="2"><text:bookmark-start text:name="__RefHeading__10137_813993393"/><text:span text:style-name="T1">BadPackets</text:span>: &lt;Mode&gt;<text:bookmark-end text:name="__RefHeading__10137_813993393"/></text:h>
            </text:list-item>
          </text:list>
        </text:list-item>
      </text:list>
      <text:p text:style-name="P127">Indicates what RNtrack should do if it <text:span text:style-name="T181">encountered</text:span> a “bad” packet (<text:span text:style-name="T183">of </text:span>zero length, <text:span text:style-name="T183">with </text:span>broken structure, locked <text:span text:style-name="T183">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99">&lt;Mode&gt;</text:p>
          </table:table-cell>
          <table:table-cell table:style-name="Таблица5.A1" office:value-type="string">
            <text:p text:style-name="P97">Skip</text:p>
          </table:table-cell>
          <table:table-cell table:style-name="Таблица5.A1" office:value-type="string">
            <text:p text:style-name="P102">—</text:p>
          </table:table-cell>
          <table:table-cell table:style-name="Таблица5.A1" office:value-type="string">
            <text:p text:style-name="P105"><text:span text:style-name="T74">skip the bad </text:span><text:span text:style-name="T79">packet</text:span>.</text:p>
          </table:table-cell>
        </table:table-row>
        <table:table-row>
          <table:table-cell table:style-name="Таблица5.A1" office:value-type="string">
            <text:p text:style-name="Table_20_Contents"/>
          </table:table-cell>
          <table:table-cell table:style-name="Таблица5.A1" office:value-type="string">
            <text:p text:style-name="P97">Delete</text:p>
          </table:table-cell>
          <table:table-cell table:style-name="Таблица5.A1" office:value-type="string">
            <text:p text:style-name="P102">—</text:p>
          </table:table-cell>
          <table:table-cell table:style-name="Таблица5.A1" office:value-type="string">
            <text:p text:style-name="P105"><text:span text:style-name="T147">delete</text:span><text:span text:style-name="T78"> the bad </text:span><text:span text:style-name="T79">packet</text:span>.</text:p>
          </table:table-cell>
        </table:table-row>
        <table:table-row>
          <table:table-cell table:style-name="Таблица5.A1" office:value-type="string">
            <text:p text:style-name="Table_20_Contents"/>
          </table:table-cell>
          <table:table-cell table:style-name="Таблица5.A1" office:value-type="string">
            <text:p text:style-name="P97">Move "Dir"</text:p>
          </table:table-cell>
          <table:table-cell table:style-name="Таблица5.A1" office:value-type="string">
            <text:p text:style-name="P102">—</text:p>
          </table:table-cell>
          <table:table-cell table:style-name="Таблица5.A1" office:value-type="string">
            <text:p text:style-name="P105"><text:span text:style-name="T147">move</text:span> <text:span text:style-name="T78">the bad </text:span><text:span text:style-name="T79">packet</text:span> <text:span text:style-name="T147">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7">Exit</text:p>
          </table:table-cell>
          <table:table-cell table:style-name="Таблица5.A1" office:value-type="string">
            <text:p text:style-name="P102">—</text:p>
          </table:table-cell>
          <table:table-cell table:style-name="Таблица5.A1" office:value-type="string">
            <text:p text:style-name="P105"><text:span text:style-name="T147">exit</text:span> <text:span text:style-name="T1">R</text:span><text:span text:style-name="T2">N</text:span><text:span text:style-name="T1">track</text:span>.</text:p>
          </table:table-cell>
        </table:table-row>
      </table:table>
      <text:p text:style-name="Text_20_body"/>
      <text:p text:style-name="Text_20_body"><text:span text:style-name="T183">By default </text:span><text:span text:style-name="T58">Skip</text:span> <text:span text:style-name="T183">mode is used.</text:span></text:p>
      <text:list xml:id="list180022995575007"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89">The mask with which the body of each message from the directory specified in '</text:span><text:span text:style-name="Internet_20_link"><text:span text:style-name="T189"><text:bookmark-ref text:reference-format="text" text:ref-name="ScanDir">ScanDir:</text:bookmark-ref></text:span></text:span><text:span text:style-name="T189">' statement is compared</text:span> . <text:span text:style-name="T189">The statement has the following parameters:</text:span> </text:p>
      <text:p text:style-name="P176">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6">StringInBody</text:p>
          </table:table-cell>
          <table:table-cell table:style-name="Таблица9.A1" office:value-type="string">
            <text:p text:style-name="P134">—</text:p>
          </table:table-cell>
          <table:table-cell table:style-name="Таблица9.A1" office:value-type="string">
            <text:p text:style-name="P137"><text:span text:style-name="T154">The string that will be searched for in the body of the message</text:span><text:span text:style-name="T152">. </text:span><text:span text:style-name="T154">You may read about the string format in more detail</text:span><text:span text:style-name="T152"> </text:span><text:span text:style-name="T154">in chapter</text:span><text:span text:style-name="T152"> </text:span><text:span text:style-name="T190"><text:bookmark-ref text:reference-format="number" text:ref-name="__RefHeading__14278_1391431384">5.1</text:bookmark-ref></text:span><text:span text:style-name="T152">, </text:span><text:span text:style-name="T154">where</text:span><text:span text:style-name="T152"> </text:span><text:span text:style-name="T156">FromName</text:span><text:span text:style-name="T152"> </text:span><text:span text:style-name="T154">and</text:span><text:span text:style-name="T152"> </text:span><text:span text:style-name="T156">ToName</text:span><text:span text:style-name="T152"> </text:span><text:span text:style-name="T154">are described </text:span><text:span text:style-name="T152">(</text:span><text:span text:style-name="T155">see</text:span><text:span text:style-name="T152"> </text:span><text:span text:style-name="Internet_20_link"><text:span text:style-name="T152"><text:bookmark-ref text:reference-format="text" text:ref-name="__RefHeading__14278_1391431384">FromName, ToName</text:bookmark-ref></text:span></text:span><text:span text:style-name="T152">). </text:span><text:span text:style-name="T155">Please be careful. For example, the string </text:span><text:span text:style-name="T58">"Hi"</text:span><text:span text:style-name="T152"> </text:span><text:span text:style-name="T155">will mean</text:span><text:span text:style-name="T152">, </text:span><text:span text:style-name="T155">that to match this mask the message should consist of one</text:span><text:span text:style-name="T152"> "Hi" </text:span><text:span text:style-name="T155">line even without carriage return</text:span><text:span text:style-name="T152">. </text:span><text:span text:style-name="T161">That's why </text:span><text:span text:style-name="T72">"*Hi*"</text:span><text:span text:style-name="T161"> will be a correct mask in this case</text:span><text:span text:style-name="T152">.</text:span></text:p>
          </table:table-cell>
        </table:table-row>
        <table:table-row>
          <table:table-cell table:style-name="Таблица9.A1" office:value-type="string">
            <text:p text:style-name="P139">[!]Lines</text:p>
          </table:table-cell>
          <table:table-cell table:style-name="Таблица9.A1" office:value-type="string">
            <text:p text:style-name="P134">—</text:p>
          </table:table-cell>
          <table:table-cell table:style-name="Таблица9.A1" office:value-type="string">
            <text:p text:style-name="P118"><text:span text:style-name="T191">Compares the number of lines in the message body with the specified number</text:span>. <text:span text:style-name="T191">Without</text:span> '<text:span text:style-name="T27">!</text:span>' <text:span text:style-name="T191">the message matches the parameter if it has number of lines </text:span><text:span text:style-name="T192">greater or equal</text:span><text:span text:style-name="T191"> to the specified number. With</text:span> '<text:span text:style-name="T27">!</text:span>' <text:span text:style-name="T191">the message matches the parameter if it has number of lines </text:span><text:span text:style-name="T193">less</text:span><text:span text:style-name="T191"> than the specified number.</text:span></text:p>
          </table:table-cell>
        </table:table-row>
        <table:table-row>
          <table:table-cell table:style-name="Таблица9.A1" office:value-type="string">
            <text:p text:style-name="P138">[!]Bytes</text:p>
          </table:table-cell>
          <table:table-cell table:style-name="Таблица9.A1" office:value-type="string">
            <text:p text:style-name="P134">—</text:p>
          </table:table-cell>
          <table:table-cell table:style-name="Таблица9.A1" office:value-type="string">
            <text:p text:style-name="P119"><text:span text:style-name="T191">Compares the number of bytes in the message body with the </text:span><text:soft-page-break/><text:span text:style-name="T191">specified number</text:span>. <text:span text:style-name="T191">Without</text:span> '<text:span text:style-name="T27">!</text:span>' <text:span text:style-name="T191">the message matches the parameter if it has number of bytes </text:span><text:span text:style-name="T192">greater or equal</text:span><text:span text:style-name="T191"> to the specified number. With</text:span> '<text:span text:style-name="T27">!</text:span>' <text:span text:style-name="T191">the message matches the parameter if it has number of bytes </text:span><text:span text:style-name="T193">less</text:span><text:span text:style-name="T191"> than the specified number.</text:span></text:p>
          </table:table-cell>
        </table:table-row>
      </table:table>
      <text:p text:style-name="P190">A message <text:span text:style-name="T194">body</text:span> matches the <text:span text:style-name="T58">BodyMask</text:span> if it matches all <text:span text:style-name="T195">its</text:span> three parameters.</text:p>
      <text:list xml:id="list180024000243178" text:continue-numbering="true" text:style-name="Outline">
        <text:list-item>
          <text:list>
            <text:list-item>
              <text:h text:style-name="Heading_20_2" text:outline-level="2"><text:bookmark-start text:name="CheckPoints"/><text:bookmark-start text:name="__RefHeading__10141_813993393"/><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7">&lt;Mode&gt;</text:p>
          </table:table-cell>
          <table:table-cell table:style-name="Таблица6.A1" office:value-type="string">
            <text:p text:style-name="P106">Never</text:p>
          </table:table-cell>
          <table:table-cell table:style-name="Таблица6.A1" office:value-type="string">
            <text:p text:style-name="P102">—</text:p>
          </table:table-cell>
          <table:table-cell table:style-name="Таблица6.A1" office:value-type="string">
            <text:p text:style-name="P95"><text:span text:style-name="T194">Never check</text:span>.</text:p>
          </table:table-cell>
        </table:table-row>
        <table:table-row>
          <table:table-cell table:style-name="Таблица6.A1" office:value-type="string">
            <text:p text:style-name="P136"/>
          </table:table-cell>
          <table:table-cell table:style-name="Таблица6.A1" office:value-type="string">
            <text:p text:style-name="P106">Hard</text:p>
          </table:table-cell>
          <table:table-cell table:style-name="Таблица6.A1" office:value-type="string">
            <text:p text:style-name="P102">—</text:p>
          </table:table-cell>
          <table:table-cell table:style-name="Таблица6.A1" office:value-type="string">
            <text:p text:style-name="P95"><text:span text:style-name="T194">Make a hard check</text:span>.</text:p>
          </table:table-cell>
        </table:table-row>
        <table:table-row>
          <table:table-cell table:style-name="Таблица6.A1" office:value-type="string">
            <text:p text:style-name="P136"/>
          </table:table-cell>
          <table:table-cell table:style-name="Таблица6.A1" office:value-type="string">
            <text:p text:style-name="P106">Soft</text:p>
          </table:table-cell>
          <table:table-cell table:style-name="Таблица6.A1" office:value-type="string">
            <text:p text:style-name="P102">—</text:p>
          </table:table-cell>
          <table:table-cell table:style-name="Таблица6.A1" office:value-type="string">
            <text:p text:style-name="P95"><text:span text:style-name="T194">Make a soft check</text:span>.</text:p>
          </table:table-cell>
        </table:table-row>
      </table:table>
      <text:p text:style-name="Text_20_body"><text:span text:style-name="T194">You may find more details about this statement in chapters</text:span> <text:span text:style-name="Internet_20_link"><text:span text:style-name="T58"><text:bookmark-ref text:reference-format="number" text:ref-name="__RefHeading__3042_61882448">11.1</text:bookmark-ref></text:span></text:span> <text:span text:style-name="T194">and</text:span><text:span text:style-name="T16"> </text:span><text:span text:style-name="Internet_20_link"><text:span text:style-name="T58"><text:bookmark-ref text:reference-format="number" text:ref-name="__RefHeading__3044_61882448">11.2</text:bookmark-ref></text:span></text:span><text:span text:style-name="T152">. </text:span><text:span text:style-name="T162">If the statement is omitted,</text:span><text:span text:style-name="T31"> '</text:span><text:span text:style-name="T58">Check</text:span><text:span text:style-name="T73">P</text:span><text:span text:style-name="T58">oints: Never</text:span><text:span text:style-name="T31">'</text:span><text:span text:style-name="T152"> </text:span><text:span text:style-name="T163">is set</text:span><text:span text:style-name="T152">.</text:span></text:p>
      <text:list xml:id="list180023339626652"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94">statement</text:span> is present in the configuration file and in the process of executing another <text:span text:style-name="T194">statement</text:span> it turns out that the specified in it message base is missing, then a new base will be created. By default, the creation of new bases is prohibited.</text:p>
      <text:list xml:id="list180022288317578"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80024345115159"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80022580646086"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7">z.n.f.p</text:span>, where <text:span text:style-name="T17">z</text:span> is the zone, <text:span text:style-name="T17">n</text:span> is the network, <text:span text:style-name="T17">f</text:span> is the node, <text:span text:style-name="T17">p</text:span> is the point.</text:p>
      <text:p text:style-name="P108"><text:span text:style-name="T196">An example</text:span>: <text:span text:style-name="T27">2.5030.1157.0 </text:span><text:span text:style-name="T164">is a file box of node</text:span> 2:5030/1157.</text:p>
      <text:list xml:id="list180023433708806" text:continue-numbering="true" text:style-name="Outline">
        <text:list-item>
          <text:list>
            <text:list-item>
              <text:h text:style-name="Heading_20_2" text:outline-level="2"><text:bookmark-start text:name="__RefHeading__10151_813993393"/><text:soft-page-break/><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98">&lt;Type&gt;</text:p>
          </table:table-cell>
          <table:table-cell table:style-name="Таблица1.A1" office:value-type="string">
            <text:p text:style-name="P98">Long</text:p>
          </table:table-cell>
          <table:table-cell table:style-name="Таблица1.A1" office:value-type="string">
            <text:p text:style-name="P101">—</text:p>
          </table:table-cell>
          <table:table-cell table:style-name="Таблица1.A1" office:value-type="string">
            <text:p text:style-name="P96"><text:span text:style-name="T28">z.n.f.p</text:span> (<text:span text:style-name="T197">on default</text:span>)</text:p>
          </table:table-cell>
        </table:table-row>
        <table:table-row>
          <table:table-cell table:style-name="Таблица1.A1" office:value-type="string">
            <text:p text:style-name="Table_20_Contents"/>
          </table:table-cell>
          <table:table-cell table:style-name="Таблица1.A1" office:value-type="string">
            <text:p text:style-name="P100">Tmlong</text:p>
          </table:table-cell>
          <table:table-cell table:style-name="Таблица1.A1" office:value-type="string">
            <text:p text:style-name="P101">—</text:p>
          </table:table-cell>
          <table:table-cell table:style-name="Таблица1.A1" office:value-type="string">
            <text:p text:style-name="P96"><text:span text:style-name="T28">z.n.f.p</text:span><text:span text:style-name="T1">; </text:span><text:span text:style-name="T28">z.n.f.p.h</text:span> <text:span text:style-name="T197">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00">Tmshort</text:p>
          </table:table-cell>
          <table:table-cell table:style-name="Таблица1.A1" office:value-type="string">
            <text:p text:style-name="P101">—</text:p>
          </table:table-cell>
          <table:table-cell table:style-name="Таблица1.A1" office:value-type="string">
            <text:p text:style-name="P96"><text:span text:style-name="T28">znf.p</text:span><text:span text:style-name="T1">; </text:span><text:span text:style-name="T28">znf.ph</text:span> <text:span text:style-name="T197">if</text:span> hold (T-mail short box, <text:span text:style-name="T197">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98">Brake</text:p>
          </table:table-cell>
          <table:table-cell table:style-name="Таблица1.A1" office:value-type="string">
            <text:p text:style-name="P101">—</text:p>
          </table:table-cell>
          <table:table-cell table:style-name="Таблица1.A1" office:value-type="string">
            <text:p text:style-name="P96"><text:span text:style-name="T28">domain.z.n.f.p.flavour</text:span> (The Brake!, <text:span text:style-name="T1">flavour</text:span> = <text:span text:style-name="T27">hold</text:span>, <text:span text:style-name="T27">normal, direct, crash, immediate</text:span>).</text:p>
          </table:table-cell>
        </table:table-row>
      </table:table>
      <text:p text:style-name="Standard"><text:span text:style-name="T197">Here</text:span> <text:span text:style-name="T27">z</text:span> <text:span text:style-name="T197">is a zone</text:span>, <text:span text:style-name="T27">n</text:span> <text:span text:style-name="T197">is a network</text:span>, <text:span text:style-name="T27">f</text:span> <text:span text:style-name="T197">is a node</text:span>, <text:span text:style-name="T27">p</text:span> <text:span text:style-name="T197">is a point</text:span>.</text:p>
      <text:list xml:id="list180022645510492" text:continue-numbering="true" text:style-name="Outline">
        <text:list-item>
          <text:list>
            <text:list-item>
              <text:h text:style-name="Heading_20_2" text:outline-level="2"><text:bookmark-start text:name="__RefHeading__10153_813993393"/><text:span text:style-name="T32">FileInbound</text:span><text:span text:style-name="T31">: "h:\</text:span><text:span text:style-name="T32">inb\prot</text:span><text:span text:style-name="T31">"</text:span> <text:bookmark-end text:name="__RefHeading__10153_813993393"/></text:h>
            </text:list-item>
          </text:list>
        </text:list-item>
      </text:list>
      <text:p text:style-name="Standard"><text:span text:style-name="T74">Specifies the directory in which the search for attached files will be performed if the full path is not specified in the </text:span><text:span text:style-name="T83">message with the attachment</text:span><text:span text:style-name="T74">. It can be specified both globally for the entire config, and locally for one</text:span> '<text:span text:style-name="Internet_20_link"><text:bookmark-ref text:reference-format="text" text:ref-name="ScanDir">ScanDir:</text:bookmark-ref></text:span>'. <text:span text:style-name="T74">If this command is omitted, the file search will be performed in the current directory.</text:span></text:p>
      <text:list xml:id="list180024243162260"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4">If there is no</text:span> <text:span text:style-name="T27">INTL </text:span><text:span text:style-name="T164">kludge in the </text:span><text:span text:style-name="T165">message</text:span>, <text:span text:style-name="T74">then this kludge is added for all movements and changes of this </text:span><text:span text:style-name="T165">message</text:span><text:span text:style-name="T74">, see also</text:span> '<text:span text:style-name="Internet_20_link"><text:bookmark-ref text:reference-format="text" text:ref-name="__RefHeading__10233_813993393">UseOwnZone</text:bookmark-ref></text:span>'.</text:p>
      <text:list xml:id="list180022604496403"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198">messages with </text:span>attachments.</text:p>
      <text:list xml:id="list180022667955543"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198">Ignore</text:span> <text:span text:style-name="T27">.</text:span><text:span text:style-name="T28">bsy</text:span> <text:span text:style-name="T198">flags</text:span>. <text:span text:style-name="T74">When this </text:span><text:span text:style-name="T83">statement</text:span><text:span text:style-name="T74"> is specified, RNtrack does not check or create these flags.</text:span> <text:span text:style-name="T84">Attention!</text:span> <text:span text:style-name="T74">This is a potentially dangerous </text:span><text:span text:style-name="T83">statement</text:span><text:span text:style-name="T74">. Use it only if you clearly understand </text:span><text:span text:style-name="T83">what for</text:span><text:span text:style-name="T74"> and why these flags are used.</text:span></text:p>
      <text:list xml:id="list180023797741353"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80024140056983"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4">Specifies the name of the file in which the compiled nodelist will be stored. If this </text:span><text:soft-page-break/><text:span text:style-name="T85">statement</text:span><text:span text:style-name="T74"> is omitted, the file name will be</text:span> <text:span text:style-name="T28">RNtrack.ndl</text:span>, <text:span text:style-name="T74">and it will be created in the current directory.</text:span></text:p>
      <text:list xml:id="list180022586360955"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3"><text:span text:style-name="T199">Indicates what to do with the message after the statement</text:span> <text:span text:style-name="Internet_20_link"><text:reference-ref text:reference-format="text" text:ref-name="Action: Route">Action: Route</text:reference-ref></text:span> (<text:span text:style-name="T199">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199">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1">Flag</text:p>
          </table:table-cell>
          <table:table-cell table:style-name="Таблица2.A1" office:value-type="string">
            <text:p text:style-name="P122">—</text:p>
          </table:table-cell>
          <table:table-cell table:style-name="Таблица2.A1" office:value-type="string">
            <text:p text:style-name="P120"><text:span text:style-name="T74">If the </text:span><text:span text:style-name="T28">KillSent</text:span> (<text:span text:style-name="T27">k</text:span>), <text:span text:style-name="T74">flag is on the message, then the message will be deleted, otherwise it will not.</text:span></text:p>
          </table:table-cell>
        </table:table-row>
      </table:table>
      <text:p text:style-name="P94"><text:span text:style-name="T199">The default is that </text:span>'<text:span text:style-name="T28">KillRoutedMessage</text:span><text:span text:style-name="T27">: Always</text:span>'. <text:span text:style-name="T74">A message is deleted </text:span><text:span text:style-name="T85">from</text:span><text:span text:style-name="T74"> the message base specified in the </text:span>'<text:span text:style-name="Internet_20_link"><text:bookmark-ref text:reference-format="text" text:ref-name="ScanDir">ScanDir:</text:bookmark-ref></text:span>' <text:span text:style-name="T85">statement</text:span>, <text:span text:style-name="T200">to which</text:span> '<text:span text:style-name="Internet_20_link"><text:reference-ref text:reference-format="text" text:ref-name="Action: Route">Action: Route</text:reference-ref></text:span>' <text:span text:style-name="T200">belongs</text:span>. <text:span text:style-name="T200">At the same time, this </text:span><text:span text:style-name="T86">message</text:span><text:span text:style-name="T200"> remains in memory and it can be further processed by other '</text:span><text:span text:style-name="T25">Action:</text:span><text:span text:style-name="T200">' statements located immediately after this one.</text:span></text:p>
      <text:list xml:id="list180022556273342"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4"><text:span text:style-name="T74">The mask with which the </text:span><text:span text:style-name="T87">kludges</text:span><text:span text:style-name="T74"> of each </text:span><text:span text:style-name="T86">message</text:span><text:span text:style-name="T74"> from the </text:span><text:span text:style-name="T86">message</text:span><text:span text:style-name="T74"> base specified in</text:span> '<text:span text:style-name="Internet_20_link"><text:bookmark-ref text:reference-format="text" text:ref-name="ScanDir">ScanDir:</text:bookmark-ref></text:span>' <text:span text:style-name="T74">are compared</text:span>. <text:span text:style-name="T201">All kludges are compared</text:span> (<text:span text:style-name="T201">both</text:span><text:span text:style-name="T74"> those that are considered</text:span> <text:span text:style-name="T27">Kludges</text:span>, <text:span text:style-name="T74">and those that are considered</text:span> <text:span text:style-name="T28">Vias</text:span>). <text:span text:style-name="T74">The order of parameters is as follows:</text:span> </text:p>
      <text:p text:style-name="P126"><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1">The string with which the names of the kludges are compared. You can read more about the format of this string in chapter 5, in the paragraph describing masks</text:span> <text:span text:style-name="T28">FromName</text:span> <text:span text:style-name="T278">and</text:span> <text:span text:style-name="T28">ToName</text:span> (<text:span text:style-name="T201">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74">The number of matches with</text:span> <text:span text:style-name="T28">KludgeName</text:span> <text:span text:style-name="T201">and</text:span> <text:span text:style-name="T28">KludgeBody</text:span> <text:span text:style-name="T202">in the message</text:span>. <text:span text:style-name="T202">Without an exclamation mark</text:span> <text:span text:style-name="T27">'!'</text:span> <text:span text:style-name="T74">the comparison goes to "greater than or equal to".</text:span> <text:span text:style-name="T202">With an exclamation mark</text:span> <text:span text:style-name="T27">'!'</text:span> <text:span text:style-name="T74">comparison goes to "less".</text:span> <text:span text:style-name="T74">In order to understand how RNtrack parses one or another kludge, I recommend running RNtrack with a debug log and see the result. I think that if you are strong </text:span><text:span text:style-name="T88">enough</text:span><text:span text:style-name="T74"> in FTN technology to understand how this mask works and what it is intended for in general, then it will not be difficult for you to </text:span><text:soft-page-break/><text:span text:style-name="T74">understand the RNtrack debugging log.</text:span></text:p>
          </table:table-cell>
        </table:table-row>
      </table:table>
      <text:list xml:id="list180022787466446"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3">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80022295279652" text:continue-numbering="true" text:style-name="Outline">
        <text:list-item>
          <text:list>
            <text:list-item>
              <text:h text:style-name="Heading_20_2" text:outline-level="2"><text:bookmark-start text:name="__RefHeading__10173_813993393"/>LogLevel: 1<text:bookmark-end text:name="__RefHeading__10173_813993393"/></text:h>
            </text:list-item>
          </text:list>
        </text:list-item>
      </text:list>
      <text:p text:style-name="P128">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76">Level</text:span> 0</text:p>
          </table:table-cell>
          <table:table-cell table:style-name="Таблица8.A1" office:value-type="string">
            <text:p text:style-name="P134">—</text:p>
          </table:table-cell>
          <table:table-cell table:style-name="Таблица8.A1" office:value-type="string">
            <text:p text:style-name="P28"><text:span text:style-name="T74">Only serious error messages and information on <text:line-break/></text:span>'<text:span text:style-name="Internet_20_link"><text:bookmark-ref text:reference-format="text" text:ref-name="ActionDisplay">Action: Display</text:bookmark-ref></text:span>'<text:span text:style-name="T74">are displayed</text:span>.</text:p>
          </table:table-cell>
        </table:table-row>
        <table:table-row>
          <table:table-cell table:style-name="Таблица8.A1" office:value-type="string">
            <text:p text:style-name="P93"><text:span text:style-name="T276">Level</text:span> 1</text:p>
          </table:table-cell>
          <table:table-cell table:style-name="Таблица8.A1" office:value-type="string">
            <text:p text:style-name="P134">—</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76">Level</text:span> 2</text:p>
          </table:table-cell>
          <table:table-cell table:style-name="Таблица8.A1" office:value-type="string">
            <text:p text:style-name="P134">—</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76">Level</text:span> 5</text:p>
          </table:table-cell>
          <table:table-cell table:style-name="Таблица8.A1" office:value-type="string">
            <text:p text:style-name="P134">—</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80023393508649"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30"><text:span text:style-name="T74">Specifies the </text:span><text:span text:style-name="T89">string</text:span><text:span text:style-name="T74"> by which looped </text:span><text:span text:style-name="T89">messages</text:span><text:span text:style-name="T74"> (loops) will be caught - </text:span><text:span text:style-name="T89">messages</text:span><text:span text:style-name="T74"> that we sent, and they, having passed </text:span><text:span text:style-name="T117">via</text:span><text:span text:style-name="T74"> other nodes, returned to us again. It can be specified both globally for the entire config, and locally for one </text:span>'<text:span text:style-name="Internet_20_link"><text:bookmark-ref text:reference-format="text" text:ref-name="ScanDir">ScanDir:</text:bookmark-ref></text:span>'. <text:span text:style-name="T74">This string is used as a substring to search in Via. Since RNtrack itself affixes Via only when using </text:span>'<text:span text:style-name="Internet_20_link"><text:reference-ref text:reference-format="text" text:ref-name="Action: Route">Action: Route</text:reference-ref></text:span>' (<text:span text:style-name="T204">or</text:span> '<text:span text:style-name="Internet_20_link"><text:reference-ref text:reference-format="text" text:ref-name="Action: RouteFilebox">Action: RouteFilebox</text:reference-ref></text:span>'), <text:span text:style-name="T74">you have to catch such loops on someone else's Via. And although there is a standard FTS-4009, there are many old programs in which everyone </text:span><text:span text:style-name="T90">pulls one's leg</text:span><text:span text:style-name="T74"> </text:span><text:span text:style-name="T90">each in his own way</text:span><text:span text:style-name="T74">. Therefore, for a system with the address 2: 5030/9999, you cannot use the string "2: 5030/9999" as a mask, because this substring is included in the address 2: 5030/99999 (for example).</text:span> <text:span text:style-name="T74">Yes, and my own points ... In general, I use </text:span>"<text:span text:style-name="T34">2:5030/9999 @</text:span>" <text:span text:style-name="T164">because I pack the netmail by RNtrack myself and use the new Via-string format. For those who use Unimail for this purpose, I can recommend using a string like </text:span><text:span text:style-name="T34">"2:5030/9999,"</text:span> <text:span text:style-name="T74">because Unimail puts a line like this </text:span><text:span text:style-name="T90">in</text:span><text:span text:style-name="T74"> Via:</text:span> <text:line-break/><text:tab/><text:span text:style-name="T40">UniMail</text:span><text:span text:style-name="T41">/W32 0.43b 2:5030/9999, 02 Jun 1998 15:39:32 UTC +0400</text:span><text:span text:style-name="T57">.</text:span></text:p>
      <text:list xml:id="list180022363620971" text:continue-numbering="true" text:style-name="Outline">
        <text:list-item>
          <text:list>
            <text:list-item>
              <text:h text:style-name="Heading_20_2" text:outline-level="2"><text:bookmark-start text:name="__RefHeading__10177_813993393"/><text:soft-page-break/>Mask: * * * * * *<text:bookmark-end text:name="__RefHeading__10177_813993393"/></text:h>
            </text:list-item>
          </text:list>
        </text:list-item>
      </text:list>
      <text:p text:style-name="P31"><text:span text:style-name="T74">The mask against which each </text:span><text:span text:style-name="T89">message</text:span><text:span text:style-name="T74"> from the directory specified by </text:span>'<text:span text:style-name="Internet_20_link"><text:bookmark-ref text:reference-format="text" text:ref-name="ScanDir">ScanDir:</text:bookmark-ref></text:span>' <text:span text:style-name="T74">is compared. The order of parameters is as follows:</text:span></text:p>
      <text:p text:style-name="P8">Mask: <text:span text:style-name="T1">FromName FromAddr ToName ToAddr Subject Flags</text:span></text:p>
      <text:p text:style-name="P30"><text:span text:style-name="T204">For more information on the possible mask values, see the chapter</text:span> <text:span text:style-name="Internet_20_link"><text:bookmark-ref text:reference-format="number" text:ref-name="__RefHeading__10237_813993393">5</text:bookmark-ref></text:span><text:span text:style-name="Internet_20_link"><text:span text:style-name="T53">.</text:span></text:span></text:p>
      <text:list xml:id="list180023658789457" text:continue-numbering="true" text:style-name="Outline">
        <text:list-item>
          <text:list>
            <text:list-item>
              <text:h text:style-name="Heading_20_2" text:outline-level="2"><text:bookmark-start text:name="MaxAge"/><text:bookmark-start text:name="__RefHeading__10179_813993393"/>MaxAge:<text:bookmark-end text:name="MaxAge"/> 2<text:bookmark-end text:name="__RefHeading__10179_813993393"/></text:h>
            </text:list-item>
          </text:list>
        </text:list-item>
      </text:list>
      <text:p text:style-name="P31"><text:span text:style-name="T205">The maximum message age. Used in conjunction with the flag</text:span> '<text:span text:style-name="T34">g</text:span>' <text:span text:style-name="T205">in</text:span> '<text:span text:style-name="Internet_20_link"><text:bookmark-ref text:reference-format="text" text:ref-name="Mask">Mask:</text:bookmark-ref></text:span>'. <text:span text:style-name="T205">It can be specified both globally for the entire configuration file, and locally for one</text:span> '<text:span text:style-name="Internet_20_link"><text:bookmark-ref text:reference-format="text" text:ref-name="ScanDir">ScanDir:</text:bookmark-ref></text:span>'. <text:span text:style-name="T205">For more information on using this parameter, see chapter 5 in the description of flags</text:span> (<text:span text:style-name="T205">see</text:span> <text:span text:style-name="Internet_20_link"><text:bookmark-ref text:reference-format="text" text:ref-name="Flags">Flags</text:bookmark-ref></text:span>).</text:p>
      <text:p text:style-name="P31"><text:span text:style-name="T74">By default, the age of the </text:span><text:span text:style-name="T91">message</text:span><text:span text:style-name="T74"> used when working with the</text:span> '<text:span text:style-name="T34">-g</text:span>' <text:span text:style-name="T74">flag is calculated as follows: the </text:span><text:span text:style-name="T91">date</text:span><text:span text:style-name="T74"> </text:span><text:span text:style-name="T91">when the message was written</text:span><text:span text:style-name="T74"> is subtracted from the current </text:span><text:span text:style-name="T91">date</text:span><text:span text:style-name="T74"> and the age of the </text:span><text:span text:style-name="T91">message in days</text:span><text:span text:style-name="T74"> is obtained. If the date of writing the </text:span><text:span text:style-name="T91">message</text:span><text:span text:style-name="T74"> cannot be obtained, or it is clearly "strange" (well, for example, if you </text:span><text:span text:style-name="T91">trust</text:span><text:span text:style-name="T74"> the date, the </text:span><text:span text:style-name="T91">message</text:span><text:span text:style-name="T74"> is written 10 years later), then it is considered that the </text:span><text:span text:style-name="T91">message</text:span><text:span text:style-name="T74"> has just been written.</text:span></text:p>
      <text:list xml:id="list180022966665472" text:continue-numbering="true" text:style-name="Outline">
        <text:list-item>
          <text:list>
            <text:list-item>
              <text:h text:style-name="Heading_20_2" text:outline-level="2"><text:bookmark-start text:name="MaxAttachSize"/><text:bookmark-start text:name="__RefHeading__10181_813993393"/>MaxAttachSize:<text:bookmark-end text:name="MaxAttachSize"/> 2048<text:bookmark-end text:name="__RefHeading__10181_813993393"/></text:h>
            </text:list-item>
          </text:list>
        </text:list-item>
      </text:list>
      <text:p text:style-name="P32"><text:span text:style-name="T74">The maximum size of files attached to the </text:span><text:span text:style-name="T91">message</text:span><text:span text:style-name="T74">. Size is in bytes. Used in conjunction with the</text:span> '<text:span text:style-name="T34">A</text:span>' <text:span text:style-name="T206">in</text:span> '<text:span text:style-name="Internet_20_link"><text:bookmark-ref text:reference-format="text" text:ref-name="Mask">Mask:</text:bookmark-ref></text:span>'. <text:span text:style-name="T74">It can be specified both globally for the entire config</text:span><text:span text:style-name="T92">uration file</text:span><text:span text:style-name="T74">, and locally for one</text:span> '<text:span text:style-name="Internet_20_link"><text:bookmark-ref text:reference-format="text" text:ref-name="ScanDir">ScanDir:</text:bookmark-ref></text:span>'.</text:p>
      <text:p text:style-name="Standard"><text:span text:style-name="T74">For more information on using this parameter, see chapter 5 in the description of flags</text:span> (<text:span text:style-name="T206">see</text:span> <text:span text:style-name="Internet_20_link"><text:bookmark-ref text:reference-format="text" text:ref-name="Flags">Flags</text:bookmark-ref></text:span>).</text:p>
      <text:list xml:id="list180022900732292"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2"><text:span text:style-name="T206">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number" text:ref-name="__RefHeading__10259_813993393">11</text:bookmark-ref></text:span></text:p>
      <text:list xml:id="list180023214657593"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80024045884569"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80022589693980" text:continue-numbering="true" text:style-name="Outline">
        <text:list-item>
          <text:list>
            <text:list-item>
              <text:h text:style-name="Heading_20_2" text:outline-level="2"><text:bookmark-start text:name="Nodelist"/><text:bookmark-start text:name="__RefHeading__10191_813993393"/><text:soft-page-break/>Nodelist:<text:bookmark-end text:name="Nodelist"/> "o:\nodelist\nodelist.*" [Zone]<text:bookmark-end text:name="__RefHeading__10191_813993393"/></text:h>
            </text:list-item>
          </text:list>
        </text:list-item>
      </text:list>
      <text:p text:style-name="Standard"><text:span text:style-name="T74">The name of the nodelist. There can be several such </text:span><text:span text:style-name="T92">statement</text:span><text:span text:style-name="T74">s. If the </text:span><text:span text:style-name="T92">character</text:span><text:span text:style-name="T74"> '*' is used in the </text:span><text:span text:style-name="T92">file</text:span><text:span text:style-name="T74">name extension, then the file with the highest number is taken. If you want to use "truncated" versions of the nodelist, you must specify in this </text:span><text:span text:style-name="T92">statement</text:span><text:span text:style-name="T74"> the zone, which will be used by default. The compiled nodelist (RNtrack automatically compiles the nodelist if necessary) is stored in the current directory or where the </text:span><text:span text:style-name="T92">statement</text:span> '<text:span text:style-name="T35">IndexFile</text:span>' <text:span text:style-name="T74">indicates. Read more about the work of RNtrack with nodelists in the chapter</text:span> <text:span text:style-name="Internet_20_link"><text:bookmark-ref text:reference-format="number" text:ref-name="__RefHeading__10259_813993393">11</text:bookmark-ref></text:span></text:p>
      <text:list xml:id="list180022563133766"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74">After this </text:span><text:span text:style-name="T92">statement</text:span><text:span text:style-name="T74">, all subsequent</text:span> '<text:span text:style-name="Internet_20_link"><text:bookmark-ref text:reference-format="text" text:ref-name="Nodelist">Nodelist:</text:bookmark-ref></text:span>' <text:span text:style-name="T92">statement</text:span><text:span text:style-name="T74">s will use the specified directory as the root, unless the full path to the file is specified in the</text:span> '<text:span text:style-name="Internet_20_link"><text:bookmark-ref text:reference-format="text" text:ref-name="Nodelist">Nodelist:</text:bookmark-ref></text:span>' <text:span text:style-name="T92">statement</text:span><text:span text:style-name="T74">. For instance:</text:span></text:p>
      <text:p text:style-name="P9">NodelistPath: "o:\nodelist"</text:p>
      <text:p text:style-name="Standard"><text:span text:style-name="T35">Nodelist: "nodelist.*" </text:span><text:span text:style-name="T157">is equivalent to</text:span> <text:span text:style-name="T35">"o:\nodelist\nodelist.*"</text:span></text:p>
      <text:p text:style-name="P34"><text:span text:style-name="T35">Nodelist: "z7\z7-list.*"</text:span> <text:span text:style-name="T157">is equivalent to</text:span> <text:span text:style-name="T35">"o:\nodelist\z7\z7-list.*"</text:span></text:p>
      <text:p text:style-name="P34"><text:span text:style-name="T35">Nodelist: "c:\addlist.*"</text:span> <text:span text:style-name="T157">is equivalent to</text:span> <text:span text:style-name="T35">"c:\addlist.*"</text:span></text:p>
      <text:list xml:id="list180024146993014"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07">Disables the display of information on the screen and in the log in case of processing</text:span> '<text:span text:style-name="Internet_20_link"><text:bookmark-ref text:reference-format="text" text:ref-name="ActionIgnore">Action: Ignore</text:bookmark-ref></text:span>'. <text:span text:style-name="T207">By default, the output to the screen and to the log is turned on.</text:span></text:p>
      <text:list xml:id="list180024038112609"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07">Specifies the origin to be used in the</text:span> <text:span text:style-name="Internet_20_link"><text:bookmark-ref text:reference-format="text" text:ref-name="Origin">@Origin</text:bookmark-ref></text:span> <text:span text:style-name="T207">macro.</text:span></text:p>
      <text:list xml:id="list180022689447764"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4"><text:span text:style-name="T207">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07">or</text:span> '<text:span text:style-name="Internet_20_link"><text:reference-ref text:reference-format="text" text:ref-name="Action: RouteFilebox">Action: RouteFilebox</text:reference-ref></text:span>'), <text:span text:style-name="T207">and route the netmail by another program.</text:span></text:p>
      <text:list xml:id="list180023043256775"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4"><text:span text:style-name="T74">Specifies the password that will be used when packaging pack</text:span><text:span text:style-name="T93">et</text:span><text:span text:style-name="T74">es to this address. There may be several such </text:span><text:span text:style-name="T92">statement</text:span><text:span text:style-name="T93">s</text:span><text:span text:style-name="T74">. The </text:span><text:s/>'<text:span text:style-name="Internet_20_link"><text:reference-ref text:reference-format="text" text:ref-name="Action: Route">Action: Route</text:reference-ref></text:span>' (<text:span text:style-name="T207">or</text:span> '<text:span text:style-name="Internet_20_link"><text:reference-ref text:reference-format="text" text:ref-name="Action: RouteFilebox">Action: RouteFilebox</text:reference-ref></text:span>') <text:s/><text:span text:style-name="T92">statement checks the address of the packet recipient, and if it matches the mask, the specified password is written to the packet.</text:span></text:p>
      <text:list xml:id="list180022802738637" text:continue-numbering="true" text:style-name="Outline">
        <text:list-item>
          <text:list>
            <text:list-item>
              <text:h text:style-name="Heading_20_2" text:outline-level="2"><text:bookmark-start text:name="ScanDir"/><text:bookmark-start text:name="__RefHeading__10201_813993393"/><text:soft-page-break/>ScanDir:<text:bookmark-end text:name="ScanDir"/> ...<text:bookmark-end text:name="__RefHeading__10201_813993393"/></text:h>
            </text:list-item>
          </text:list>
        </text:list-item>
      </text:list>
      <text:p text:style-name="Standard"><text:span text:style-name="T208">The</text:span> '<text:span text:style-name="T35">ScanDir:</text:span>' <text:span text:style-name="T92">statement </text:span><text:span text:style-name="T74">can be of two types:</text:span></text:p>
      <text:p text:style-name="P9">ScanDir: "o:\netmail" [Renumber] [Unpack] [Time] [Flag "[!|#]File"][ScriptBefore "Func1"] [ScriptAfter "Func2"]</text:p>
      <text:p text:style-name="P35">(<text:span text:style-name="T208">in the configuration file, the </text:span><text:span text:style-name="T92">statement</text:span><text:span text:style-name="T208"> should be placed on one line</text:span>), <text:span text:style-name="T208">or</text:span></text:p>
      <text:p text:style-name="P9">ScanDir: @BeforeRoute|@AfterRoute [Flag "[!|#]File"]</text:p>
      <text:p text:style-name="P35"><text:span text:style-name="T74">Indicates the </text:span><text:span text:style-name="T94">message</text:span><text:span text:style-name="T74"> base over which the action will be performed. There may be several such bases. </text:span><text:span text:style-name="T94">Message</text:span><text:span text:style-name="T74">s from the </text:span><text:span text:style-name="T94">message </text:span><text:span text:style-name="T74">base are sequentially read into memory. Further, each </text:span><text:span text:style-name="T94">message</text:span><text:span text:style-name="T74"> can be compared with a mask </text:span><text:span text:style-name="T94">using</text:span><text:span text:style-name="T74"> the </text:span>'<text:span text:style-name="Internet_20_link"><text:bookmark-ref text:reference-format="text" text:ref-name="Mask">Mask:</text:bookmark-ref></text:span>' <text:span text:style-name="T92">statement</text:span> <text:span text:style-name="T74">and if it matches the mask, you can perform actions on it with the</text:span> '<text:span text:style-name="T34">Action:</text:span>' <text:span text:style-name="T92">statement </text:span>(<text:span text:style-name="T208">see chapter</text:span> <text:span text:style-name="Internet_20_link"><text:bookmark-ref text:reference-format="number" text:ref-name="__RefHeading__10241_813993393">6</text:bookmark-ref></text:span>). <text:span text:style-name="T74">All </text:span><text:span text:style-name="T92">statement</text:span><text:span text:style-name="T94">s</text:span><text:span text:style-name="T74"> specified below this</text:span> '<text:span text:style-name="T35">ScanDir:</text:span>' <text:span text:style-name="T92">statement</text:span> <text:span text:style-name="T74">are related to it until a new</text:span> '<text:span text:style-name="T35">ScanDir:</text:span>' <text:span text:style-name="T92">statement is encountered or the text of the configuration file ends.</text:span></text:p>
      <text:p text:style-name="P36"><text:span text:style-name="T74">If the additional word</text:span> <text:span text:style-name="T34">Renumber</text:span> <text:span text:style-name="T208">i</text:span><text:span text:style-name="T74">s indicated (naturally, without square brackets), then after all the indicated actions are performed on the </text:span><text:span text:style-name="T94">message </text:span><text:span text:style-name="T74">base, all messages in the </text:span><text:span text:style-name="T94">message </text:span><text:span text:style-name="T74">base will be renumbered. Renumbering messages in the </text:span><text:span text:style-name="T94">message </text:span><text:span text:style-name="T74">base works only for</text:span> <text:span text:style-name="T34">*.MSG</text:span> <text:span text:style-name="T74">format</text:span>.</text:p>
      <text:p text:style-name="P36"><text:span text:style-name="T209">If</text:span> <text:span text:style-name="T34">Unpack</text:span> <text:span text:style-name="T209">is specified, unpack the outbound to the specified </text:span><text:span text:style-name="T94">message </text:span><text:span text:style-name="T95">base</text:span><text:span text:style-name="T209"> </text:span><text:span text:style-name="T10">before</text:span><text:span text:style-name="T209"> any actions with the </text:span><text:span text:style-name="T94">message </text:span><text:span text:style-name="T95">base</text:span><text:span text:style-name="T209"> are performed.</text:span></text:p>
      <text:p text:style-name="Text_20_body"><text:span text:style-name="T209">If</text:span> <text:span text:style-name="T34">Flag "File"</text:span> <text:span text:style-name="T74">is specified, then scanning of this </text:span><text:span text:style-name="T94">message </text:span><text:span text:style-name="T95">base</text:span><text:span text:style-name="T74"> will be performed only if <text:s/></text:span><text:span text:style-name="T95">the</text:span><text:span text:style-name="T74"> corresponding file </text:span><text:span text:style-name="T95">exists</text:span><text:span text:style-name="T74">. If there is a</text:span> '<text:span text:style-name="T34">!</text:span>' <text:span text:style-name="T209">i</text:span><text:span text:style-name="T74">n front of the filename, then scanning will be performed only in the </text:span><text:span text:style-name="T84">absence</text:span><text:span text:style-name="T74"> of this file. If the filename is preceded by a</text:span> '<text:span text:style-name="T34">#</text:span>' <text:span text:style-name="T209">character</text:span>, <text:span text:style-name="T74">then this file will be deleted after scanning the </text:span><text:span text:style-name="T94">message </text:span><text:span text:style-name="T95">base</text:span><text:span text:style-name="T74">.</text:span></text:p>
      <text:p text:style-name="Text_20_body"><text:span text:style-name="T209">The</text:span> <text:bookmark-start text:name="Time"/><text:span text:style-name="T34">Time</text:span><text:bookmark-end text:name="Time"/> <text:span text:style-name="T209">field format is the following</text:span>:</text:p>
      <text:p text:style-name="P9">Daily [StartTime[-EndTime]|[P.PeriodTime] [...]</text:p>
      <text:p text:style-name="P9">Weekly [StartDay[-EndDay] [...]</text:p>
      <text:p text:style-name="P36"><text:span text:style-name="T209">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0">is specified</text:span>.</text:p>
      <text:p text:style-name="P37">How it works:</text:p>
      <text:p text:style-name="P8">Daily</text:p>
      <text:p text:style-name="P144">If the parameters are omitted, then we scan this message base once every day (after 00:00).</text:p>
      <text:p text:style-name="P8">Daily 17:00</text:p>
      <text:p text:style-name="P144">We scan the message base <text:span text:style-name="T9">once</text:span> a day, after 17:00.</text:p>
      <text:p text:style-name="P8">Daily 17:00-18:00</text:p>
      <text:p text:style-name="P144"><text:soft-page-break/>We scan the message base at <text:span text:style-name="T9">each</text:span> start in a given period of time.</text:p>
      <text:p text:style-name="P8">Daily 08:00 12:00 14:00 20:00-22:00</text:p>
      <text:p text:style-name="P144">We scan the database <text:span text:style-name="T9">once</text:span> after 8 am, <text:span text:style-name="T9">once</text:span> after 12 noon, <text:span text:style-name="T9">once</text:span> after 2 pm and <text:span text:style-name="T9">each</text:span> launch in the interval from 20:00 to 22:00.</text:p>
      <text:p text:style-name="P8">Daily P.00:15</text:p>
      <text:p text:style-name="P145">We scan the base <text:span text:style-name="T9">once</text:span> every 15 minutes. This <text:span text:style-name="T211">statement field</text:span> is an abridged version of the Daily 00:00 00:15 00:30 00:45 01:00 ... The first event when using this form <text:span text:style-name="T211">of the statement field</text:span> always starts at 00:00. The last event is always between 00:00 <text:span text:style-name="T211">and </text:span>23: 59. For example, if you specify P.00:54, the first event will be at 00:00, the second at 00:54, the last at 23:24.</text:p>
      <text:p text:style-name="P8">Weekly</text:p>
      <text:p text:style-name="P147">If the parameters are omitted, then scan this message base <text:span text:style-name="T9">once</text:span> every week (after 00:00 Sunday).</text:p>
      <text:p text:style-name="P8">Weekly 1</text:p>
      <text:p text:style-name="P147">We scan the message base <text:span text:style-name="T9">once</text:span> on Monday.</text:p>
      <text:p text:style-name="P8">Weekly 2-3</text:p>
      <text:p text:style-name="P147">We scan the message base <text:span text:style-name="T9">every</text:span> time RNtrack is run from Tuesday to Wednesday inclusive.</text:p>
      <text:p text:style-name="P8">Weekly 1 3 5 </text:p>
      <text:p text:style-name="P147">We scan the message base <text:span text:style-name="T9">once</text:span> on Monday, <text:span text:style-name="T9">once</text:span> on Wednesday and <text:span text:style-name="T9">once</text:span> on Friday.</text:p>
      <text:p text:style-name="P38">Please pay attention to when the base is scanned <text:span text:style-name="T9">once</text:span> (if only the beginning of the event is indicated) and when at <text:span text:style-name="T9">each</text:span> start (if the range is specified).</text:p>
      <text:p text:style-name="P39"><text:span text:style-name="T211">If</text:span> <text:bookmark-start text:name="BeforeRoute"/><text:span text:style-name="T35">@BeforeRoute</text:span><text:bookmark-end text:name="BeforeRoute"/> <text:span text:style-name="T211">or</text:span> <text:bookmark-start text:name="AfterRoute"/><text:span text:style-name="T35">@AfterRoute</text:span><text:bookmark-end text:name="AfterRoute"/> <text:span text:style-name="T74">is specified as the base, then this </text:span><text:s/>'<text:span text:style-name="T35">ScanDir:</text:span>' <text:span text:style-name="T74">will be triggered before or after the execution of the</text:span> '<text:span text:style-name="Internet_20_link"><text:reference-ref text:reference-format="text" text:ref-name="Action: Route">Action: Route</text:reference-ref></text:span>' (<text:span text:style-name="T212">or</text:span> '<text:span text:style-name="Internet_20_link"><text:reference-ref text:reference-format="text" text:ref-name="Action: RouteFilebox">Action: RouteFilebox</text:reference-ref></text:span>') <text:span text:style-name="T212">statement </text:span><text:span text:style-name="T74">in the subsequent</text:span> '<text:span text:style-name="T35">ScanDir:</text:span>'. <text:span text:style-name="T212">Using</text:span> <text:span text:style-name="T34">Renumber</text:span>, <text:span text:style-name="T34">Unpack</text:span> <text:span text:style-name="T212">and</text:span> <text:span text:style-name="T34">Time</text:span> <text:span text:style-name="T74">modifiers for</text:span> '<text:span text:style-name="T35">ScanDir:</text:span>' <text:span text:style-name="T74">of this type is not possible. The use of</text:span> '<text:span text:style-name="Internet_20_link"><text:reference-ref text:reference-format="text" text:ref-name="Action: Route">Action: Route</text:reference-ref></text:span>' <text:span text:style-name="T74">is also prohibited.</text:span></text:p>
      <text:list xml:id="list180023819665999"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83"><text:span text:style-name="T74">Indicates the semaphore of RNtrack activity. If the file</text:span> "File" <text:span text:style-name="T74">exists, then another copy of RNtrack is active. The </text:span>Time <text:span text:style-name="T74">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3">Example</text:span>:</text:p>
      <text:p text:style-name="P182">Semaphore: 60 "c:\temp\RNtrack.bsy"</text:p>
      <text:list xml:id="list180024281962436" text:continue-numbering="true" text:style-name="Outline">
        <text:list-item>
          <text:list>
            <text:list-item>
              <text:h text:style-name="Heading_20_2" text:outline-level="2"><text:bookmark-start text:name="__RefHeading__10205_813993393"/><text:soft-page-break/>SetViaAlways<text:bookmark-end text:name="__RefHeading__10205_813993393"/></text:h>
            </text:list-item>
          </text:list>
        </text:list-item>
      </text:list>
      <text:p text:style-name="P40"><text:span text:style-name="T74">By default, RNtrack adds its own Via line only when the</text:span> "<text:span text:style-name="T34">Route</text:span>" <text:span text:style-name="T212">statement</text:span><text:span text:style-name="T74"> is executed. If you use this word, then Via will be added when executing the </text:span><text:span text:style-name="T96">statement</text:span><text:span text:style-name="T74">s</text:span> "<text:span text:style-name="Internet_20_link"><text:bookmark-ref text:reference-format="text" text:ref-name="Copy">Copy</text:bookmark-ref></text:span>" (<text:span text:style-name="T74">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4">and other </text:span><text:span text:style-name="T96">statement</text:span><text:span text:style-name="T74">s that change the </text:span><text:span text:style-name="T97">message</text:span><text:span text:style-name="T74"> itself (</text:span><text:span text:style-name="T96">statement</text:span> "<text:span text:style-name="Internet_20_link"><text:bookmark-ref text:reference-format="text" text:ref-name="ActionIgnore">Action: Ignore</text:bookmark-ref></text:span>", <text:span text:style-name="T74">for example , does not change </text:span><text:span text:style-name="T97">the message</text:span><text:span text:style-name="T74">, therefore, Via is not added to the </text:span><text:span text:style-name="T97">message</text:span><text:span text:style-name="T74">). At the same time, if you have </text:span><text:span text:style-name="T97">moved</text:span><text:span text:style-name="T74"> a </text:span><text:span text:style-name="T97">message</text:span><text:span text:style-name="T74"> several times from </text:span><text:span text:style-name="T97">one</text:span><text:span text:style-name="T74"> </text:span><text:span text:style-name="T97">message</text:span><text:span text:style-name="T74"> base to </text:span><text:span text:style-name="T97">another</text:span><text:span text:style-name="T74">, then only one Via line will </text:span><text:span text:style-name="T97">be put</text:span><text:span text:style-name="T74"> into the </text:span><text:span text:style-name="T97">message</text:span><text:span text:style-name="T74"> anyway, and the time in this line will be </text:span><text:span text:style-name="T97">the time of </text:span><text:span text:style-name="T74">the last </text:span><text:span text:style-name="T97">move</text:span><text:span text:style-name="T74"> / copy / change.</text:span></text:p>
      <text:list xml:id="list180024334398556" text:continue-numbering="true" text:style-name="Outline">
        <text:list-item>
          <text:list>
            <text:list-item>
              <text:h text:style-name="Heading_20_2" text:outline-level="2"><text:bookmark-start text:name="ScriptFile"/><text:bookmark-start text:name="__RefHeading__10207_813993393"/>ScriptFile<text:bookmark-end text:name="ScriptFile"/>: "File"<text:bookmark-end text:name="__RefHeading__10207_813993393"/></text:h>
            </text:list-item>
          </text:list>
        </text:list-item>
      </text:list>
      <text:p text:style-name="P40"><text:s/><text:span text:style-name="T214">The path to the script file. To call functions from this file use</text:span> <text:span text:style-name="Internet_20_link"><text:bookmark-ref text:reference-format="text" text:ref-name="ActionScript">Action: Script</text:bookmark-ref></text:span>.</text:p>
      <text:list xml:id="list180023619966896"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0"><text:span text:style-name="T214">Here</text:span> "<text:span text:style-name="T35">smask</text:span>" <text:span text:style-name="T74">is the name of the function in the script that will be called when comparing the message with this mask. Depending on the return value of this function, it will be considered that the message matched or did not match the mask.</text:span></text:p>
      <text:list xml:id="list180022353932999"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80023906884815"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4">Setting a "soft" check for the presence of a node in the nodelist. You can read more about what this command does in the chapters</text:span> <text:span text:style-name="Internet_20_link"><text:bookmark-ref text:reference-format="number" text:ref-name="__RefHeading__3042_61882448">11.1</text:bookmark-ref></text:span> <text:span text:style-name="T215">and</text:span> <text:span text:style-name="Internet_20_link"><text:bookmark-ref text:reference-format="number" text:ref-name="__RefHeading__3044_61882448">11.2</text:bookmark-ref></text:span></text:p>
      <text:list xml:id="list180023775624539" text:continue-numbering="true" text:style-name="Outline">
        <text:list-item>
          <text:list>
            <text:list-item>
              <text:h text:style-name="Heading_20_2" text:outline-level="2"><text:bookmark-start text:name="__RefHeading__10215_813993393"/>SysopName: "<text:span text:style-name="T184">Donald Trump</text:span>"<text:bookmark-end text:name="__RefHeading__10215_813993393"/></text:h>
            </text:list-item>
          </text:list>
        </text:list-item>
      </text:list>
      <text:p text:style-name="Standard"><text:span text:style-name="T74">Your name. </text:span><text:span text:style-name="T98">It may be u</text:span><text:span text:style-name="T74">sed in templates </text:span><text:span text:style-name="T98">as</text:span> <text:span text:style-name="T35">@Sysop</text:span>. <text:span text:style-name="T74">Quotation marks are required. And in general, wherever quotation marks are used </text:span><text:span text:style-name="T98">in the manual</text:span><text:span text:style-name="T74">, they are mandatory.</text:span></text:p>
      <text:list xml:id="list180022669896775"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74">Tearline used in the</text:span> <text:span text:style-name="T35">@Tearline</text:span> <text:span text:style-name="T74">macro. If not specified, </text:span><text:span text:style-name="T35">"--- Rntrack/XXX X.XX.</text:span><text:span text:style-name="T36">X</text:span><text:span text:style-name="T35">X"</text:span><text:span text:style-name="T156"> </text:span><text:span text:style-name="T166">will be used</text:span>.</text:p>
      <text:list xml:id="list180022810145939"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3"><text:span text:style-name="T74">Specifies the directory where pack</text:span><text:span text:style-name="T99">et</text:span><text:span text:style-name="T74">s are unpacked when using the</text:span> <text:span text:style-name="T34">Unpack</text:span> <text:span text:style-name="T216">function </text:span>(<text:span text:style-name="T34">-u</text:span> <text:soft-page-break/><text:span text:style-name="T74">switch on the command line</text:span>). <text:span text:style-name="T216">The execution of t</text:span><text:span text:style-name="T74">his </text:span><text:span text:style-name="T99">statement</text:span><text:span text:style-name="T74"> may be skipped if you do not use outbo</text:span><text:span text:style-name="T99">und</text:span><text:span text:style-name="T74"> repacking.</text:span></text:p>
      <text:list xml:id="list180023535416672"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or used. RNtrack only changes the "file modification time" for this file.</text:p>
      <text:list xml:id="list180022655637245"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74">Specifies the file to which the </text:span><text:span text:style-name="T99">log</text:span><text:span text:style-name="T74"> will be written about all messages processed by the</text:span> '<text:span text:style-name="Internet_20_link"><text:reference-ref text:reference-format="text" text:ref-name="Action: Route">Action: Route</text:reference-ref></text:span>' (<text:span text:style-name="T216">or</text:span> '<text:span text:style-name="Internet_20_link"><text:reference-ref text:reference-format="text" text:ref-name="Action: RouteFilebox">Action: RouteFilebox</text:reference-ref></text:span>') <text:span text:style-name="T216">statement.</text:span> <text:span text:style-name="T74">This </text:span><text:span text:style-name="T99">statement</text:span><text:span text:style-name="T74"> may be omitted, then th</text:span><text:span text:style-name="T100">e</text:span><text:span text:style-name="T74"> </text:span><text:span text:style-name="T99">log</text:span><text:span text:style-name="T74"> will not be kept.</text:span></text:p>
      <text:list xml:id="list180023900952864"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16">statement</text:span> is omitted, then the internal template will be used (it corresponds to the traflog.tpl template that you may find in the examples).</text:p>
      <text:list xml:id="list180023006539235"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80022653375561"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17">It turns on the use of</text:span> The Brake! <text:span text:style-name="T217">outbound</text:span>.</text:p>
      <text:list xml:id="list180024268574177"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74">Use file boxes instead of</text:span> <text:span text:style-name="T34">*.?lo</text:span> <text:span text:style-name="T74">for attached files. You must defin</text:span><text:span text:style-name="T101">e</text:span> <text:span text:style-name="Internet_20_link"><text:bookmark-ref text:reference-format="text" text:ref-name="FileBoxDir">FileBoxDir</text:bookmark-ref></text:span> <text:span text:style-name="T74">before this </text:span><text:span text:style-name="T101">statement</text:span><text:span text:style-name="T74">. The message which contains the attachment is also placed in the file box.</text:span></text:p>
      <text:list xml:id="list180023619556863"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4">Use the new</text:span> <text:span text:style-name="T34">Via</text:span> <text:span text:style-name="T218">line</text:span><text:span text:style-name="T74"> format. The differences between the formats are as follows.</text:span></text:p>
      <text:p text:style-name="Standard"><text:span text:style-name="T218">Without</text:span> '<text:span text:style-name="T35">UseNewVia</text:span>' : </text:p>
      <text:p text:style-name="P11"><text:soft-page-break/><text:tab/>"<text:span text:style-name="T34">Via 2:5030/9999 RNtrack 2.06/W32 08 Oct 1999 03:03:59 UTC+0400</text:span>"</text:p>
      <text:p text:style-name="Standard"><text:span text:style-name="T218">Using</text:span> '<text:span text:style-name="T35">UseNewVia</text:span>' :</text:p>
      <text:p text:style-name="P11"><text:tab/>"<text:span text:style-name="T34">Via 2:5030/9999 @19991007.230359.UTC RNtrack 2.0.</text:span><text:span text:style-name="T42">0</text:span><text:span text:style-name="T34">/W32</text:span>"</text:p>
      <text:p text:style-name="Standard"><text:span text:style-name="T74">I strongly recommend using</text:span> '<text:span text:style-name="T35">UseNewVia</text:span><text:span text:style-name="T1">' because this option is </text:span><text:span text:style-name="T3">FTS-4009-</text:span><text:span text:style-name="T1">compliant.</text:span></text:p>
      <text:p text:style-name="P47"><text:span text:style-name="T156">If you used the old version of RNtrack, which does not have this feature, and decided to switch to the new Via line format, then do not forget to check that you have correctly specified the </text:span><text:span text:style-name="T158">string</text:span><text:span text:style-name="T156"> in the</text:span><text:span text:style-name="T32"> </text:span><text:span text:style-name="T35">'</text:span><text:span text:style-name="T35"><text:bookmark-ref text:reference-format="text" text:ref-name="LoopStr">LoopStr:</text:bookmark-ref></text:span><text:span text:style-name="T35">'</text:span><text:span text:style-name="T156"> </text:span><text:span text:style-name="T167">statement</text:span><text:span text:style-name="T156">, </text:span><text:span text:style-name="T158">if</text:span><text:span text:style-name="T156">, of course, you use it.</text:span></text:p>
      <text:list xml:id="list180024242331720"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0">This being said</text:span>, the address is selected from our addresses, the mask of which first matches the address of the sender.</text:p>
      <text:list xml:id="list180022571794941"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74">The UTC </text:span><text:span text:style-name="T102">statement</text:span><text:span text:style-name="T74"> sets the difference in hours between local time on the computer and UTC. For Moscow time, this value is +3. </text:span><text:span text:style-name="T103">It is u</text:span><text:span text:style-name="T74">sed in kludges when executing the</text:span> '<text:span text:style-name="Internet_20_link"><text:reference-ref text:reference-format="text" text:ref-name="Action: Route">Action: Route</text:reference-ref></text:span>' (<text:span text:style-name="T220">or</text:span> '<text:span text:style-name="Internet_20_link"><text:reference-ref text:reference-format="text" text:ref-name="Action: RouteFilebox">Action: RouteFilebox</text:reference-ref></text:span>'). <text:span text:style-name="T220">I</text:span><text:span text:style-name="T74">n most cases, RNtrack determines this difference </text:span><text:span text:style-name="T103">by </text:span><text:span text:style-name="T74">itself, but if the time is not set correctly in your system (one of the signs of this is that the computer does not switch the clock to summer / winter time </text:span><text:span text:style-name="T103">on its own</text:span><text:span text:style-name="T74">), or you want to use a different </text:span><text:span text:style-name="T104">zonal </text:span><text:span text:style-name="T74">time for some reason, </text:span><text:span text:style-name="T104">y</text:span><text:span text:style-name="T74">ou can use this </text:span><text:span text:style-name="T102">statement</text:span><text:span text:style-name="T74">. If th</text:span><text:span text:style-name="T104">e</text:span><text:span text:style-name="T74"> </text:span><text:span text:style-name="T102">statement</text:span><text:span text:style-name="T74"> is </text:span><text:span text:style-name="T104">omitted</text:span><text:span text:style-name="T74"> and the system time is not set, then the current </text:span><text:span text:style-name="T104">local</text:span><text:span text:style-name="T74"> time will be written to the </text:span><text:span text:style-name="T104">kludges</text:span><text:span text:style-name="T74">.</text:span></text:p>
      <text:list xml:id="list180022560462473" text:continue-numbering="true" text:style-name="Outline">
        <text:list-item>
          <text:h text:style-name="Heading_20_1" text:outline-level="1"><text:bookmark-start text:name="__RefHeading__10237_813993393"/><text:span text:style-name="T34">Mask: </text:span><text:span text:style-name="T45">S</text:span><text:span text:style-name="T43">tatement </text:span><text:span text:style-name="T45">P</text:span><text:span text:style-name="T43">arameters</text:span><text:bookmark-end text:name="__RefHeading__10237_813993393"/></text:h>
        </text:list-item>
      </text:list>
      <text:p text:style-name="P49"><text:span text:style-name="T221">The</text:span> '<text:span text:style-name="T34">Mask:</text:span>' <text:span text:style-name="T102">statement </text:span><text:span text:style-name="T74">indicates the mask with which the </text:span><text:span text:style-name="T104">message</text:span><text:span text:style-name="T74"> will be compared. Now we will analyze this </text:span><text:span text:style-name="T102">statement</text:span><text:span text:style-name="T74"> in </text:span><text:span text:style-name="T104">detail</text:span><text:span text:style-name="T74">.</text:span></text:p>
      <text:p text:style-name="P15">So, the syntax of this <text:span text:style-name="T219">statement</text:span> is as follows:</text:p>
      <text:p text:style-name="P142"><text:bookmark-start text:name="Mask"/>Mask:<text:bookmark-end text:name="Mask"/> FromName FromAddr ToName ToAddr Subject Flags</text:p>
      <text:list xml:id="list180023726119392" text:continue-numbering="true" text:style-name="Outline">
        <text:list-item>
          <text:list>
            <text:list-item>
              <text:h text:style-name="Heading_20_2" text:outline-level="2"><text:bookmark-start text:name="FromName"/><text:bookmark-start text:name="__RefHeading__14278_1391431384"/><text:span text:style-name="T35">FromName</text:span><text:bookmark-end text:name="FromName"/>, <text:span text:style-name="T35">ToName</text:span><text:bookmark-end text:name="__RefHeading__14278_1391431384"/></text:h>
            </text:list-item>
          </text:list>
        </text:list-item>
      </text:list>
      <text:p text:style-name="P109"><text:span text:style-name="T222">These mask fields are compared with the text fields from the </text:span><text:span text:style-name="T104">message</text:span><text:span text:style-name="T222"> with the names of the sender and recipient, respectively.</text:span> <text:span text:style-name="T74">Comparison is case insensitive. The following additional characters can be used:</text:span></text:p>
      <text:p text:style-name="P148">'<text:span text:style-name="T34">*</text:span>' <text:span text:style-name="T29">—</text:span> <text:span text:style-name="T222">any number of any characters</text:span>;<text:line-break/>'<text:span text:style-name="T34">?</text:span>' <text:span text:style-name="T29">—</text:span> <text:span text:style-name="T222">any character</text:span>;<text:line-break/>'<text:span text:style-name="T34">#</text:span>' <text:span text:style-name="T29">—</text:span> <text:span text:style-name="T222">any digit</text:span>;<text:line-break/>'<text:span text:style-name="T34">$</text:span>' <text:span text:style-name="T29">—</text:span> <text:span text:style-name="T222">any printable character (that is, all characters the code of which is more than </text:span><text:soft-page-break/><text:span text:style-name="T222">the code of space)</text:span>;<text:line-break/>'<text:span text:style-name="T34">[</text:span>' <text:span text:style-name="T222">and</text:span> '<text:span text:style-name="T34">]</text:span>' <text:span text:style-name="T29">—</text:span> <text:span text:style-name="T222">only specified characters</text:span>;<text:line-break/>'<text:span text:style-name="T34">[!</text:span>' <text:span text:style-name="T222">and</text:span> '<text:span text:style-name="T34">]</text:span>' <text:span text:style-name="T29">—</text:span> <text:span text:style-name="T222">only </text:span><text:span text:style-name="T11">not</text:span><text:span text:style-name="T222"> specified characters</text:span>.</text:p>
      <text:p text:style-name="P110">If the first character is '!', then it is checked for a mismatch.</text:p>
      <text:p text:style-name="P95"><text:span text:style-name="T222">For example</text:span>:</text:p>
      <text:p text:style-name="P148">"<text:span text:style-name="T34">*Fix*</text:span>" <text:span text:style-name="T29">—</text:span> <text:span text:style-name="T222">check for the presence of this substring. For instance,</text:span> "<text:span text:style-name="T35">AreaFix</text:span>", "<text:span text:style-name="T35">FixIt</text:span>" <text:span text:style-name="T278">and</text:span> "<text:span text:style-name="T35">Somefixation</text:span>" <text:span text:style-name="T222">will match the mask</text:span>.</text:p>
      <text:p text:style-name="P168">"<text:span text:style-name="T17">*@*.[rs]u</text:span>" <text:span text:style-name="T29">—</text:span> "<text:span text:style-name="T19">eddie@ironmaiden.</text:span><text:span text:style-name="T20">ru</text:span>" <text:span text:style-name="T223">and</text:span> "<text:span text:style-name="T19">some@where.su</text:span>" <text:span text:style-name="T223">will match the mask, but</text:span> "<text:span text:style-name="T19">some@where.net</text:span>" <text:span text:style-name="T223">will not</text:span>.</text:p>
      <text:p text:style-name="P168">"<text:span text:style-name="T17">!*.*</text:span>" — <text:span text:style-name="T74">respectively</text:span>, "<text:span text:style-name="T19">aaa.bbb</text:span>" <text:span text:style-name="T223">and</text:span> "<text:span text:style-name="T19">c.c.c.c</text:span>" <text:span text:style-name="T223">will not match the mask</text:span>, <text:span text:style-name="T223">but</text:span> "<text:span text:style-name="T19">SomeText</text:span>" <text:span text:style-name="T223">will</text:span>.</text:p>
      <text:p text:style-name="P116">To use the characters '*', '?', '[', ']', '!' as just characters, not part of the mask, they must be preceded by the '\' character.</text:p>
      <text:p text:style-name="P117"><text:span text:style-name="T223">For instance</text:span>:</text:p>
      <text:p text:style-name="P148">"<text:span text:style-name="T34">\*.\*</text:span>" <text:span text:style-name="T29">—</text:span> <text:span text:style-name="T223">this mask will match the string</text:span> "<text:span text:style-name="T34">*.*</text:span>" <text:span text:style-name="T223">only</text:span>.</text:p>
      <text:list xml:id="list180024225034933" text:continue-numbering="true" text:style-name="Outline">
        <text:list-item>
          <text:list>
            <text:list-item>
              <text:h text:style-name="Heading_20_2" text:outline-level="2"><text:bookmark-start text:name="__RefHeading__14280_1391431384"/><text:span text:style-name="T35">FromAddr</text:span>, <text:span text:style-name="T35">ToAddr</text:span><text:bookmark-end text:name="__RefHeading__14280_1391431384"/></text:h>
            </text:list-item>
          </text:list>
        </text:list-item>
      </text:list>
      <text:p text:style-name="P111"><text:span text:style-name="T222">These mask fields are compared with the text fields from the </text:span><text:span text:style-name="T104">message</text:span><text:span text:style-name="T222"> with the addresses of the sender and recipient, respectively</text:span>. <text:span text:style-name="T74">They can contain </text:span><text:span text:style-name="T105">either</text:span><text:span text:style-name="T74"> a mask (for example,</text:span> <text:span text:style-name="T34">2:*/*</text:span> <text:span text:style-name="T224">or just</text:span> <text:span text:style-name="T34">*</text:span>), <text:span text:style-name="T225">or one of the</text:span><text:span text:style-name="T74"> characters:</text:span></text:p>
      <text:p text:style-name="P149">'#' <text:span text:style-name="T29">—</text:span> <text:span text:style-name="T224">check for availability in the nodelist</text:span>;</text:p>
      <text:p text:style-name="P149">'H' <text:span text:style-name="T29">—</text:span> <text:span text:style-name="T224">t</text:span><text:span text:style-name="T74">he node is in the nodelist and it has the </text:span><text:s/>'Hold' <text:span text:style-name="T74">flag</text:span>;</text:p>
      <text:p text:style-name="P149">'U' <text:span text:style-name="T29">—</text:span> <text:span text:style-name="T224">t</text:span><text:span text:style-name="T74">he node is in the nodelist and it has the 'Hub' flag</text:span> ;</text:p>
      <text:p text:style-name="P149">'D' <text:span text:style-name="T29">—</text:span> <text:span text:style-name="T224">t</text:span><text:span text:style-name="T74">he node is in the nodelist and it has the</text:span> 'Down' <text:span text:style-name="T74">flag</text:span>;</text:p>
      <text:p text:style-name="P149">'P' <text:span text:style-name="T29">—</text:span> <text:span text:style-name="T224">t</text:span><text:span text:style-name="T74">he node is in the nodelist and it has the</text:span> 'Pvt' <text:span text:style-name="T74">flag</text:span>;</text:p>
      <text:p text:style-name="P140">'<text:reference-mark-start text:name="@ - наш адрес"/>@<text:reference-mark-end text:name="@ - наш адрес"/>' <text:span text:style-name="T29">—</text:span> <text:span text:style-name="T224">our address(es)</text:span>.</text:p>
      <text:p text:style-name="P112"><text:span text:style-name="T106">T</text:span><text:span text:style-name="T74">he </text:span><text:span text:style-name="T106">character</text:span> '<text:span text:style-name="T34">&amp;</text:span>' <text:span text:style-name="T226">may also appear i</text:span><text:span text:style-name="T106">n the address after the dot</text:span>. <text:span text:style-name="T74">For example,</text:span> "<text:span text:style-name="T34">2:5030/9999.&amp;</text:span>". <text:span text:style-name="T74">This entry means "Node, its points, </text:span><text:span text:style-name="T106">the nodes under the hub</text:span><text:span text:style-name="T74"> (if it is a hub), </text:span><text:span text:style-name="T106">the nodes under the </text:span><text:span text:style-name="T74">host (if it is a host) or the whole region (if it is really a region)."</text:span> <text:span text:style-name="T74">Details of </text:span><text:span text:style-name="T106">handling the</text:span><text:span text:style-name="T74"> masks</text:span> "<text:span text:style-name="T34">#</text:span>" <text:span text:style-name="T226">and</text:span> "<text:span text:style-name="T34">&amp;</text:span>" <text:span text:style-name="T226">you may read in chapters</text:span> <text:span text:style-name="Internet_20_link"><text:bookmark-ref text:reference-format="number-no-superior" text:ref-name="__RefHeading__3042_61882448">11.1</text:bookmark-ref></text:span> <text:span text:style-name="T226">and</text:span> <text:span text:style-name="Internet_20_link"><text:bookmark-ref text:reference-format="number-no-superior" text:ref-name="__RefHeading__3044_61882448">11.2</text:bookmark-ref></text:span></text:p>
      <text:p text:style-name="P112"><text:span text:style-name="T226">The address may be preceded by a '!', which means '</text:span><text:span text:style-name="T12">not</text:span><text:span text:style-name="T226">'. For instance,</text:span> <text:span text:style-name="T34">! 2:5030/9999</text:span> <text:span text:style-name="T29">—</text:span> <text:span text:style-name="T226">the address should not match with</text:span> 2:5030/9999.</text:p>
      <text:list xml:id="list180022559113696"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3"><text:span text:style-name="T107">Mask for the message</text:span><text:span text:style-name="T74"> subject. Masks described in the</text:span> <text:span text:style-name="T35">FromName</text:span> <text:span text:style-name="T227">and</text:span> <text:span text:style-name="T35">ToName</text:span><text:span text:style-name="T156"> fields </text:span><text:span text:style-name="T1">(</text:span><text:span text:style-name="T4">see</text:span><text:span text:style-name="T1"> </text:span><text:span text:style-name="Internet_20_link"><text:bookmark-ref text:reference-format="text" text:ref-name="FromName">FromName</text:bookmark-ref></text:span><text:soft-page-break/><text:span text:style-name="T1">)</text:span>, <text:span text:style-name="T74">also work for this field.</text:span></text:p>
      <text:list xml:id="list180022858237300"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14">The message flags</text:p>
          </table:table-cell>
          <table:table-cell table:style-name="Таблица10.A1" table:number-columns-spanned="3" office:value-type="string">
            <text:p text:style-name="P114">Possible values</text:p>
          </table:table-cell>
          <table:covered-table-cell/>
          <table:covered-table-cell/>
        </table:table-row>
        <table:table-row>
          <table:table-cell table:style-name="Таблица10.A1" office:value-type="string">
            <text:p text:style-name="P8">a</text:p>
          </table:table-cell>
          <table:table-cell table:style-name="Таблица10.A1" table:number-columns-spanned="3" office:value-type="string">
            <text:p text:style-name="Standard">Attach</text:p>
          </table:table-cell>
          <table:covered-table-cell/>
          <table:covered-table-cell/>
        </table:table-row>
        <table:table-row>
          <table:table-cell table:style-name="Таблица10.A1" office:value-type="string">
            <text:p text:style-name="P8">A</text:p>
          </table:table-cell>
          <table:table-cell table:style-name="Таблица10.A1" table:number-columns-spanned="3" office:value-type="string">
            <text:p text:style-name="P51"><text:span text:style-name="T227">Check the attached files size</text:span>:<text:line-break/><text:span text:style-name="T34">+A</text:span> <text:span text:style-name="T29">—</text:span> <text:span text:style-name="T74">more than specified in</text:span> '<text:span text:style-name="Internet_20_link"><text:bookmark-ref text:reference-format="text" text:ref-name="MaxAttachSize">MaxAttachSize:</text:bookmark-ref></text:span>';<text:line-break/><text:span text:style-name="T34">-A</text:span> <text:span text:style-name="T29">—</text:span> <text:span text:style-name="T227">less than or equal to what is </text:span><text:span text:style-name="T107">specified</text:span><text:span text:style-name="T227"> in</text:span> '<text:span text:style-name="Internet_20_link"><text:bookmark-ref text:reference-format="text" text:ref-name="MaxAttachSize">MaxAttachSize:</text:bookmark-ref></text:span>'.</text:p>
          </table:table-cell>
          <table:covered-table-cell/>
          <table:covered-table-cell/>
        </table:table-row>
        <table:table-row>
          <table:table-cell table:style-name="Таблица10.A1" office:value-type="string">
            <text:p text:style-name="P8">b</text:p>
          </table:table-cell>
          <table:table-cell table:style-name="Таблица10.A1" table:number-columns-spanned="3" office:value-type="string">
            <text:p text:style-name="Standard">ARQ</text:p>
          </table:table-cell>
          <table:covered-table-cell/>
          <table:covered-table-cell/>
        </table:table-row>
        <table:table-row>
          <table:table-cell table:style-name="Таблица10.A1" office:value-type="string">
            <text:p text:style-name="P8">c</text:p>
          </table:table-cell>
          <table:table-cell table:style-name="Таблица10.A1" table:number-columns-spanned="3" office:value-type="string">
            <text:p text:style-name="Standard">Crash</text:p>
          </table:table-cell>
          <table:covered-table-cell/>
          <table:covered-table-cell/>
        </table:table-row>
        <table:table-row>
          <table:table-cell table:style-name="Таблица10.A1" office:value-type="string">
            <text:p text:style-name="P8">d</text:p>
          </table:table-cell>
          <table:table-cell table:style-name="Таблица10.A1" table:number-columns-spanned="3" office:value-type="string">
            <text:p text:style-name="Standard">Direct</text:p>
          </table:table-cell>
          <table:covered-table-cell/>
          <table:covered-table-cell/>
        </table:table-row>
        <table:table-row>
          <table:table-cell table:style-name="Таблица10.A1" office:value-type="string">
            <text:p text:style-name="P8">e</text:p>
          </table:table-cell>
          <table:table-cell table:style-name="Таблица10.A1" table:number-columns-spanned="3" office:value-type="string">
            <text:p text:style-name="P50">Empty (<text:span text:style-name="T227">empty message body</text:span>. <text:span text:style-name="T74">Klu</text:span><text:span text:style-name="T107">dges</text:span><text:span text:style-name="T74"> are not taken into account.</text:span>)</text:p>
          </table:table-cell>
          <table:covered-table-cell/>
          <table:covered-table-cell/>
        </table:table-row>
        <table:table-row>
          <table:table-cell table:style-name="Таблица10.A1" office:value-type="string">
            <text:p text:style-name="P8">E</text:p>
          </table:table-cell>
          <table:table-cell table:style-name="Таблица10.A1" table:number-columns-spanned="3" office:value-type="string">
            <text:p text:style-name="Standard">Echo mail (<text:span text:style-name="T228">the message is echomail</text:span>)</text:p>
          </table:table-cell>
          <table:covered-table-cell/>
          <table:covered-table-cell/>
        </table:table-row>
        <table:table-row>
          <table:table-cell table:style-name="Таблица10.A1" office:value-type="string">
            <text:p text:style-name="P8">f</text:p>
          </table:table-cell>
          <table:table-cell table:style-name="Таблица10.A1" table:number-columns-spanned="3" office:value-type="string">
            <text:p text:style-name="Standard">File Request</text:p>
          </table:table-cell>
          <table:covered-table-cell/>
          <table:covered-table-cell/>
        </table:table-row>
        <table:table-row>
          <table:table-cell table:style-name="Таблица10.A1" office:value-type="string">
            <text:p text:style-name="P8">g</text:p>
          </table:table-cell>
          <table:table-cell table:style-name="Таблица10.A1" table:number-columns-spanned="3" office:value-type="string">
            <text:p text:style-name="P51"><text:span text:style-name="T228">Check the message age</text:span>:<text:line-break/><text:span text:style-name="T34">+g</text:span> <text:span text:style-name="T29">—</text:span> <text:span text:style-name="T74">more than specified in</text:span> '<text:span text:style-name="T35"><text:bookmark-ref text:reference-format="text" text:ref-name="MaxAge">MaxAge:</text:bookmark-ref></text:span>';<text:line-break/><text:span text:style-name="T34">-g</text:span> <text:span text:style-name="T29">—</text:span> <text:span text:style-name="T228">less than or equal to what is specified in</text:span> '<text:span text:style-name="T35"><text:bookmark-ref text:reference-format="text" text:ref-name="MaxAge">MaxAge:</text:bookmark-ref></text:span>'.</text:p>
          </table:table-cell>
          <table:covered-table-cell/>
          <table:covered-table-cell/>
        </table:table-row>
        <table:table-row>
          <table:table-cell table:style-name="Таблица10.A1" office:value-type="string">
            <text:p text:style-name="P8">h</text:p>
          </table:table-cell>
          <table:table-cell table:style-name="Таблица10.A1" table:number-columns-spanned="3" office:value-type="string">
            <text:p text:style-name="Standard">Hold</text:p>
          </table:table-cell>
          <table:covered-table-cell/>
          <table:covered-table-cell/>
        </table:table-row>
        <table:table-row>
          <table:table-cell table:style-name="Таблица10.A1" office:value-type="string">
            <text:p text:style-name="P8">i</text:p>
          </table:table-cell>
          <table:table-cell table:style-name="Таблица10.A1" table:number-columns-spanned="3" office:value-type="string">
            <text:p text:style-name="Standard">Forward/in transit</text:p>
          </table:table-cell>
          <table:covered-table-cell/>
          <table:covered-table-cell/>
        </table:table-row>
        <table:table-row>
          <table:table-cell table:style-name="Таблица10.A1" office:value-type="string">
            <text:p text:style-name="P8">j</text:p>
          </table:table-cell>
          <table:table-cell table:style-name="Таблица10.A1" table:number-columns-spanned="3" office:value-type="string">
            <text:p text:style-name="Standard">Kill File Sent</text:p>
          </table:table-cell>
          <table:covered-table-cell/>
          <table:covered-table-cell/>
        </table:table-row>
        <table:table-row>
          <table:table-cell table:style-name="Таблица10.A1" office:value-type="string">
            <text:p text:style-name="P8">k</text:p>
          </table:table-cell>
          <table:table-cell table:style-name="Таблица10.A1" table:number-columns-spanned="3" office:value-type="string">
            <text:p text:style-name="Standard">Kil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a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k</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Standard"><text:span text:style-name="T1">i</text:span><text:span text:style-name="T7">m</text:span><text:span text:style-name="T1">mediate</text:span></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P51"><text:span text:style-name="T228">Check the message size</text:span>:<text:line-break/><text:span text:style-name="T34">+M</text:span> <text:span text:style-name="T29">—</text:span> <text:span text:style-name="T74">more than specified in</text:span> '<text:span text:style-name="Internet_20_link"><text:bookmark-ref text:reference-format="text" text:ref-name="MaxMsgSize">MaxMsgSize:</text:bookmark-ref></text:span>';<text:line-break/><text:span text:style-name="T34">-M</text:span> <text:span text:style-name="T29">—</text:span> <text:span text:style-name="T228">less than or equal to what is specified in</text:span> '<text:span text:style-name="Internet_20_link"><text:bookmark-ref text:reference-format="text" text:ref-name="MaxMsgSize">MaxMsgSize:</text:bookmark-ref></text:span>'</text:p>
          </table:table-cell>
          <table:covered-table-cell/>
          <table:covered-table-cell/>
        </table:table-row>
        <text:soft-page-break/>
        <table:table-row>
          <table:table-cell table:style-name="Таблица10.A1" office:value-type="string">
            <text:p text:style-name="P8">n</text:p>
          </table:table-cell>
          <table:table-cell table:style-name="Таблица10.A1" table:number-columns-spanned="3" office:value-type="string">
            <text:p text:style-name="Standard">CFM</text:p>
          </table:table-cell>
          <table:covered-table-cell/>
          <table:covered-table-cell/>
        </table:table-row>
        <table:table-row>
          <table:table-cell table:style-name="Таблица10.A1" office:value-type="string">
            <text:p text:style-name="P8">o</text:p>
          </table:table-cell>
          <table:table-cell table:style-name="Таблица10.A1" table:number-columns-spanned="3" office:value-type="string">
            <text:p text:style-name="Standard">Orphan</text:p>
          </table:table-cell>
          <table:covered-table-cell/>
          <table:covered-table-cell/>
        </table:table-row>
        <table:table-row>
          <table:table-cell table:style-name="Таблица10.A1" office:value-type="string">
            <text:p text:style-name="P8">p</text:p>
          </table:table-cell>
          <table:table-cell table:style-name="Таблица10.A1" table:number-columns-spanned="3" office:value-type="string">
            <text:p text:style-name="Standard">Private</text:p>
          </table:table-cell>
          <table:covered-table-cell/>
          <table:covered-table-cell/>
        </table:table-row>
        <table:table-row>
          <table:table-cell table:style-name="Таблица10.A1" office:value-type="string">
            <text:p text:style-name="P8">q</text:p>
          </table:table-cell>
          <table:table-cell table:style-name="Таблица10.A1" table:number-columns-spanned="3" office:value-type="string">
            <text:p text:style-name="Standard">return receipt re<text:span text:style-name="T54">q</text:span>uest</text:p>
          </table:table-cell>
          <table:covered-table-cell/>
          <table:covered-table-cell/>
        </table:table-row>
        <table:table-row>
          <table:table-cell table:style-name="Таблица10.A1" office:value-type="string">
            <text:p text:style-name="P8">r</text:p>
          </table:table-cell>
          <table:table-cell table:style-name="Таблица10.A1" table:number-columns-spanned="3" office:value-type="string">
            <text:p text:style-name="Standard">Received</text:p>
          </table:table-cell>
          <table:covered-table-cell/>
          <table:covered-table-cell/>
        </table:table-row>
        <table:table-row>
          <table:table-cell table:style-name="Таблица10.A1" office:value-type="string">
            <text:p text:style-name="P8">s</text:p>
          </table:table-cell>
          <table:table-cell table:style-name="Таблица10.A1" table:number-columns-spanned="3" office:value-type="string">
            <text:p text:style-name="Standard">Sent</text:p>
          </table:table-cell>
          <table:covered-table-cell/>
          <table:covered-table-cell/>
        </table:table-row>
        <table:table-row>
          <table:table-cell table:style-name="Таблица10.A1" office:value-type="string">
            <text:p text:style-name="P8">S</text:p>
          </table:table-cell>
          <table:table-cell table:style-name="Таблица10.A1" table:number-columns-spanned="3" office:value-type="string">
            <text:p text:style-name="Standard">Archive/Sent</text:p>
          </table:table-cell>
          <table:covered-table-cell/>
          <table:covered-table-cell/>
        </table:table-row>
        <table:table-row>
          <table:table-cell table:style-name="Таблица10.A1" office:value-type="string">
            <text:p text:style-name="P8">t</text:p>
          </table:table-cell>
          <table:table-cell table:style-name="Таблица10.A1" table:number-columns-spanned="3" office:value-type="string">
            <text:p text:style-name="Standard">Truncate file sent</text:p>
          </table:table-cell>
          <table:covered-table-cell/>
          <table:covered-table-cell/>
        </table:table-row>
        <table:table-row>
          <table:table-cell table:style-name="Таблица10.A1" office:value-type="string">
            <text:p text:style-name="P8">u</text:p>
          </table:table-cell>
          <table:table-cell table:style-name="Таблица10.A1" table:number-columns-spanned="3" office:value-type="string">
            <text:p text:style-name="Standard">Update Request</text:p>
          </table:table-cell>
          <table:covered-table-cell/>
          <table:covered-table-cell/>
        </table:table-row>
        <table:table-row>
          <table:table-cell table:style-name="Таблица10.A1" office:value-type="string">
            <text:p text:style-name="P8">v</text:p>
          </table:table-cell>
          <table:table-cell table:style-name="Таблица10.A1" table:number-columns-spanned="3" office:value-type="string">
            <text:p text:style-name="Standard">Scanned (<text:span text:style-name="T228">For echomail message bases of</text:span> Squish <text:span text:style-name="T228">format only</text:span>)</text:p>
          </table:table-cell>
          <table:covered-table-cell/>
          <table:covered-table-cell/>
        </table:table-row>
        <table:table-row>
          <table:table-cell table:style-name="Таблица10.A1" office:value-type="string">
            <text:p text:style-name="P170">x</text:p>
          </table:table-cell>
          <table:table-cell table:style-name="Таблица10.A1" table:number-columns-spanned="3" office:value-type="string">
            <text:p text:style-name="P169">Attach Exists</text:p>
          </table:table-cell>
          <table:covered-table-cell/>
          <table:covered-table-cell/>
        </table:table-row>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1"><text:span text:style-name="T228">the</text:span> '<text:span text:style-name="T34">a</text:span>' <text:span text:style-name="T74">flag is </text:span><text:span text:style-name="T140">set in</text:span><text:span text:style-name="T74"> the </text:span><text:span text:style-name="T108">message</text:span><text:span text:style-name="T74"> and all the files listed </text:span><text:span text:style-name="T108">as</text:span><text:span text:style-name="T74"> attach</text:span><text:span text:style-name="T108">ed</text:span><text:span text:style-name="T74"> </text:span><text:span text:style-name="T140">exist</text:span>;</text:p>
          </table:table-cell>
        </table:table-row>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1"><text:span text:style-name="T228">the</text:span> '<text:span text:style-name="T34">a</text:span>' <text:span text:style-name="T74">flag is </text:span><text:span text:style-name="T140">set in</text:span><text:span text:style-name="T74"> the </text:span><text:span text:style-name="T108">message</text:span><text:span text:style-name="T74"> and </text:span><text:span text:style-name="T108">one or several of</text:span><text:span text:style-name="T74"> the files listed </text:span><text:span text:style-name="T108">as</text:span><text:span text:style-name="T74"> attach</text:span><text:span text:style-name="T108">ed</text:span><text:span text:style-name="T74"> are </text:span><text:span text:style-name="T108">ab</text:span><text:span text:style-name="T74">sent</text:span></text:p>
          </table:table-cell>
        </table:table-row>
        <table:table-row>
          <table:table-cell table:style-name="Таблица10.A1" office:value-type="string">
            <text:p text:style-name="P8">y</text:p>
          </table:table-cell>
          <table:table-cell table:style-name="Таблица10.A1" table:number-columns-spanned="3" office:value-type="string">
            <text:p text:style-name="Standard">return receipt</text:p>
          </table:table-cell>
          <table:covered-table-cell/>
          <table:covered-table-cell/>
        </table:table-row>
        <table:table-row>
          <table:table-cell table:style-name="Таблица10.A1" office:value-type="string">
            <text:p text:style-name="P8">0 - 9</text:p>
          </table:table-cell>
          <table:table-cell table:style-name="Таблица10.A1" table:number-columns-spanned="3" office:value-type="string">
            <text:p text:style-name="Standard">Loop Count</text:p>
          </table:table-cell>
          <table:covered-table-cell/>
          <table:covered-table-cell/>
        </table:table-row>
        <table:table-row>
          <table:table-cell table:style-name="Таблица10.A1" office:value-type="string">
            <text:p text:style-name="Standard"/>
          </table:table-cell>
          <table:table-cell table:style-name="Таблица10.A1" table:number-columns-spanned="3" office:value-type="string">
            <text:p text:style-name="P52"><text:span text:style-name="T74">If the flag has a</text:span> '<text:span text:style-name="T34">+</text:span>' <text:span text:style-name="T229">sign before it</text:span>, <text:span text:style-name="T74">then in order for the </text:span><text:span text:style-name="T109">message</text:span><text:span text:style-name="T74"> to match the mask, this flag must be set; if there is a '</text:span><text:span text:style-name="T21">-</text:span><text:span text:style-name="T74">' sign, then the flag must be reset. Special situation </text:span><text:span text:style-name="T109">is </text:span><text:span text:style-name="T74">with Loop </text:span><text:span text:style-name="T109">count</text:span><text:span text:style-name="T74">. The</text:span> <text:span text:style-name="T34">+0</text:span> <text:span text:style-name="T74">flag indicates that the situation is being caught when the </text:span><text:span text:style-name="T109">message</text:span><text:span text:style-name="T74"> has never yet passed </text:span><text:span text:style-name="T117">via</text:span><text:span text:style-name="T74"> our station. Flag</text:span> <text:span text:style-name="T34">-0</text:span> <text:span text:style-name="T74">catches a situation when a </text:span><text:span text:style-name="T109">message</text:span><text:span text:style-name="T74"> passed </text:span><text:span text:style-name="T117">via</text:span><text:span text:style-name="T74"> our station at least once. The flag</text:span> <text:span text:style-name="T34">+1</text:span>...<text:span text:style-name="T34">+9</text:span> <text:span text:style-name="T74">catches the situation when the </text:span><text:span text:style-name="T109">message</text:span><text:span text:style-name="T74"> passed the corresponding number of times </text:span><text:span text:style-name="T84">or more</text:span><text:span text:style-name="T74">. Flag</text:span> <text:span text:style-name="T34">-1</text:span>...<text:span text:style-name="T17">‑</text:span><text:span text:style-name="T34">9</text:span> <text:span text:style-name="T29">—</text:span> <text:span text:style-name="T74">when the </text:span><text:span text:style-name="T109">message</text:span><text:span text:style-name="T74"> passed </text:span><text:span text:style-name="T84">less</text:span><text:span text:style-name="T74"> than this number of times </text:span><text:span text:style-name="T110">(meaning the number without sign)</text:span><text:span text:style-name="T74">.</text:span> <text:line-break/><text:span text:style-name="T230">That is</text:span> <text:span text:style-name="T34">+0 == -1,</text:span> <text:span text:style-name="T34">-0 == +1.</text:span></text:p>
          </table:table-cell>
          <table:covered-table-cell/>
          <table:covered-table-cell/>
        </table:table-row>
      </table:table>
      <text:p text:style-name="P53">Examples of some masks:</text:p>
      <text:p text:style-name="P8">Mask: * * * * * *</text:p>
      <text:p text:style-name="P150"><text:soft-page-break/><text:span text:style-name="T9">Any</text:span> message will match the mask.</text:p>
      <text:p text:style-name="P8">Mask: * * "*<text:span text:style-name="T230">Trump</text:span>*" * * *</text:p>
      <text:p text:style-name="P150">The messages written to <text:s/>somebody with a name containing <text:s/>the word Trump will match the mask.</text:p>
      <text:p text:style-name="P8">Mask: * !# * !# * *</text:p>
      <text:p text:style-name="P150">Such a mask matches the messages in which sender and recipient are not in the nodelist.</text:p>
      <text:p text:style-name="P8">Mask: * * * * * +s</text:p>
      <text:p text:style-name="P150">The mask matches messages with the Sent flag set.</text:p>
      <text:p text:style-name="Standard"><text:span text:style-name="T277">You may use several masks one after another</text:span>. <text:span text:style-name="T277">For example</text:span>:</text:p>
      <text:p text:style-name="P8">Mask: * 2:5020/0 * * * *</text:p>
      <text:p text:style-name="P8">Mask: * 2:5020/381 * * * *</text:p>
      <text:p text:style-name="P8">Mask: * 2:5020/1381 * * * *</text:p>
      <text:p text:style-name="P151"><text:span text:style-name="T230">The messages </text:span><text:span text:style-name="T74">written from the address</text:span> 2:5020/0, <text:span text:style-name="T230">or</text:span> 2:5020/381, <text:span text:style-name="T230">or</text:span> 2:5020/1381 <text:span text:style-name="T230">will match the mask</text:span>.</text:p>
      <text:p text:style-name="P16"><text:bookmark-start text:name="The modifier"/>The <text:span text:style-name="T58">'@'</text:span> modifier<text:bookmark-end text:name="The modifier"/> can be used in the situation when you need to specify all our addresses in the mask. For example:</text:p>
      <text:p text:style-name="P8">Address: 2:5030/9999</text:p>
      <text:p text:style-name="P8">Aka: 7:1130/79 7:*/*.*</text:p>
      <text:p text:style-name="P8">Aka: 8:888/888 8:*/*.*</text:p>
      <text:p text:style-name="Standard">[...]</text:p>
      <text:p text:style-name="P8">Mask * * * !@ * *</text:p>
      <text:p text:style-name="P140"><text:span text:style-name="T74">All </text:span><text:span text:style-name="T111">messages</text:span><text:span text:style-name="T74"> that are written not </text:span><text:span text:style-name="T111">to</text:span> 2:5030/9999, <text:span text:style-name="T231">not to</text:span> 7:1130/79 <text:span text:style-name="T231">and not to</text:span> 8:888/888 <text:span text:style-name="T231">will match the mask</text:span>.</text:p>
      <text:list xml:id="list180023579127103" text:continue-numbering="true" text:style-name="Outline">
        <text:list-item>
          <text:list>
            <text:list-item>
              <text:h text:style-name="Heading_20_2" text:outline-level="2"><text:bookmark-start text:name="__RefHeading__10239_813993393"/><text:s/>'<text:span text:style-name="T35">ScriptMask:</text:span>' <text:span text:style-name="T245">Statement Parameters</text:span><text:bookmark-end text:name="__RefHeading__10239_813993393"/></text:h>
            </text:list-item>
          </text:list>
        </text:list-item>
      </text:list>
      <text:p text:style-name="Standard"><text:span text:style-name="T231">Syntax</text:span>:</text:p>
      <text:p text:style-name="P142">ScriptMask: "smask"</text:p>
      <text:p text:style-name="P130"><text:span text:style-name="T231">Here</text:span> "<text:span text:style-name="T35">smask</text:span>" <text:span text:style-name="T74">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1">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ext:soft-page-break/>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Otherwise, the message does not match the mask.</text:p>
      <text:list xml:id="list180023738305549" text:continue-numbering="true" text:style-name="Outline">
        <text:list-item>
          <text:h text:style-name="Heading_20_1" text:outline-level="1"><text:bookmark-start text:name="__RefHeading__10241_813993393"/>'<text:span text:style-name="T34">Action:</text:span>' <text:span text:style-name="T245">Statement Parameters</text:span><text:bookmark-end text:name="__RefHeading__10241_813993393"/></text:h>
        </text:list-item>
      </text:list>
      <text:p text:style-name="P55"><text:span text:style-name="T232">The</text:span> '<text:span text:style-name="T34">Action:</text:span>' <text:span text:style-name="T232">statement</text:span> <text:span text:style-name="T74">indicates what we will do with the </text:span><text:span text:style-name="T112">message</text:span><text:span text:style-name="T74"> matching the mask. Possible variations of this </text:span><text:span text:style-name="T112">statement are</text:span><text:span text:style-name="T74">:</text:span></text:p>
      <text:p text:style-name="P9">Action: <text:bookmark-start text:name="AddNote"/>AddNote<text:bookmark-end text:name="AddNote"/> "tpl"</text:p>
      <text:p text:style-name="P152">Prepend the message body with the specified template.</text:p>
      <text:p text:style-name="P9">Action: AddKludge "name" "value"</text:p>
      <text:p text:style-name="P140"><text:span text:style-name="T232">Add the kludge to the message</text:span>.</text:p>
      <text:p text:style-name="P8">Action: <text:bookmark-start text:name="Delete"/>Delete<text:bookmark-end text:name="Delete"/></text:p>
      <text:p text:style-name="P153"><text:span text:style-name="T74">Delete </text:span><text:span text:style-name="T112">the message</text:span><text:span text:style-name="T74">. The </text:span><text:span text:style-name="T112">message</text:span><text:span text:style-name="T74"> is deleted from the </text:span><text:span text:style-name="T112">message</text:span><text:span text:style-name="T74"> base specified in </text:span><text:s/>'<text:span text:style-name="T35">ScanDir:</text:span>' <text:span text:style-name="T74">to which this </text:span><text:span text:style-name="T112">statement</text:span><text:span text:style-name="T74"> belongs. At the same time, the </text:span><text:span text:style-name="T112">message</text:span><text:span text:style-name="T74"> remains in memory and it can be </text:span><text:span text:style-name="T112">later</text:span><text:span text:style-name="T74"> processed by other </text:span><text:s/>'Action:' <text:span text:style-name="T112">statements</text:span> <text:span text:style-name="T74">related to the same</text:span> '<text:span text:style-name="T35">ScanDir:</text:span>' <text:span text:style-name="T112">statement </text:span><text:span text:style-name="T141">and located immediately after this one.</text:span></text:p>
      <text:p text:style-name="P9">Action: <text:bookmark-start text:name="Move"/>Move<text:bookmark-end text:name="Move"/> "o:\new\dir"</text:p>
      <text:p text:style-name="P154"><text:span text:style-name="T74">Move the </text:span><text:span text:style-name="T112">message</text:span><text:span text:style-name="T74"> to another </text:span><text:span text:style-name="T112">message</text:span><text:span text:style-name="T74"> base. After moving, it is possible to process this </text:span><text:span text:style-name="T112">message</text:span><text:span text:style-name="T74"> with other</text:span> 'Action:' <text:span text:style-name="T112">statements</text:span> <text:span text:style-name="T74">related to the same</text:span> '<text:span text:style-name="T35">ScanDir:</text:span>' <text:span text:style-name="T112">statement</text:span>.</text:p>
      <text:p text:style-name="P9">Action: <text:bookmark-start text:name="Copy"/>Copy<text:bookmark-end text:name="Copy"/> "o:\new\dir"</text:p>
      <text:p text:style-name="P140"><text:span text:style-name="T233">Copy the message to another message base</text:span>.</text:p>
      <text:p text:style-name="P8">Action: <text:bookmark-start text:name="Rewrite"/>Rewrite<text:bookmark-end text:name="Rewrite"/> * * * * * *</text:p>
      <text:p text:style-name="P154"><text:span text:style-name="T74">Overwrite</text:span> <text:span text:style-name="T233">the message</text:span>. <text:span text:style-name="T74">The </text:span><text:span text:style-name="T113">meaning</text:span><text:span text:style-name="T74"> of the fields with asterisks in the line above are the same as in</text:span> <text:span text:style-name="Internet_20_link"><text:bookmark-ref text:reference-format="text" text:ref-name="Mask">Mask:</text:bookmark-ref></text:span>. <text:span text:style-name="T233">The</text:span> '<text:span text:style-name="T34">*</text:span>' <text:span text:style-name="T233">character</text:span><text:span text:style-name="T74"> means that this field must be left unchanged. </text:span><text:span text:style-name="T113">If a field contains some specific value, this value will be written </text:span><text:span text:style-name="T114">down. </text:span><text:span text:style-name="T113">The</text:span><text:span text:style-name="T74"> </text:span><text:span text:style-name="T113">message</text:span><text:span text:style-name="T74"> from memory is written to the </text:span><text:span text:style-name="T113">message</text:span><text:span text:style-name="T74"> base specified in</text:span> '<text:span text:style-name="Internet_20_link"><text:bookmark-ref text:reference-format="text" text:ref-name="ScanDir">ScanDir:</text:bookmark-ref></text:span>'. <text:span text:style-name="T233">In the</text:span> <text:span text:style-name="T34">Subject</text:span> <text:span text:style-name="T233">f</text:span><text:span text:style-name="T74">ield, you can use the macros used in the templates.</text:span></text:p>
      <text:p text:style-name="P8"><text:bookmark-start text:name="ActionIgnore"/>Action: Ignore<text:bookmark-end text:name="ActionIgnore"/></text:p>
      <text:p text:style-name="P167"><text:span text:style-name="T234">Ignore the message matching the mask</text:span>. <text:span text:style-name="T252">This means that this message will be excluded from subsequent Action </text:span><text:span text:style-name="T112">statements</text:span><text:span text:style-name="T252"> related to the same 'ScanDir:' command.</text:span></text:p>
      <text:p text:style-name="P8"><text:bookmark-start text:name="ActionDisplay"/>Action: Display<text:bookmark-end text:name="ActionDisplay"/> "Text"</text:p>
      <text:p text:style-name="P155">Display a string on the screen and in the log. In the "Text" field, you can use the macros used in the templates.</text:p>
      <text:p text:style-name="P8"><text:soft-page-break/>Action: Flag "File"</text:p>
      <text:p text:style-name="P155">Create a file of zero length. If the directory in which the flag is to be created is missing, then it is created.</text:p>
      <text:p text:style-name="P9">Action: DelFile "File"</text:p>
      <text:p text:style-name="P155">Delete the specified file. If the file is already missing, an error message is not displayed.</text:p>
      <text:p text:style-name="P9">Action: NewMsg "tpl" "dir" * * * * * *</text:p>
      <text:p text:style-name="P156"><text:span text:style-name="T74">Create a new </text:span><text:span text:style-name="T115">message</text:span><text:span text:style-name="T74"> using a template. In the Subject field, you can use the macros used in the templates.</text:span> "<text:span text:style-name="T35">tpl</text:span>" <text:span text:style-name="T74">in this </text:span><text:span text:style-name="T115">statement</text:span><text:span text:style-name="T74"> indicates the template that will be used when creating a new </text:span><text:span text:style-name="T115">message</text:span><text:span text:style-name="T74">, and</text:span> "<text:span text:style-name="T35">dir</text:span>" <text:span text:style-name="T74">is the directory in which this </text:span><text:span text:style-name="T115">message</text:span><text:span text:style-name="T74"> will be created. The remaining fields are almost the same as in the</text:span> '<text:span text:style-name="Internet_20_link"><text:bookmark-ref text:reference-format="text" text:ref-name="Mask">Mask:</text:bookmark-ref></text:span>' <text:span text:style-name="T235">statement </text:span><text:span text:style-name="T74">except that you cannot use the characters</text:span> '<text:span text:style-name="T34">&amp;</text:span>', '<text:span text:style-name="T34">!</text:span>' <text:span text:style-name="T235">and</text:span> '<text:span text:style-name="T34">#</text:span>', <text:span text:style-name="T74">but there are three other characters - these are</text:span> '<text:span text:style-name="T34">$</text:span>', '<text:span text:style-name="T34">%</text:span>' <text:span text:style-name="T278">and</text:span> '<text:span text:style-name="T34">@</text:span>'. <text:span text:style-name="T235">The</text:span> '<text:span text:style-name="T34">%</text:span>' <text:span text:style-name="T235">character </text:span><text:span text:style-name="T74">indicates that in the</text:span> <text:span text:style-name="T34">From</text:span> <text:span text:style-name="T235">or</text:span> <text:span text:style-name="T34">To</text:span> <text:span text:style-name="T235">f</text:span><text:span text:style-name="T74">ields it is necessary to use the address or name of the recipient indicated in the original </text:span><text:span text:style-name="T115">message</text:span><text:span text:style-name="T74">. The</text:span> '<text:span text:style-name="T34">$</text:span>' <text:span text:style-name="T235">character </text:span><text:span text:style-name="T74">indicates that the sender address or sender name must be used. The</text:span> '<text:span text:style-name="T34">@</text:span>' <text:span text:style-name="T235">character </text:span><text:span text:style-name="T74">in the address indicates that our address (or AKA) should be used.</text:span></text:p>
      <text:p text:style-name="P9">Action: <text:bookmark-start text:name="WriteFile"/>WriteFile<text:bookmark-end text:name="WriteFile"/> "tpl" "File"</text:p>
      <text:p text:style-name="P157"><text:span text:style-name="T74">Create a file</text:span> <text:span text:style-name="T35">"File"</text:span><text:span text:style-name="T1"> and write into it the text created from the template </text:span><text:span text:style-name="T35">"tpl"</text:span>.</text:p>
      <text:p text:style-name="P9">Action: AppendToFile "tpl" "File"</text:p>
      <text:p text:style-name="P157"><text:span text:style-name="T74">If the file</text:span> <text:span text:style-name="T35">"File" </text:span><text:span text:style-name="T156">already exists, then the text created from the template</text:span> <text:span text:style-name="T35">"tpl" </text:span><text:span text:style-name="T37">i</text:span><text:span text:style-name="T156">s appended to the end of this file, otherwise it is similar to</text:span> <text:span text:style-name="Internet_20_link"><text:bookmark-ref text:reference-format="text" text:ref-name="WriteFile">WriteFile</text:bookmark-ref></text:span>.</text:p>
      <text:p text:style-name="P9">Action: Call "tpl" "File" "Prg"</text:p>
      <text:p text:style-name="P158"><text:span text:style-name="T74">Create the file</text:span> "<text:span text:style-name="T34">File</text:span>" <text:span text:style-name="T74">using the template</text:span> "<text:span text:style-name="T35">tpl</text:span><text:span text:style-name="T1">" and then call the program</text:span> "<text:span text:style-name="T35">Prg</text:span>". <text:span text:style-name="T74">After its completion, delete the created file. Parameters</text:span> "<text:span text:style-name="T35">tpl</text:span>" <text:span text:style-name="T236">and</text:span> "<text:span text:style-name="T34">File</text:span>" <text:span text:style-name="T74">may be missing. In the</text:span> "<text:span text:style-name="T35">Prg</text:span>" <text:span text:style-name="T236">f</text:span><text:span text:style-name="T74">ield, you can use the macros used in the templates.</text:span></text:p>
      <text:p text:style-name="P8"><text:reference-mark-start text:name="Action: Route"/>Action: Route<text:reference-mark-end text:name="Action: Route"/> &lt;Mode&gt; Address</text:p>
      <text:p text:style-name="P140"><text:span text:style-name="T74">Send this </text:span><text:span text:style-name="T116">message</text:span><text:span text:style-name="T74"> </text:span><text:span text:style-name="T116">via</text:span><text:span text:style-name="T74"> the appropriate address.</text:span> Mode <text:span text:style-name="T236">can be</text:span> <text:span text:style-name="T34">Hold</text:span>, <text:span text:style-name="T34">Crash</text:span>, <text:span text:style-name="T34">Direct</text:span>, <text:span text:style-name="T34">Normal</text:span> <text:span text:style-name="T236">or</text:span> <text:span text:style-name="T34">Immediate</text:span>. <text:span text:style-name="T74">The following characters can be used as an address:</text:span></text:p>
      <text:p text:style-name="P159"><text:span text:style-name="T34">% <text:s/></text:span><text:s/><text:span text:style-name="T29">—</text:span> <text:span text:style-name="T74">send </text:span><text:span text:style-name="T117">to</text:span><text:span text:style-name="T74"> the recipient of the </text:span><text:span text:style-name="T116">message</text:span><text:span text:style-name="T74">;</text:span></text:p>
      <text:p text:style-name="P140"><text:span text:style-name="T34">%.0</text:span> <text:span text:style-name="T29">—</text:span> <text:span text:style-name="T74">send </text:span><text:span text:style-name="T117">via</text:span><text:span text:style-name="T74"> the boss of the </text:span><text:span text:style-name="T116">message </text:span><text:span text:style-name="T74">recipient.</text:span></text:p>
      <text:p text:style-name="P160">Your address that matches the corresponding mask will be used as the address of the packet sender.</text:p>
      <text:p text:style-name="Standard"><text:reference-mark-start text:name="Action: RouteFilebox"/><text:span text:style-name="T35">Action: RouteFilebox</text:span><text:reference-mark-end text:name="Action: RouteFilebox"/><text:span text:style-name="T34"> &lt;Mode&gt; Address</text:span></text:p>
      <text:p text:style-name="P159"><text:span text:style-name="T74">Send this </text:span><text:span text:style-name="T116">message</text:span><text:span text:style-name="T74"> </text:span><text:span text:style-name="T116">via</text:span><text:span text:style-name="T74"> the appropriate address.</text:span> <text:span text:style-name="T34">Mode</text:span> <text:span text:style-name="T236">can be</text:span> <text:span text:style-name="T34">Hold</text:span>, <text:span text:style-name="T34">Crash</text:span>, <text:span text:style-name="T34">Direct</text:span>, <text:span text:style-name="T34">Normal</text:span> <text:span text:style-name="T237">or</text:span> <text:span text:style-name="T34">Immediate</text:span>. <text:span text:style-name="T74">The following characters can be used as an address:</text:span></text:p>
      <text:p text:style-name="P159"><text:soft-page-break/><text:span text:style-name="T34">% <text:s/></text:span><text:s/><text:span text:style-name="T29">—</text:span> <text:span text:style-name="T74">send </text:span><text:span text:style-name="T117">to</text:span><text:span text:style-name="T74"> the recipient of the </text:span><text:span text:style-name="T116">message</text:span><text:span text:style-name="T74">;</text:span></text:p>
      <text:p text:style-name="P159"><text:span text:style-name="T34">%.0</text:span> <text:span text:style-name="T29">—</text:span> <text:span text:style-name="T74">send </text:span><text:span text:style-name="T117">via</text:span><text:span text:style-name="T74"> the boss of the </text:span><text:span text:style-name="T116">message </text:span><text:span text:style-name="T74">recipient.</text:span></text:p>
      <text:p text:style-name="P159"><text:span text:style-name="T237">Your address that matches the corresponding mask will be used as the address of the packet sender.</text:span> <text:span text:style-name="T237">The </text:span><text:span text:style-name="T116">message</text:span><text:span text:style-name="T117"> in a separate packet</text:span><text:span text:style-name="T237"> is placed in a file box.</text:span></text:p>
      <text:p text:style-name="P9">Action: RouteHub &lt;Mode&gt;</text:p>
      <text:p text:style-name="P161"><text:span text:style-name="T238">Send this </text:span><text:span text:style-name="T116">message</text:span><text:span text:style-name="T238"> via the hub of the destination address.</text:span> <text:span text:style-name="T34">Mode</text:span> <text:span text:style-name="T238">can be</text:span> <text:span text:style-name="T34">Hold</text:span>, <text:span text:style-name="T34">Crash</text:span>, <text:span text:style-name="T34">Direct</text:span>, <text:span text:style-name="T34">Normal</text:span> <text:span text:style-name="T238">or</text:span> <text:span text:style-name="T34">Immediate</text:span>. <text:span text:style-name="T238">Sends to the recipient host if the hub is not found.</text:span></text:p>
      <text:p text:style-name="P8">Action: Poll &lt;Mode&gt; Address</text:p>
      <text:p text:style-name="P161"><text:span text:style-name="T74">Generate Poll to the specified address. The </text:span><text:span text:style-name="T118">fields</text:span> <text:span text:style-name="T34">Mode</text:span> <text:span text:style-name="T238">and</text:span> <text:span text:style-name="T34">Address</text:span> <text:span text:style-name="T74">are the same as those in the</text:span> '<text:span text:style-name="Internet_20_link"><text:reference-ref text:reference-format="text" text:ref-name="Action: Route">Action: Route</text:reference-ref></text:span>' (<text:span text:style-name="T238">or</text:span> '<text:span text:style-name="Internet_20_link"><text:reference-ref text:reference-format="text" text:ref-name="Action: RouteFilebox">Action: RouteFilebox</text:reference-ref></text:span>') <text:span text:style-name="T238">statement</text:span>. <text:span text:style-name="T74">As a Poll, the corresponding</text:span> <text:span text:style-name="T34">?LO</text:span> <text:span text:style-name="T74">file of zero length is created. If the given</text:span> <text:span text:style-name="T34">?LO</text:span> <text:span text:style-name="T74">file already exists, the </text:span><text:span text:style-name="T118">statement</text:span><text:span text:style-name="T74"> takes no action.</text:span></text:p>
      <text:p text:style-name="P9">Action: DeleteAttach</text:p>
      <text:p text:style-name="P161"><text:span text:style-name="T74">Deletes files attached to the </text:span><text:span text:style-name="T118">message.</text:span> <text:span text:style-name="T238">The mesage itself stays intact.</text:span> <text:span text:style-name="T74">If the message does not have the</text:span> <text:span text:style-name="T35">FileAttach</text:span><text:span text:style-name="T156"> </text:span><text:span text:style-name="T159">flag</text:span><text:span text:style-name="T152">, </text:span><text:span text:style-name="T171">t</text:span><text:span text:style-name="T164">hen this </text:span><text:span text:style-name="T168">statement</text:span><text:span text:style-name="T164"> is ignored.</text:span></text:p>
      <text:p text:style-name="P9">Action: <text:bookmark-start text:name="ChangePath"/>ChangePath<text:bookmark-end text:name="ChangePath"/> "Dir"</text:p>
      <text:p text:style-name="P162"><text:span text:style-name="T239">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5">FileAttach</text:span><text:span text:style-name="T156"> </text:span><text:span text:style-name="T160">flag</text:span><text:span text:style-name="T152">, </text:span><text:span text:style-name="T239">then this </text:span><text:span text:style-name="T168">statement</text:span><text:span text:style-name="T239"> is ignored.</text:span></text:p>
      <text:p text:style-name="P9">Action: <text:bookmark-start text:name="MoveAttach"/>MoveAttach<text:bookmark-end text:name="MoveAttach"/> "Dir"</text:p>
      <text:p text:style-name="P162"><text:span text:style-name="T74">Moves the attached file(s) to the specified directory. A new path is written in the subject line. If the message does not have the </text:span><text:s/><text:span text:style-name="T35">FileAttach</text:span><text:span text:style-name="T156"> </text:span><text:span text:style-name="T160">flag</text:span><text:span text:style-name="T152">, </text:span><text:span text:style-name="T172">then this </text:span><text:span text:style-name="T168">statement</text:span><text:span text:style-name="T172"> is ignored.</text:span></text:p>
      <text:p text:style-name="P9">Action: MoveAttachFilebox &lt;Mode&gt; Address</text:p>
      <text:p text:style-name="P163"><text:span text:style-name="T74">Moves the attached file(s) to the file box for the specified address. The </text:span><text:span text:style-name="T119">parameters</text:span> <text:span text:style-name="T34">Mode</text:span> <text:span text:style-name="T240">and</text:span> <text:span text:style-name="T34">Address</text:span> <text:span text:style-name="T74">are the same as those in the</text:span> '<text:span text:style-name="Internet_20_link"><text:reference-ref text:reference-format="text" text:ref-name="Action: Route">Action: Route</text:reference-ref></text:span>' (<text:span text:style-name="T240">or</text:span> '<text:span text:style-name="Internet_20_link"><text:reference-ref text:reference-format="text" text:ref-name="Action: RouteFilebox">Action: RouteFilebox</text:reference-ref></text:span>' <text:span text:style-name="T240">etc.</text:span>) <text:span text:style-name="T240">statement</text:span>. <text:span text:style-name="T74">A new path is written in the subject line. If the message does not have the</text:span> <text:span text:style-name="T35">FileAttach</text:span>, <text:span text:style-name="T160">flag</text:span><text:span text:style-name="T152">, </text:span><text:span text:style-name="T239">then this </text:span><text:span text:style-name="T168">statement</text:span><text:span text:style-name="T239"> is ignored.</text:span></text:p>
      <text:p text:style-name="P171">Action: CopyAttach "Dir"</text:p>
      <text:p text:style-name="P163"><text:span text:style-name="T119">Copies</text:span><text:span text:style-name="T74"> the attached file(s) to the specified directory.</text:span> <text:span text:style-name="T240">The message </text:span><text:span text:style-name="T22">Subject</text:span><text:span text:style-name="T240"> line is not changed</text:span>. <text:span text:style-name="T74">If the message does not have the</text:span> <text:span text:style-name="T35">FileAttach</text:span>, <text:span text:style-name="T160">flag</text:span><text:span text:style-name="T152">, </text:span><text:span text:style-name="T239">then this </text:span><text:span text:style-name="T168">statement</text:span><text:span text:style-name="T239"> is ignored.</text:span></text:p>
      <text:p text:style-name="P9">Action: CopyAttachFilebox &lt;Mode&gt; Address</text:p>
      <text:p text:style-name="P164"><text:soft-page-break/><text:span text:style-name="T119">Copies</text:span><text:span text:style-name="T74"> the attached file(s) to the file box for the specified address.</text:span> <text:span text:style-name="T74">The </text:span><text:span text:style-name="T119">parameters</text:span> <text:span text:style-name="T34">Mode</text:span> <text:span text:style-name="T240">and</text:span> <text:span text:style-name="T34">Address</text:span> <text:span text:style-name="T74">are the same as those in the</text:span> '<text:span text:style-name="Internet_20_link"><text:reference-ref text:reference-format="text" text:ref-name="Action: Route">Action: Route</text:reference-ref></text:span>' (<text:span text:style-name="T240">or</text:span> '<text:span text:style-name="Internet_20_link"><text:reference-ref text:reference-format="text" text:ref-name="Action: RouteFilebox">Action: RouteFilebox</text:reference-ref></text:span>') <text:span text:style-name="T240">statement</text:span>. <text:span text:style-name="T240">The message </text:span><text:span text:style-name="T22">Subject</text:span><text:span text:style-name="T240"> line is not changed</text:span>. <text:span text:style-name="T74">If the message does not have the</text:span> <text:span text:style-name="T35">FileAttach</text:span>, <text:span text:style-name="T160">flag</text:span><text:span text:style-name="T152">, </text:span><text:span text:style-name="T239">then this </text:span><text:span text:style-name="T168">statement</text:span><text:span text:style-name="T239"> is ignored.</text:span></text:p>
      <text:p text:style-name="P9"><text:bookmark-start text:name="ActionScript"/>Action: Script<text:bookmark-end text:name="ActionScript"/> "Func"</text:p>
      <text:p text:style-name="P164"><text:span text:style-name="T74">Calls the</text:span> "<text:span text:style-name="T35">Func</text:span>" <text:span text:style-name="T74">function from the file defined in the</text:span> <text:span text:style-name="Internet_20_link"><text:bookmark-ref text:reference-format="text" text:ref-name="ScriptFile">ScriptFile</text:bookmark-ref></text:span> <text:span text:style-name="T74">variable.</text:span></text:p>
      <text:p text:style-name="P8">Action: Split &lt;Lines&gt;</text:p>
      <text:p text:style-name="P164"><text:span text:style-name="T74">Splits the </text:span><text:span text:style-name="T120">message</text:span><text:span text:style-name="T74"> into several </text:span><text:span text:style-name="T120">messages</text:span><text:span text:style-name="T74">, with the number of lines in the body of </text:span><text:span text:style-name="T120">a</text:span><text:span text:style-name="T74"> </text:span><text:span text:style-name="T120">message</text:span><text:span text:style-name="T74"> not </text:span><text:span text:style-name="T120">more than</text:span> <text:span text:style-name="T34">Lines</text:span>. <text:span text:style-name="T74">The </text:span><text:span text:style-name="T120">message</text:span><text:span text:style-name="T74"> itself is destroyed after this operation. At the beginning of each </text:span><text:span text:style-name="T120">message the kludge</text:span> "<text:span text:style-name="T35">^aSPLIT: By Rntrack. Part N of M</text:span>"<text:span text:style-name="T74"> is </text:span><text:span text:style-name="T120">prepend</text:span><text:span text:style-name="T74">ed</text:span>, <text:span text:style-name="T241">where</text:span> <text:span text:style-name="T34">N</text:span> <text:span text:style-name="T74">is the number of the current part, and</text:span> <text:span text:style-name="T34">M</text:span> <text:span text:style-name="T74">is the total number of </text:span><text:span text:style-name="T121">resulting </text:span><text:span text:style-name="T74">parts.</text:span></text:p>
      <text:p text:style-name="P9">Action: ToLowerPath</text:p>
      <text:p text:style-name="P146">Converts the path and name of the attached file(s) to lowercase in the subject of the <text:span text:style-name="T241">message</text:span>.</text:p>
      <text:p text:style-name="P9">Action: ToUpperPath</text:p>
      <text:p text:style-name="P146">Converts the path and name of the attached file(s) to <text:span text:style-name="T242">upper</text:span>case in the subject of the <text:span text:style-name="T241">message</text:span>.</text:p>
      <text:p text:style-name="P9">Action: Recode "Recode.tbl"</text:p>
      <text:p text:style-name="P165"><text:span text:style-name="T122">Converts</text:span><text:span text:style-name="T74"> the </text:span><text:span text:style-name="T120">message </text:span><text:span text:style-name="T122">from one encoding to another</text:span><text:span text:style-name="T74"> in accordance with the conversion table in the file</text:span> "<text:span text:style-name="T35">Recode.tbl</text:span>". <text:span text:style-name="T74">The conversion table file format is compatible with hpt. See the distribution samples folder for examples of such files.</text:span></text:p>
      <text:list xml:id="list180023301620582" text:continue-numbering="true" text:style-name="Outline">
        <text:list-item>
          <text:list>
            <text:list-item>
              <text:h text:style-name="P218" text:outline-level="2"><text:bookmark-start text:name="__RefHeading__14286_1391431384"/>Examples<text:bookmark-end text:name="__RefHeading__14286_1391431384"/></text:h>
            </text:list-item>
          </text:list>
        </text:list-item>
      </text:list>
      <text:p text:style-name="P9">Action: Copy "o:\new\dir"</text:p>
      <text:p text:style-name="P8">Action: Delete</text:p>
      <text:p text:style-name="P165"><text:span text:style-name="T243">Performs the same operation as</text:span> '<text:span text:style-name="T34">Action: Move "</text:span><text:span text:style-name="T35">o:\new\dir</text:span><text:span text:style-name="T34">"</text:span>'</text:p>
      <text:p text:style-name="P9">Action: Rewrite * * * * * -cdm</text:p>
      <text:p text:style-name="P140"><text:span text:style-name="T243">Resets attributes</text:span> <text:span text:style-name="T34">Crash</text:span>, <text:span text:style-name="T34">Direct</text:span> <text:span text:style-name="T243">and</text:span> <text:span text:style-name="T34">Immediate</text:span><text:span text:style-name="T152"> </text:span><text:span text:style-name="T173">of the message</text:span><text:span text:style-name="T152">.</text:span></text:p>
      <text:p text:style-name="P8">Action: Route Direct 2:5020/1</text:p>
      <text:p text:style-name="P140"><text:span text:style-name="T243">Routes the message via</text:span> 2:5020/1 <text:span text:style-name="T243">with</text:span> <text:span text:style-name="T34">Direct</text:span> <text:span text:style-name="T243">flavor.</text:span></text:p>
      <text:p text:style-name="Standard"><text:span text:style-name="T35">Action: NewMsg "tpl\badfrom.tpl" "o:\netmail\bout"<text:line-break/></text:span><text:span text:style-name="T34"> <text:s text:c="7"/>"</text:span><text:span text:style-name="T44">Donald Trump</text:span><text:span text:style-name="T34">" @ "%%" % "Bad source address" +l</text:span></text:p>
      <text:p text:style-name="P166"><text:span text:style-name="T74">(</text:span><text:span text:style-name="T122">T</text:span><text:span text:style-name="T74">his should be written in one line </text:span><text:span text:style-name="T122">i</text:span><text:span text:style-name="T74">n the configuration file, </text:span><text:span text:style-name="T122">here</text:span><text:span text:style-name="T74"> this </text:span><text:span text:style-name="T122">statement</text:span><text:span text:style-name="T74"> is </text:span><text:span text:style-name="T122">split</text:span><text:span text:style-name="T74"> into two lines just for readability). This </text:span><text:span text:style-name="T122">statement</text:span><text:span text:style-name="T74">, using the template located in</text:span> "<text:span text:style-name="T35">tpl\badfrom.tpl</text:span>", <text:span text:style-name="T244">creates a new message</text:span><text:span text:style-name="T123"> with the subject line</text:span><text:span text:style-name="T244"> "</text:span><text:span text:style-name="T44">Bad </text:span><text:soft-page-break/><text:span text:style-name="T44">source address</text:span><text:span text:style-name="T244">" and the </text:span><text:span text:style-name="T44">Local</text:span><text:span text:style-name="T244"> flag set in the </text:span>"<text:span text:style-name="T35">o:\netmail\bout</text:span>" <text:span text:style-name="T244">directory</text:span> <text:span text:style-name="T74">written on behalf of</text:span> "<text:span text:style-name="T44">Donald Trump</text:span>" <text:span text:style-name="T74">from </text:span><text:span text:style-name="T123">our</text:span><text:span text:style-name="T74"> address</text:span> <text:span text:style-name="T74">to the name and address of the recipient of the original </text:span><text:span text:style-name="T123">message</text:span><text:span text:style-name="T244">.</text:span></text:p>
      <text:list xml:id="list180023985613306" text:continue-numbering="true" text:style-name="Outline">
        <text:list-item>
          <text:list>
            <text:list-item>
              <text:h text:style-name="P219" text:outline-level="2"><text:bookmark-start text:name="__RefHeading__14288_1391431384"/>Macros in Templates<text:bookmark-end text:name="__RefHeading__14288_1391431384"/></text:h>
            </text:list-item>
          </text:list>
        </text:list-item>
      </text:list>
      <text:p text:style-name="Standard"><text:span text:style-name="T245">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46">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46">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45">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46">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46">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46">Body</text:span> of the original message.</text:p>
          </table:table-cell>
        </table:table-row>
        <text:soft-page-break/>
        <table:table-row>
          <table:table-cell table:style-name="Таблица12.A1" office:value-type="string">
            <text:p text:style-name="P9">@MsgVias</text:p>
          </table:table-cell>
          <table:table-cell table:style-name="Таблица12.A1" office:value-type="string">
            <text:p text:style-name="P60">Via <text:span text:style-name="T74">and other technical lines at the end of the origina</text:span><text:span text:style-name="T124">l message</text:span>.</text:p>
          </table:table-cell>
        </table:table-row>
        <table:table-row>
          <table:table-cell table:style-name="Таблица12.A1" office:value-type="string">
            <text:p text:style-name="P9">@MsgAttr</text:p>
          </table:table-cell>
          <table:table-cell table:style-name="Таблица12.A1" office:value-type="string">
            <text:p text:style-name="Standard"><text:span text:style-name="T246">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46">The size of the message body in bytes</text:span> (<text:span text:style-name="T246">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46">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46">The number of lines of the message body </text:span>(<text:span text:style-name="T246">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46">The message tearline. It is </text:span><text:span text:style-name="T13">not</text:span><text:span text:style-name="T246"> invalidated before adding.</text:span> <text:span text:style-name="T247">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46">The message origin. It is </text:span><text:span text:style-name="T13">not</text:span><text:span text:style-name="T246"> invalidated before adding.</text:span> <text:span text:style-name="T247">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4">If this macro is used in a template called inside</text:span> '<text:span text:style-name="T35">ScanDir:</text:span><text:span text:style-name="T34"> </text:span><text:span text:style-name="Internet_20_link"><text:bookmark-ref text:reference-format="text" text:ref-name="AfterRoute">@AfterRoute</text:bookmark-ref></text:span><text:span text:style-name="T34">|</text:span><text:span text:style-name="Internet_20_link"><text:bookmark-ref text:reference-format="text" text:ref-name="BeforeRoute">@BeforeRoute</text:bookmark-ref></text:span>', <text:span text:style-name="T74">then the address to which this message is routed will be substituted instead </text:span><text:span text:style-name="T125">of the macro</text:span><text:span text:style-name="T74">.</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48">The contents of the</text:span> 'Reply' <text:span text:style-name="T248">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48">The</text:span> '<text:span text:style-name="Internet_20_link"><text:bookmark-ref text:reference-format="text" text:ref-name="MaxAge">MaxAge:</text:bookmark-ref></text:span>' <text:span text:style-name="T248">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48">The</text:span> '<text:span text:style-name="Internet_20_link"><text:bookmark-ref text:reference-format="text" text:ref-name="MaxAttachSize">MaxAttachSize:</text:bookmark-ref></text:span>' <text:span text:style-name="T248">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48">Origin as specified in the configuration.</text:span> <text:span text:style-name="T246">It is </text:span><text:span text:style-name="T13">not</text:span><text:span text:style-name="T246"> invalidated before </text:span><text:soft-page-break/><text:span text:style-name="T246">adding.</text:span></text:p>
          </table:table-cell>
        </table:table-row>
        <table:table-row>
          <table:table-cell table:style-name="Таблица12.A1" office:value-type="string">
            <text:p text:style-name="P9">@Tearline</text:p>
          </table:table-cell>
          <table:table-cell table:style-name="Таблица12.A1" office:value-type="string">
            <text:p text:style-name="P63"><text:span text:style-name="T248">Tearline as specified in the configuration.</text:span> <text:span text:style-name="T246">It is </text:span><text:span text:style-name="T13">not</text:span><text:span text:style-name="T246"> invalidated before adding.</text:span> <text:span text:style-name="T248">If it is not specified in configuration</text:span>, <text:span text:style-name="T248">then</text:span> "<text:span text:style-name="T34">--- RNtrack</text:span>" <text:span text:style-name="T248">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48">N</text:span>track <text:span text:style-name="T248">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48">for</text:span> UNIX <text:span text:style-name="T248">only</text:span>).</text:p>
          </table:table-cell>
        </table:table-row>
      </table:table>
      <text:list xml:id="list180022703780485" text:continue-numbering="true" text:style-name="Outline">
        <text:list-item>
          <text:h text:style-name="Heading_20_1" text:outline-level="1"><text:bookmark-start text:name="__RefHeading__10243_813993393"/><text:span text:style-name="T248">Mask Prefixes</text:span> "<text:span text:style-name="T34">*</text:span>" <text:span text:style-name="T248">and</text:span> "<text:span text:style-name="T34">+</text:span>"<text:bookmark-end text:name="__RefHeading__10243_813993393"/></text:h>
        </text:list-item>
      </text:list>
      <text:p text:style-name="P64"><text:span text:style-name="T249">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49">and</text:span> '<text:span text:style-name="Internet_20_link"><text:bookmark-ref text:reference-format="text" text:ref-name="ScriptMask">ScriptMask:</text:bookmark-ref></text:span>' <text:span text:style-name="T249">may have a prefix</text:span> '<text:span text:style-name="T34">*</text:span>' <text:span text:style-name="T249">or</text:span> '<text:span text:style-name="T34">+</text:span>'. <text:span text:style-name="T249">For instance</text:span>, '<text:span text:style-name="T34">*Mask:</text:span>' <text:span text:style-name="T249">or</text:span> '<text:span text:style-name="T35">+BodyMask:</text:span>'. <text:span text:style-name="T249">What are they for?</text:span></text:p>
      <text:p text:style-name="P64"><text:span text:style-name="T249">The</text:span> '<text:span text:style-name="T34">+</text:span>' <text:span text:style-name="T249">prefix </text:span><text:span text:style-name="T74">is used to combine masks.</text:span> <text:span text:style-name="T249">For example, a configuration chunk</text:span>:</text:p>
      <text:p text:style-name="P141">Mask: "a" * * * * *</text:p>
      <text:p text:style-name="P141">+Mask: * * "b" * * *</text:p>
      <text:p text:style-name="P141">+Mask: * * * 2:5030/9999.0 * *</text:p>
      <text:p text:style-name="Standard"><text:span text:style-name="T249">is equivalent to</text:span>:</text:p>
      <text:p text:style-name="P141">Mask: "a" * "b" 2:5030/9999.0 * *</text:p>
      <text:p text:style-name="P65">This example is somewhat contrived and hardly applicable in a real configuration file, but it demonstrates well the operation of this prefix. And here is a more vital example:</text:p>
      <text:p text:style-name="P141">Mask: * * "*@*" 2:5020/400.0 * *</text:p>
      <text:p text:style-name="P141">+<text:span text:style-name="T1">BodyMask</text:span>: * * 4096</text:p>
      <text:p text:style-name="Standard"><text:span text:style-name="T74">This mask matches </text:span><text:span text:style-name="T126">messages</text:span><text:span text:style-name="T74"> </text:span><text:span text:style-name="T126">having character '</text:span><text:span text:style-name="T46">@</text:span><text:span text:style-name="T126">'</text:span><text:span text:style-name="T74"> </text:span><text:span text:style-name="T126">in </text:span><text:span text:style-name="T74">the name</text:span> '<text:span text:style-name="T34">To:</text:span>', <text:span text:style-name="T249">the address</text:span> '<text:span text:style-name="T34">To:</text:span>' <text:span text:style-name="T249">in the message is </text:span>2:5020/400 <text:span text:style-name="T14">and</text:span><text:span text:style-name="T249"> the message size is more than</text:span> 4 <text:span text:style-name="T249">kilobytes</text:span>.</text:p>
      <text:p text:style-name="P66">The prefix '*' is used to indicate to RNtrack that even if the <text:span text:style-name="T249">message</text:span> matches this mask, comparison with subsequent masks is still required. To explain the operation of this prefix, consider the following example:</text:p>
      <text:p text:style-name="P141">Mask: * * * * * *</text:p>
      <text:p text:style-name="P141">Action: Display "Mask one"</text:p>
      <text:p text:style-name="P141">Mask: * * * * * *</text:p>
      <text:p text:style-name="P141">Action: Display "Mask two"</text:p>
      <text:p text:style-name="P115"><text:span text:style-name="T74">With this configuration, we will never see the </text:span><text:span text:style-name="T127">string</text:span> "<text:span text:style-name="T34">Mask two</text:span>", <text:span text:style-name="T74">because the first mask will intercept all </text:span><text:span text:style-name="T126">message</text:span><text:span text:style-name="T127">s</text:span><text:span text:style-name="T74">. But if you change the configuration file like this:</text:span></text:p>
      <text:p text:style-name="P141">*Mask: * * * * * *</text:p>
      <text:p text:style-name="P141">Action: Display "Mask one"</text:p>
      <text:p text:style-name="P141"><text:soft-page-break/>Mask: * * * * * *</text:p>
      <text:p text:style-name="P141">Action: Display "Mask two"</text:p>
      <text:p text:style-name="Standard"><text:span text:style-name="T250">we will see both the first string and the second one</text:span>.</text:p>
      <text:p text:style-name="P66">And the last one. If there is an entry in the configuration like:</text:p>
      <text:p text:style-name="P141">*Mask: ...</text:p>
      <text:p text:style-name="P141">+Mask: ...</text:p>
      <text:p text:style-name="P141">+Mask: ...</text:p>
      <text:p text:style-name="P66">it means that the <text:span text:style-name="T126">message</text:span> must match all three masks, but the <text:span text:style-name="T126">message</text:span> will be processed by other masks as well.</text:p>
      <text:p text:style-name="P66">You will see more detailed examples of working with these prefixes in the next chapter.</text:p>
      <text:list xml:id="list180024309724150" text:continue-numbering="true" text:style-name="Outline">
        <text:list-item>
          <text:h text:style-name="Heading_20_1" text:outline-level="1"><text:bookmark-start text:name="__RefHeading___Toc23331_1346917740"/><text:span text:style-name="T74">Examples of </text:span><text:span text:style-name="T127">U</text:span><text:span text:style-name="T74">sing</text:span> '<text:span text:style-name="T34">Mask:</text:span>' <text:span text:style-name="T250">and</text:span> '<text:span text:style-name="T34">Action:</text:span>'<text:bookmark-end text:name="__RefHeading___Toc23331_1346917740"/></text:h>
        </text:list-item>
      </text:list>
      <text:p text:style-name="P67"><text:span text:style-name="T251">Make a copy of all the messages to yourself, remove from the messages the Direct flag and the messages addressed to the gate '2: 5020/400' and exceeding the size of 4 kilobytes, forward to the gate</text:span> '2:5020/204':</text:p>
      <text:p text:style-name="P142">*Mask: * * * * * *</text:p>
      <text:p text:style-name="P142">Action: Copy "c:\netmail\archive"</text:p>
      <text:p text:style-name="P142">*Mask: * * * * * +d</text:p>
      <text:p text:style-name="P142">Action: Rewrite * * * * * -d</text:p>
      <text:p text:style-name="P142">Mask: * * "*@*" 2:5020/400.0 * *</text:p>
      <text:p text:style-name="P142">+BodyMask: * * 4096</text:p>
      <text:p text:style-name="P142">Action: Rewrite * * * 2:5020/204.0 * *</text:p>
      <text:p text:style-name="P68">Delete all <text:span text:style-name="T251">messages</text:span> that are not addressed to me or to my points:</text:p>
      <text:p text:style-name="P141">Mask: * * * 2:5030/9999.0 * *</text:p>
      <text:p text:style-name="P141">Mask: * * * 2:5030/9999.1 * *</text:p>
      <text:p text:style-name="P141">Mask: * * * 2:5030/9999.3 * *</text:p>
      <text:p text:style-name="P141">Mask: * * * 2:5030/9999.5 * *</text:p>
      <text:p text:style-name="P141">Action: Ignore</text:p>
      <text:p text:style-name="P141">Mask: * * * * * *</text:p>
      <text:p text:style-name="P141">Action: Delete</text:p>
      <text:p text:style-name="Standard"><text:span text:style-name="T252">Route messages for</text:span> <text:span text:style-name="T34">2:5030/9999.*</text:span> <text:span text:style-name="T252">from</text:span> 00:00 <text:span text:style-name="T252">till</text:span> 11:59 <text:span text:style-name="T252">to</text:span> <text:span text:style-name="T34">2:5020/238</text:span>, <text:span text:style-name="T252">and from</text:span> 12:00 <text:span text:style-name="T252">till</text:span> 23:59 <text:span text:style-name="T252">directly to</text:span> <text:span text:style-name="T34">2:5030/9999.0</text:span>:</text:p>
      <text:p text:style-name="P141">Mask: * * * 2:5030/9999.* * *</text:p>
      <text:p text:style-name="P141">Action: Route Crash 2:5020/238 [Daily 00:00-11:59]</text:p>
      <text:p text:style-name="P141"><text:soft-page-break/>Action: Route Crash 2:5030/9999 <text:s/>[Daily 12:00-23:59]</text:p>
      <text:p text:style-name="P69">Delete all messages in which both the sender and the recipient are not in the nodelist:</text:p>
      <text:p text:style-name="P141">Mask: * !# * !# * *</text:p>
      <text:p text:style-name="P141">Action: Delete</text:p>
      <text:p text:style-name="P70"><text:span text:style-name="T128">For a</text:span><text:span text:style-name="T74">ll </text:span><text:span text:style-name="T128">messages</text:span><text:span text:style-name="T74"> that are written to the address</text:span> <text:span text:style-name="T34">2:5030/9999.1</text:span>, <text:span text:style-name="T74">or which are written to the address</text:span> <text:span text:style-name="T34">2:5030/9999.0</text:span> <text:span text:style-name="T253">and which have "</text:span><text:span text:style-name="T48">Trump</text:span><text:span text:style-name="T253">", "</text:span><text:span text:style-name="T49">Eddie</text:span><text:span text:style-name="T253">" or "</text:span><text:span text:style-name="T23">Moderator</text:span><text:span text:style-name="T253">" in the</text:span> <text:span text:style-name="T34">To</text:span> <text:span text:style-name="T253">name,</text:span> <text:span text:style-name="T253">reset</text:span> <text:span text:style-name="T34">Crash</text:span>, <text:span text:style-name="T34">Direct</text:span>, <text:span text:style-name="T34">Immediate</text:span> <text:span text:style-name="T253">flags, redirect them to the address</text:span> <text:span text:style-name="T24">1</text:span><text:span text:style-name="T34">:</text:span><text:span text:style-name="T50">1</text:span><text:span text:style-name="T34">/</text:span><text:span text:style-name="T50">1</text:span> <text:span text:style-name="T253">for the name</text:span> "<text:span text:style-name="T48">Donald Trump</text:span>" <text:span text:style-name="T253">and move them to the</text:span> <text:a xlink:type="simple" xlink:href="../../../../../../../h:/netmail" text:style-name="Internet_20_link" text:visited-style-name="Visited_20_Internet_20_Link"><text:span text:style-name="T35">h:\netmail</text:span></text:a> <text:span text:style-name="T253">directory.</text:span></text:p>
      <text:p text:style-name="P142">Mask: * * * 2:5030/9999.1 * *</text:p>
      <text:p text:style-name="P143">Mask: * * "*<text:span text:style-name="T252">Trump</text:span>*" 2:5030/9999 * *</text:p>
      <text:p text:style-name="P142">Mask: * * "*Eddie*" 2:5030/9999 * *</text:p>
      <text:p text:style-name="P142">Mask: * * "*Moderator*" 2:5030/9999 * *</text:p>
      <text:p text:style-name="P143">Action: Rewrite * * "<text:span text:style-name="T252">Donald Trump</text:span>" <text:span text:style-name="T254">1</text:span>:<text:span text:style-name="T254">1</text:span>/<text:span text:style-name="T254">1</text:span> * -cdm</text:p>
      <text:p text:style-name="P142">Action: Move "h:\netmail"</text:p>
      <text:p text:style-name="Standard"><text:span text:style-name="T255">Route all messages for</text:span> <text:span text:style-name="T34">2:5030</text:span> <text:span text:style-name="T255">network via</text:span> <text:span text:style-name="T34">2:5030/251</text:span></text:p>
      <text:p text:style-name="P141">Mask: * * * 2:5030/*.* * *</text:p>
      <text:p text:style-name="P141">Action: Route Crash 2:5030/251</text:p>
      <text:p text:style-name="Standard"><text:span text:style-name="T255">Reset direct flag for all messages and send the messages from</text:span> <text:span text:style-name="T34">2:5020/1</text:span> <text:span text:style-name="T255">to</text:span> <text:span text:style-name="T34">2:5020/0</text:span></text:p>
      <text:p text:style-name="P141">*Mask: * * * * * +d</text:p>
      <text:p text:style-name="P141">Action: Rewrite * * * * * -d</text:p>
      <text:p text:style-name="P141">Mask: * 2:5020/1 * * * *</text:p>
      <text:p text:style-name="P141">Action: Route Direct 2:5020/0</text:p>
      <text:p text:style-name="P71"><text:span text:style-name="T74">Send </text:span><text:span text:style-name="T129">messages</text:span><text:span text:style-name="T74"> for all points of node</text:span> <text:span text:style-name="T34">2:5030/9999</text:span> <text:span text:style-name="T74">to them directly. But do not send mail to this node itself. This is actually an example of mailing to points on this node.</text:span></text:p>
      <text:p text:style-name="P141">Mask <text:s/>* * * 2:5030/9999.0 * *</text:p>
      <text:p text:style-name="P141">Action: Ignore</text:p>
      <text:p text:style-name="P141">Mask: * * * 2:5030/9999.* * *</text:p>
      <text:p text:style-name="P141">Action: Route Direct %</text:p>
      <text:p text:style-name="P71"><text:span text:style-name="T74">Send </text:span><text:span text:style-name="T129">all messages</text:span><text:span text:style-name="T74"> for</text:span> <text:span text:style-name="T34">2:5020/50.*, /78.*, /204.*</text:span> <text:span text:style-name="T255">and</text:span> <text:span text:style-name="T34">/1301.*</text:span> <text:span text:style-name="T56">to the corresponding </text:span><text:span text:style-name="T15">nodes</text:span>. (<text:span text:style-name="T255">The so-called boss routing</text:span>).</text:p>
      <text:p text:style-name="P141">Mask * * * 2:5020/50.* * *</text:p>
      <text:p text:style-name="P141">Mask * * * 2:5020/78.* * *</text:p>
      <text:p text:style-name="P141">Mask * * * 2:5020/204.* * *</text:p>
      <text:p text:style-name="P141">Mask * * * 2:5020/1301.* * *</text:p>
      <text:p text:style-name="P141"><text:soft-page-break/>Action: Route Direct %.0</text:p>
      <text:p text:style-name="Standard"><text:span text:style-name="T255">Route messages to all nodes under the hub</text:span> <text:span text:style-name="T34">2:5020/50</text:span> <text:span text:style-name="T255">via</text:span> <text:span text:style-name="T34">2:5020/50</text:span>, <text:span text:style-name="T255">all nodes under the host</text:span> <text:span text:style-name="T34">2:5020/0</text:span> <text:span text:style-name="T255">via</text:span> <text:span text:style-name="T34">2:5020/1381</text:span>, <text:span text:style-name="T256">don't touch messages to</text:span> <text:span text:style-name="T34">2:5030/9999.0</text:span>, <text:span text:style-name="T256">and messages to</text:span> <text:span text:style-name="T34">2:5030/9999</text:span> <text:span text:style-name="T256">and to his points</text:span> <text:span text:style-name="T256">send directly to them</text:span>.</text:p>
      <text:p text:style-name="P141">Mask * * * 2:5020/50.&amp; * *</text:p>
      <text:p text:style-name="P141">Action: Route Direct 2:5020/50</text:p>
      <text:p text:style-name="P141">Mask * * * 2:5020/0.&amp; * *</text:p>
      <text:p text:style-name="P141">Action: Route Direct 2:5020/1381</text:p>
      <text:p text:style-name="P141">Mask * * * 2:5030/9999.0 * *</text:p>
      <text:p text:style-name="P141">Action: Ignore</text:p>
      <text:p text:style-name="P141">Mask * * * 2:5030/9999.&amp; * *</text:p>
      <text:p text:style-name="P141">Action: Route Direct %</text:p>
      <text:p text:style-name="P72"><text:span text:style-name="T256">Send messages to the whole</text:span> <text:span text:style-name="T34">2:50 </text:span><text:span text:style-name="T174">region</text:span> <text:span text:style-name="T256">via</text:span> <text:span text:style-name="T34">2:5020/204</text:span>, <text:span text:style-name="T256">to the whole</text:span> <text:span text:style-name="T34">2:46</text:span> <text:span text:style-name="T174">region</text:span> <text:span text:style-name="T256">via</text:span> <text:span text:style-name="T34">2:46/0</text:span>, <text:span text:style-name="T256">and all the rest via</text:span> <text:span text:style-name="T34">2:5020/278</text:span>.</text:p>
      <text:p text:style-name="P141">Mask * * * 2:50/0.&amp; * *</text:p>
      <text:p text:style-name="P141">Action: Route Direct 2:5020/204</text:p>
      <text:p text:style-name="P141">Mask * * * 2:46/0.&amp; * *</text:p>
      <text:p text:style-name="P141">Action: Route Direct 2:46/0</text:p>
      <text:p text:style-name="P141">Mask * * * * * *</text:p>
      <text:p text:style-name="P141">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2">ScanDir: "o:\netmail\loops" Daily 01:00</text:p>
      <text:p text:style-name="P142">Mask: * * * * * *</text:p>
      <text:p text:style-name="P142">Action: Move "O:\netmail\out"</text:p>
      <text:p text:style-name="P142">...</text:p>
      <text:p text:style-name="P142">ScanDir: "o:\netmail"</text:p>
      <text:p text:style-name="P142">Mask: * * * * * +7</text:p>
      <text:p text:style-name="P142">Action: NewMsg "tpl\Loop.tpl" "o:\netmail\out" "<text:span text:style-name="T257">Donald Trump</text:span>" @ "$" $ "Loop detected" +l</text:p>
      <text:p text:style-name="P142">Action: Delete</text:p>
      <text:p text:style-name="P142">Mask: * * * * * +1</text:p>
      <text:p text:style-name="P142"><text:soft-page-break/>Action: Move "o:\netmail\loops"</text:p>
      <text:p text:style-name="P142">...</text:p>
      <text:p text:style-name="P142">Mask: * * * * * *</text:p>
      <text:p text:style-name="P142">Action: Move "o:\netmail\out"</text:p>
      <text:p text:style-name="Standard"><text:span text:style-name="T258">An example of </text:span><text:span text:style-name="T34">+b</text:span> <text:span text:style-name="T258">flag processing </text:span>(ARQ)</text:p>
      <text:p text:style-name="P142">ScanDir: @AfterRoute</text:p>
      <text:p text:style-name="P142">Mask: * * * * * +b</text:p>
      <text:p text:style-name="P142">Action: NewMsg "Audit.tpl" "o:\netmail" "RNtrack" 2:5030/9999 $ $ "Audit request receipt" +l</text:p>
      <text:p text:style-name="P142">ScanDir: "o:\netmail"</text:p>
      <text:p text:style-name="P142">Mask: * * * * * *</text:p>
      <text:p text:style-name="P142">Action: Route Crash 2:5030/9999</text:p>
      <text:list xml:id="list180024452173620" text:continue-numbering="true" text:style-name="Outline">
        <text:list-item>
          <text:h text:style-name="P212" text:outline-level="1"><text:bookmark-start text:name="__RefHeading__10247_813993393"/>Processing Features<text:bookmark-end text:name="__RefHeading__10247_813993393"/></text:h>
        </text:list-item>
      </text:list>
      <text:p text:style-name="P74"><text:span text:style-name="T74">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58">statements</text:span><text:span text:style-name="T74">, the resulting message may have a different size. This is due to the fact that when these </text:span><text:span text:style-name="T130">statements</text:span><text:span text:style-name="T74"> are executed, the </text:span><text:span text:style-name="T130">message</text:span><text:span text:style-name="T74">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pan text:style-name="T74">Another feature, when the</text:span> <text:span text:style-name="Internet_20_link"><text:bookmark-ref text:reference-format="text" text:ref-name="Delete">Delete</text:bookmark-ref></text:span> <text:span text:style-name="T258">statement</text:span><text:span text:style-name="T74"> is executed, the </text:span><text:span text:style-name="T130">message</text:span><text:span text:style-name="T74"> is immediately deleted from the database, but at the same time it remains in memory. Therefore, the sequence of</text:span> <text:span text:style-name="Internet_20_link"><text:bookmark-ref text:reference-format="text" text:ref-name="Copy">Copy</text:bookmark-ref></text:span><text:span text:style-name="T34"> </text:span><text:span text:style-name="Internet_20_link"><text:bookmark-ref text:reference-format="text" text:ref-name="Delete">Delete</text:bookmark-ref></text:span> <text:span text:style-name="T258">and</text:span> <text:span text:style-name="Internet_20_link"><text:bookmark-ref text:reference-format="text" text:ref-name="Delete">Delete</text:bookmark-ref></text:span><text:span text:style-name="T34"> </text:span><text:span text:style-name="Internet_20_link"><text:bookmark-ref text:reference-format="text" text:ref-name="Copy">Copy</text:bookmark-ref></text:span> <text:span text:style-name="T258">statements</text:span><text:span text:style-name="T74"> will do the same thing</text:span> <text:span text:style-name="T29">—</text:span> <text:span text:style-name="Internet_20_link"><text:bookmark-ref text:reference-format="text" text:ref-name="Move">Move</text:bookmark-ref></text:span>. <text:span text:style-name="T74">But </text:span><text:span text:style-name="T130">at that</text:span><text:span text:style-name="T74">, in the first case, a new </text:span><text:span text:style-name="T130">message</text:span><text:span text:style-name="T74"> will be created first, and then the old one will be deleted, and in the second case, the old </text:span><text:span text:style-name="T130">message</text:span><text:span text:style-name="T74"> will be deleted first, and then a new one will be created.</text:span></text:p>
      <text:p text:style-name="P74"><text:span text:style-name="T130">And y</text:span><text:span text:style-name="T74">es, </text:span><text:span text:style-name="T130">please </text:span><text:span text:style-name="T74">keep in mind that RNtrack itself will not </text:span><text:span text:style-name="T130">set</text:span><text:span text:style-name="T74"> or </text:span><text:span text:style-name="T130">reset</text:span><text:span text:style-name="T74"> a single flag </text:span><text:span text:style-name="T130">i</text:span><text:span text:style-name="T74">n the </text:span><text:span text:style-name="T130">message</text:span><text:span text:style-name="T74">. </text:span><text:span text:style-name="T130">It</text:span><text:span text:style-name="T74"> will not delete a single </text:span><text:span text:style-name="T130">message</text:span><text:span text:style-name="T74"> or file without a special request. So, if you want the</text:span> <text:span text:style-name="T34">+s</text:span> <text:span text:style-name="T74">flag to appear on scanned </text:span><text:span text:style-name="T130">messages</text:span><text:span text:style-name="T74"> after sending</text:span> (<text:span text:style-name="T34">Sent</text:span><text:span text:style-name="T152"> </text:span><text:span text:style-name="T175">flag</text:span>), <text:span text:style-name="T74">or for </text:span><text:span text:style-name="T130">messages</text:span><text:span text:style-name="T74"> with the</text:span> <text:span text:style-name="T35">KillSent</text:span> <text:span text:style-name="T74">attribute to be deleted, you must take care of this yourself.</text:span></text:p>
      <text:list xml:id="list180023164458380" text:continue-numbering="true" text:style-name="Outline">
        <text:list-item>
          <text:h text:style-name="P213"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3000744452" text:style-name="L2">
        <text:list-item>
          <text:p text:style-name="P194">Squish</text:p>
        </text:list-item>
        <text:list-item>
          <text:p text:style-name="P194"><text:soft-page-break/>*.PKT</text:p>
        </text:list-item>
        <text:list-item>
          <text:p text:style-name="P194">*.MSG</text:p>
        </text:list-item>
        <text:list-item>
          <text:p text:style-name="P194">JAM</text:p>
        </text:list-item>
      </text:list>
      <text:list xml:id="list180022928085398" text:continue-list="list180023164458380"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59">Name format:</text:span> "<text:span text:style-name="T34">$</text:span><text:span text:style-name="T35">BaseName</text:span>"</text:p>
      <text:p text:style-name="Standard"><text:span text:style-name="T74">The first character in the name must be </text:span>'$'. <text:span text:style-name="T74">Only the file name, without the extension, is indicated as the </text:span><text:span text:style-name="T131">message </text:span><text:span text:style-name="T74">base name.</text:span></text:p>
      <text:p text:style-name="Standard"><text:span text:style-name="T259">Examples</text:span>:</text:p>
      <text:p text:style-name="P142">ScanDir: "$p:\mymail"</text:p>
      <text:p text:style-name="P142">Action: Move "$p:\outmail"</text:p>
      <text:p text:style-name="Standard"><text:span text:style-name="T259">Restrictions</text:span>:</text:p>
      <text:list xml:id="list1931917356" text:style-name="L3">
        <text:list-item>
          <text:p text:style-name="P195">It cannot be used as a message base for BadMail.</text:p>
        </text:list-item>
        <text:list-item>
          <text:p text:style-name="P195">The Renumber operation does not take any action.</text:p>
        </text:list-item>
      </text:list>
      <text:list xml:id="list180023463289463" text:continue-list="list180022928085398"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59">Name format</text:span>: "<text:span text:style-name="T35">#[#]Directory[\</text:span><text:span text:style-name="T38">Path\to\the\</text:span><text:span text:style-name="T35">File][!FtnAddressMask]</text:span>"</text:p>
      <text:p text:style-name="P77"><text:span text:style-name="T131">T</text:span><text:span text:style-name="T74">he first character in the name must be</text:span> '<text:span text:style-name="T34">#</text:span>'. <text:span text:style-name="T131">You may</text:span><text:span text:style-name="T74"> specif</text:span><text:span text:style-name="T131">y</text:span><text:span text:style-name="T74"> a directory (then all files </text:span><text:span text:style-name="T131">in the directory </text:span><text:span text:style-name="T74">matching the</text:span> <text:span text:style-name="T34">*.pkt</text:span><text:span text:style-name="T152"> </text:span><text:span text:style-name="T164">mask will be </text:span><text:span text:style-name="T169">processed</text:span>), <text:span text:style-name="T260">or</text:span><text:span text:style-name="T74"> the name of a specific file </text:span><text:span text:style-name="T131">as t</text:span><text:span text:style-name="T74">he </text:span><text:span text:style-name="T131">message </text:span><text:span text:style-name="T74">base name </text:span>. <text:span text:style-name="T74">If the second character</text:span> '<text:span text:style-name="T34">#</text:span>' <text:span text:style-name="T74">is indicated in the database name, then passwords will not be checked, otherwise when each</text:span> <text:span text:style-name="T34">*.pkt</text:span> <text:span text:style-name="T74">s opened, </text:span><text:span text:style-name="T132">it is checked that </text:span><text:span text:style-name="T74">the </text:span><text:span text:style-name="T132">packet </text:span><text:span text:style-name="T74">password matches the password specified in the</text:span> '<text:span text:style-name="Internet_20_link"><text:bookmark-ref text:reference-format="text" text:ref-name="Password">Password:</text:bookmark-ref></text:span>' <text:span text:style-name="T258">statement.</text:span> <text:span text:style-name="T74">Additionally, you can specify the FTN mask (</text:span><text:span text:style-name="T132">after</text:span><text:span text:style-name="T74"> the '!' </text:span><text:span text:style-name="T132">character</text:span><text:span text:style-name="T74">),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4">the pack</text:span><text:span text:style-name="T132">et</text:span><text:span text:style-name="T74"> is empty, it is deleted.</text:span></text:p>
      <text:p text:style-name="Standard"><text:span text:style-name="T260">Examples</text:span>:</text:p>
      <text:p text:style-name="P142">ScanDir: "##o:\inbound"</text:p>
      <text:p text:style-name="P142">ScanDir: "#o:\inbound!2:5030/9999"</text:p>
      <text:p text:style-name="P142">ScanDir: "#o:\inbound\139c004f.pkt!2:5030/9999"</text:p>
      <text:p text:style-name="Standard"><text:span text:style-name="T260">Restrictions</text:span>:</text:p>
      <text:list xml:id="list4062662180" text:style-name="L4">
        <text:list-item>
          <text:p text:style-name="P196">It cannot be used as a message base for BadMail.</text:p>
        </text:list-item>
        <text:list-item>
          <text:p text:style-name="P196">The Renumber operation does not take any action.</text:p>
        </text:list-item>
        <text:list-item>
          <text:p text:style-name="P198">This message base only supports the operation of reading a <text:span text:style-name="T259">message</text:span> and deleting a <text:soft-page-break/><text:span text:style-name="T259">message</text:span>. That is, <text:span text:style-name="T9">any</text:span> operations that modify the contents of the <text:span text:style-name="T259">message</text:span> are prohibited.</text:p>
        </text:list-item>
      </text:list>
      <text:list xml:id="list180022807712141" text:continue-list="list180023463289463"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59">Name format</text:span>: "<text:span text:style-name="T34">Directory</text:span>"</text:p>
      <text:p text:style-name="P79">The directory in which the <text:span text:style-name="T259">message</text:span>s are located is indicated. The directory name must be without a trailing "\" unless the root directory is specified.</text:p>
      <text:p text:style-name="Standard"><text:span text:style-name="T261">Examples</text:span>:</text:p>
      <text:p text:style-name="P142">ScanDir: "o:\netmail"</text:p>
      <text:p text:style-name="P142">Action: Move "o:\netmail\out"</text:p>
      <text:p text:style-name="Standard"><text:span text:style-name="T261">Restrictions</text:span>:</text:p>
      <text:list xml:id="list2009932901" text:style-name="L5">
        <text:list-item>
          <text:p text:style-name="P199">If new messages appeared in the message base that is currently being scanned, RNtrack will not see them until the next launch. And this also applies to messages created by RNtrack itself.</text:p>
        </text:list-item>
      </text:list>
      <text:list xml:id="list180022369199726" text:continue-list="list180022807712141"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59">Name format</text:span>: "<text:span text:style-name="T35">@BaseName</text:span>"</text:p>
      <text:p text:style-name="Standard"><text:span text:style-name="T74">The first character in the name must be</text:span> '@'. <text:span text:style-name="T74">Only the file name, without the extension, is indicated as the </text:span><text:span text:style-name="T133">message </text:span><text:span text:style-name="T74">base name.</text:span></text:p>
      <text:p text:style-name="P78"><text:span text:style-name="T261">Examples</text:span>:</text:p>
      <text:p text:style-name="P142">ScanDir: "@p:\mymail"</text:p>
      <text:p text:style-name="P142">Action: Move "@p:\outmail"</text:p>
      <text:p text:style-name="P78"><text:span text:style-name="T261">Restrictions</text:span>:</text:p>
      <text:list xml:id="list4133742474" text:style-name="L6">
        <text:list-item>
          <text:p text:style-name="P197">It cannot be used as a message base for BadMail.</text:p>
        </text:list-item>
        <text:list-item>
          <text:p text:style-name="P200">The Renumber operation does not take any action.</text:p>
        </text:list-item>
      </text:list>
      <text:list xml:id="list180022821349784" text:continue-list="list180022369199726" text:style-name="Outline">
        <text:list-item>
          <text:h text:style-name="P214" text:outline-level="1"><text:bookmark-start text:name="__RefHeading__10259_813993393"/>Processing Nodelists<text:bookmark-end text:name="__RefHeading__10259_813993393"/></text:h>
        </text:list-item>
      </text:list>
      <text:p text:style-name="P78"><text:span text:style-name="T74">RNtrack uses nodelists and pointlists when comparing with address masks</text:span> "<text:span text:style-name="T34">#</text:span>" <text:span text:style-name="T261">and</text:span> "<text:span text:style-name="T34">&amp;</text:span>". <text:span text:style-name="T74">Comparison is slightly different when using the </text:span><text:span text:style-name="T133">statements</text:span> "<text:span text:style-name="Internet_20_link"><text:bookmark-ref text:reference-format="text" text:ref-name="__RefHeading__10213_813993393">SoftCheckInNodelists</text:bookmark-ref></text:span>" <text:span text:style-name="T261">and</text:span> "<text:span text:style-name="Internet_20_link"><text:bookmark-ref text:reference-format="text" text:ref-name="__RefHeading__10141_813993393">CheckPoints: &lt;Mode&gt;</text:bookmark-ref></text:span>".<text:span text:style-name="T74"> </text:span><text:span text:style-name="T133">You may</text:span><text:span text:style-name="T74"> read in chapters</text:span> <text:span text:style-name="Internet_20_link"><text:bookmark-ref text:reference-format="number" text:ref-name="__RefHeading__3042_61882448">11.1</text:bookmark-ref></text:span> <text:span text:style-name="T261">and</text:span> <text:span text:style-name="Internet_20_link"><text:bookmark-ref text:reference-format="number" text:ref-name="__RefHeading__3044_61882448">11.2</text:bookmark-ref></text:span><text:span text:style-name="Internet_20_link"><text:span text:style-name="T176"> <text:s/></text:span></text:span><text:span text:style-name="Internet_20_link"><text:span text:style-name="T262">h</text:span></text:span><text:span text:style-name="Internet_20_link"><text:span text:style-name="T263">ow exactly these </text:span></text:span><text:span text:style-name="Internet_20_link"><text:span text:style-name="T264">statements</text:span></text:span><text:span text:style-name="Internet_20_link"><text:span text:style-name="T263"> influence.</text:span></text:span></text:p>
      <text:p text:style-name="Standard"><text:span text:style-name="T74">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65">statement, </text:span><text:span text:style-name="T74">otherwise RNtrack will refuse to compile this nodelist.</text:span></text:p>
      <text:p text:style-name="P80"><text:soft-page-break/>A pointlist is also considered a full version of the nodelist, and RNtrack also works with it. The pointlist should be in the following format:</text:p>
      <text:p text:style-name="P9">Boss,2:50<text:span text:style-name="T265">2</text:span>0/9999</text:p>
      <text:p text:style-name="P9">Point,1,PointOne,Moscow,Sysop,-Unpublished-,9600,XA,MO,ZYX,V34</text:p>
      <text:p text:style-name="P9">Point,2,PointTwo,Moscow,Sysop2,-Unpublished-,2400,MO</text:p>
      <text:p text:style-name="P9">...</text:p>
      <text:p text:style-name="P56"><text:span text:style-name="T74">Pointlists must </text:span><text:span text:style-name="T134">be mentioned</text:span><text:span text:style-name="T74">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65">statement is used, </text:span><text:span text:style-name="T74">then the age of all used nodelists is checked (age is checked by the time the file was created). And, if at least one nodelist is older than indicated in this </text:span><text:span text:style-name="T134">statement</text:span><text:span text:style-name="T74">, then any checks for the presence of a node in the nodelist are disabled. </text:span><text:span text:style-name="T134">A</text:span><text:span text:style-name="T74">ny node and any point </text:span><text:span text:style-name="T134">are considered to</text:span><text:span text:style-name="T74"> always </text:span><text:span text:style-name="T134">be</text:span><text:span text:style-name="T74"> in the nodelist / pointlist.</text:span></text:p>
      <text:p text:style-name="P80">If two or more "overlapping" nodelists are used (for example, a full nodelist and a network nodelist), then the combining these nodelists proceeds according to the following rules:</text:p>
      <text:list xml:id="list1893667191" text:style-name="L7">
        <text:list-item>
          <text:p text:style-name="P202">A node is considered to exist if it exists in at least one nodelist.</text:p>
        </text:list-item>
        <text:list-item>
          <text:p text:style-name="P201"><text:span text:style-name="T265">If a node is a hub in one nodelist</text:span>, <text:span text:style-name="T265">and not in the other</text:span>, <text:span text:style-name="T74">then it is considered to be a hub</text:span>.</text:p>
        </text:list-item>
      </text:list>
      <text:list xml:id="list180024441173731" text:continue-list="list180022821349784" text:style-name="Outline">
        <text:list-item>
          <text:list>
            <text:list-item>
              <text:h text:style-name="Heading_20_2" text:outline-level="2"><text:bookmark-start text:name="__RefHeading__3042_61882448"/><text:span text:style-name="T265">Address Mask</text:span> "#"<text:bookmark-end text:name="__RefHeading__3042_61882448"/></text:h>
            </text:list-item>
          </text:list>
        </text:list-item>
      </text:list>
      <text:p text:style-name="P56"><text:span text:style-name="T74">The address mask</text:span> "<text:span text:style-name="T34">#</text:span>" <text:span text:style-name="T74">is used in the</text:span> "<text:span text:style-name="Internet_20_link"><text:bookmark-ref text:reference-format="text" text:ref-name="Mask">Mask:</text:bookmark-ref></text:span>" <text:span text:style-name="T265">statement </text:span><text:span text:style-name="T74">and means checking for the presence (or absence) of the sender and / or receiver node in the nodelist.</text:span></text:p>
      <text:p text:style-name="Standard"><text:span text:style-name="T74">Just the mask</text:span> "<text:span text:style-name="T34">#</text:span>" <text:span text:style-name="T74">is a "hard" check for the presence of a node in the nodelist. A node is considered to be present in the nodelist if and only if it is really there.</text:span></text:p>
      <text:p text:style-name="P56">"<text:span text:style-name="T34">#</text:span>"<text:span text:style-name="T34"> + </text:span>"<text:span text:style-name="Internet_20_link"><text:bookmark-ref text:reference-format="text" text:ref-name="__RefHeading__10213_813993393">SoftCheckInNodelists</text:bookmark-ref></text:span>" <text:span text:style-name="T265">is a </text:span><text:span text:style-name="T74">"soft" check for the presence of a node in the nodelist. A node is considered to be present in the nodelist when it is really present there (strange, isn't it? :), or when the nodelist does not have a network and / or zone for this node. That is, if you use the network segment of the nodelist and the mask</text:span> "<text:span text:style-name="T34">#</text:span>"<text:span text:style-name="T34"> + </text:span>"<text:span text:style-name="Internet_20_link"><text:bookmark-ref text:reference-format="text" text:ref-name="__RefHeading__10213_813993393">SoftCheckInNodelists</text:bookmark-ref></text:span>", <text:span text:style-name="T74">then the presence of a node in your network will be checked hard, but the nodes in all other networks will not be checked - we </text:span><text:span text:style-name="T134">suppose</text:span><text:span text:style-name="T74"> that they exist.</text:span> </text:p>
      <text:p text:style-name="P132">"<text:span text:style-name="Internet_20_link"><text:bookmark-ref text:reference-format="text" text:ref-name="CheckPoints">CheckPoints:</text:bookmark-ref></text:span>" <text:span text:style-name="T74">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5">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5">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ext:soft-page-break/>
        <table:table-row>
          <table:table-cell table:style-name="Таблица13.A1" office:value-type="string">
            <text:p text:style-name="Standard">"<text:span text:style-name="T35">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180024506060158" text:continue-numbering="true" text:style-name="Outline">
        <text:list-item>
          <text:list>
            <text:list-item>
              <text:h text:style-name="Heading_20_2" text:outline-level="2"><text:bookmark-start text:name="__RefHeading__3044_61882448"/><text:span text:style-name="T266">Address Mask</text:span> "&amp;"<text:bookmark-end text:name="__RefHeading__3044_61882448"/></text:h>
            </text:list-item>
          </text:list>
        </text:list-item>
      </text:list>
      <text:p text:style-name="P82"><text:span text:style-name="T74">The address mask</text:span> "&amp;" <text:span text:style-name="T74">is used in the</text:span> "<text:span text:style-name="Internet_20_link"><text:bookmark-ref text:reference-format="text" text:ref-name="Mask">Mask:</text:bookmark-ref></text:span><text:span text:style-name="T34">:</text:span>" <text:span text:style-name="T267">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74">Note the difference between the masks</text:span> "<text:span text:style-name="T34">2:5020/0.*</text:span>", "<text:span text:style-name="T34">2:5020/*</text:span>" <text:span text:style-name="T268">and</text:span> "<text:span text:style-name="T34">2:5020/0.&amp;</text:span>". <text:span text:style-name="T74">The first mask means "All points of node 2: 5020/0."</text:span><text:span text:style-name="T152"> </text:span><text:span text:style-name="T170">The second mask is "All 5020 Network Nodes." The third is</text:span><text:span text:style-name="T30"> </text:span>"<text:span text:style-name="T74">All nodes located </text:span><text:span text:style-name="T135">in the nodelist under the host </text:span><text:span text:style-name="T47">2:5020/0</text:span>". <text:span text:style-name="T268">If we talk about</text:span><text:span text:style-name="T74"> region</text:span> <text:span text:style-name="T34">2:50</text:span> <text:span text:style-name="T74">and the masks</text:span> "<text:span text:style-name="T34">2:50/0.*</text:span>", "<text:span text:style-name="T34">2:50/*</text:span>", "<text:span text:style-name="T34">2:50/0.&amp;</text:span>", <text:span text:style-name="T268">then the first mask is "all points of 2:50/0", the second means "all independent nodes of 2:50" and the third is "all nodes in R50".</text:span> <text:span text:style-name="T268">Please n</text:span><text:span text:style-name="T74">ote that the address mask</text:span> "<text:span text:style-name="T34">&amp;</text:span>" <text:span text:style-name="T74">does not include nodes that are absent in the nodelist.</text:span> <text:span text:style-name="T74">That is, if the node</text:span> "<text:span text:style-name="T34">2:5020/1079</text:span>" <text:span text:style-name="T74">is not in the nodelist, then it will not match the mask</text:span> "<text:span text:style-name="T34">2:50/0.&amp;</text:span>".</text:p>
      <text:p text:style-name="Standard"><text:span text:style-name="T269">The</text:span> "<text:span text:style-name="Internet_20_link"><text:bookmark-ref text:reference-format="text" text:ref-name="__RefHeading__10213_813993393">SoftCheckInNodelists</text:bookmark-ref></text:span>" <text:span text:style-name="T269">statement has no effect on the mask</text:span>.</text:p>
      <text:p text:style-name="P129"><text:span text:style-name="T269">The</text:span> "<text:span text:style-name="Internet_20_link"><text:bookmark-ref text:reference-format="text" text:ref-name="CheckPoints">CheckPoints:</text:bookmark-ref></text:span>" <text:span text:style-name="T269">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5">CheckPoints: Never</text:span>"</text:p>
          </table:table-cell>
          <table:table-cell table:style-name="Таблица14.A1" office:value-type="string">
            <text:p text:style-name="Standard"><text:span text:style-name="T74">Do not check for </text:span><text:span text:style-name="T136">existence of </text:span><text:span text:style-name="T74">a point in a pointlist. The mask</text:span> "<text:span text:style-name="T34">2:5030/9999.&amp;</text:span>" <text:span text:style-name="T74">matches all point addresses.</text:span></text:p>
          </table:table-cell>
        </table:table-row>
        <table:table-row>
          <table:table-cell table:style-name="Таблица14.A1" office:value-type="string">
            <text:p text:style-name="Standard">"<text:span text:style-name="T35">CheckPoints: Hard</text:span>"</text:p>
          </table:table-cell>
          <table:table-cell table:style-name="Таблица14.A1" office:value-type="string">
            <text:p text:style-name="Standard"><text:span text:style-name="T74">Check for points on a pointlist. The mask</text:span> "<text:span text:style-name="T34">2:5030/9999.&amp;</text:span>" <text:span text:style-name="T74">matches only the point addresses that are described in the pointlist.</text:span></text:p>
          </table:table-cell>
        </table:table-row>
        <table:table-row>
          <table:table-cell table:style-name="Таблица14.A1" office:value-type="string">
            <text:p text:style-name="Standard">"<text:span text:style-name="T35">CheckPoints: Soft</text:span>"</text:p>
          </table:table-cell>
          <table:table-cell table:style-name="Таблица14.A1" office:value-type="string">
            <text:p text:style-name="P83"><text:span text:style-name="T74">Check for points on a pointlist. The mask</text:span> "2:5030/9999.&amp;" <text:span text:style-name="T74">matches only those point addresses that are described in the pointlist or all addresses if segment</text:span> 2:5030/9999 <text:span text:style-name="T269">is missing in the pointlist.</text:span></text:p>
          </table:table-cell>
        </table:table-row>
      </table:table>
      <text:list xml:id="list180022411515469" text:continue-numbering="true" text:style-name="Outline">
        <text:list-item>
          <text:h text:style-name="P215" text:outline-level="1"><text:bookmark-start text:name="__RefHeading__10261_813993393"/>Processing Scripts<text:bookmark-end text:name="__RefHeading__10261_813993393"/></text:h>
        </text:list-item>
      </text:list>
      <text:p text:style-name="P84"><text:span text:style-name="T74">RNtrack uses Perl as a scripting language. If you compile RNtrack yourself, run make (gmake, nmake) with the</text:span> <text:span text:style-name="T27">ENABLE_SCRIPTS=1</text:span> <text:span text:style-name="T74">parameter to build with script support. If you took a ready-made compiled RN</text:span><text:span text:style-name="T137">t</text:span><text:span text:style-name="T74">rack, whether it supports embedded Perl and with what version of Perl it is compiled, you can see in the program output if you run RN</text:span><text:span text:style-name="T137">t</text:span><text:span text:style-name="T74">rack </text:span><text:soft-page-break/><text:span text:style-name="T74">with the</text:span> <text:span text:style-name="T27">-v</text:span> <text:span text:style-name="T270">option.</text:span></text:p>
      <text:p text:style-name="P85">The following are constants, variables, and functions defined in scripts. Here %FMSG is the hash containing the current message.</text:p>
      <text:list xml:id="list180023292214344" text:continue-numbering="true" text:style-name="Outline">
        <text:list-item>
          <text:list>
            <text:list-item>
              <text:h text:style-name="P220"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70">N</text:span>track <text:span text:style-name="T270">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5">%FKludges</text:span> <text:span text:style-name="T29">—</text:span> <text:span text:style-name="T74">kludges of the current message. The value of each key of this hash is an array reference. To get the value of a non-repeating kludges (all except Via and SEEN-BY) use this code:</text:span></text:p>
      <text:p text:style-name="P142">$kludgevalue=$FKludges{"KludgeName"}[0];</text:p>
      <text:p text:style-name="Standard"><text:span text:style-name="T84">Attention!</text:span><text:span text:style-name="T74"> You must use all special characters in the kludge name</text:span> (<text:span text:style-name="T34">0x01</text:span>, "<text:span text:style-name="T34">:</text:span>" <text:span text:style-name="T271">etc.</text:span>).</text:p>
      <text:list xml:id="list180024030992990" text:continue-numbering="true" text:style-name="Outline">
        <text:list-item>
          <text:list>
            <text:list-item>
              <text:h text:style-name="P221"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74">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74">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74">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74">message</text:span>.</text:p>
          </table:table-cell>
        </table:table-row>
        <text:soft-page-break/>
        <table:table-row>
          <table:table-cell table:style-name="Таблица16.A1" office:value-type="string">
            <text:p text:style-name="P9">$FMSG{"Subject"}</text:p>
          </table:table-cell>
          <table:table-cell table:style-name="Таблица16.A1" office:value-type="string">
            <text:p text:style-name="P86">Subject of the original <text:span text:style-name="T74">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80022862138271" text:continue-numbering="true" text:style-name="Outline">
        <text:list-item>
          <text:list>
            <text:list-item>
              <text:h text:style-name="P221"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80022534407540"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40"><text:span text:style-name="T35">FromName, FromAddr, ToName, ToAddr, Subject, Body, AreaName, Cost, TimesRead, ReplyTo, NextReply</text:span>.</text:p>
      <text:p text:style-name="P89"><text:span text:style-name="T35">Lines</text:span>, <text:span text:style-name="T35">InetFromAddr</text:span>, <text:span text:style-name="T35">InetToAddr</text:span> <text:span text:style-name="T74">do not need to be changed, because their value is automatically redefined when </text:span><text:span text:style-name="T34">Body</text:span>, <text:span text:style-name="T35">FromAddr</text:span> <text:span text:style-name="T272">and</text:span> <text:span text:style-name="T35">ToAddr</text:span> <text:span text:style-name="T272">change.</text:span></text:p>
      <text:p text:style-name="P89"><text:span text:style-name="T84">Attention!</text:span><text:span text:style-name="T74"> Modified data is only available for the </text:span><text:span text:style-name="T138">subsequent</text:span> <text:span text:style-name="T34">Action</text:span> <text:span text:style-name="T272">statements.</text:span> <text:span text:style-name="T74">For this reason, to modify the file after </text:span>'<text:span text:style-name="Internet_20_link"><text:bookmark-ref text:reference-format="text" text:ref-name="ActionScript">Action: Script</text:bookmark-ref></text:span>' <text:span text:style-name="T272">you should use</text:span> '<text:span text:style-name="T34">Action: </text:span><text:span text:style-name="Internet_20_link"><text:bookmark-ref text:reference-format="text" text:ref-name="Rewrite">Rewrite</text:bookmark-ref></text:span>'.</text:p>
      <text:p text:style-name="Standard"><text:span text:style-name="T272">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oft-page-break/><text:span text:style-name="T34">Mask: * * * * * *<text:line-break/>Action: Script "</text:span><text:span text:style-name="T35">maskfunc</text:span><text:span text:style-name="T34">"<text:line-break/>\ </text:span><text:span text:style-name="T51">After that, the message file remained unchanged.</text:span><text:span text:style-name="T34"><text:line-break/>Action: Rewrite * * * * * *<text:line-break/>\ </text:span><text:span text:style-name="T51">Now in the message file the subject<text:line-break/></text:span><text:span text:style-name="T52">\</text:span><text:span text:style-name="T51"> has been changed to "My new subject!"</text:span></text:p>
      <text:list xml:id="list180022599576275"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80024084132573"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80023650011225"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5">NewMsg($MsgBase,$FromName,$FromAddr,$ToName,$ToAddr,$Subject,$Flags</text:span><text:span text:style-name="T39">,$Kludges</text:span><text:span text:style-name="T35">,$Body)</text:span> <text:span text:style-name="T29">—</text:span> <text:span text:style-name="T273">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74">will create a message</text:span> (<text:span text:style-name="T273">of the</text:span> <text:span text:style-name="T1">msg </text:span><text:span text:style-name="T5">type</text:span>) <text:span text:style-name="T273">in the</text:span> '<text:span text:style-name="T35">msgs</text:span>' <text:span text:style-name="T273">directory from</text:span> <text:span text:style-name="T34">Alex@2:5030/1666</text:span> <text:span text:style-name="T273">to</text:span> <text:span text:style-name="T34">User@2:5030/1157.1</text:span><text:span text:style-name="T152"> </text:span><text:span text:style-name="T177">with the subject</text:span><text:span text:style-name="T152"> </text:span>'<text:span text:style-name="T35">msg test</text:span>' <text:span text:style-name="T273">and the body </text:span>'<text:span text:style-name="T34">It is My test</text:span>'. <text:span text:style-name="T74">Setting any flags and kludges is currently not supported, so the values of the </text:span><text:span text:style-name="T21">$Flags</text:span><text:span text:style-name="T74"> and </text:span><text:span text:style-name="T21">$Kludges</text:span><text:span text:style-name="T74"> arguments will be ignored.</text:span></text:p>
      <text:p text:style-name="P92">You can find some examples in the test.pl file.</text:p>
      <text:list xml:id="list180023955714471" text:continue-numbering="true" text:style-name="Outline">
        <text:list-item>
          <text:h text:style-name="P216" text:outline-level="1"><text:bookmark-start text:name="__RefHeading__10263_813993393"/>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80023383167602" text:continue-numbering="true" text:style-name="Outline">
        <text:list-item>
          <text:h text:style-name="P216" text:outline-level="1"><text:bookmark-start text:name="__RefHeading__10265_813993393"/>Acknowledgments<text:bookmark-end text:name="__RefHeading__10265_813993393"/></text:h>
        </text:list-item>
      </text:list>
      <text:p text:style-name="Standard"><text:span text:style-name="T273">Thanks to</text:span> <text:span text:style-name="T1">Fyodor</text:span> Ustinov <text:span text:style-name="T273">for creating</text:span> <text:span text:style-name="T1">FTrack</text:span>.</text:p>
      <text:p text:style-name="P125"><text:span text:style-name="T273">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ext:soft-page-break/>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5"><text:span text:style-name="T275">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73">Thanks to</text:span> Scott Dudley <text:span text:style-name="T273">for his</text:span> Squish MSGAPI. <text:span text:style-name="T273">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80024510506666" text:continue-numbering="true" text:style-name="Outline">
        <text:list-item>
          <text:h text:style-name="P216" text:outline-level="1"><text:bookmark-start text:name="__RefHeading__10267_813993393"/>How to Find Developers<text:bookmark-end text:name="__RefHeading__10267_813993393"/></text:h>
        </text:list-item>
      </text:list>
      <text:p text:style-name="P91">If you have any wishes and comments,</text:p>
      <text:list xml:id="list1678643548" text:style-name="L8">
        <text:list-item>
          <text:p text:style-name="P203"><text:span text:style-name="T273">publish them in</text:span> RU.FTRACK <text:span text:style-name="T273">echo area</text:span></text:p>
        </text:list-item>
        <text:list-item>
          <text:p text:style-name="P203"><text:span text:style-name="T74">publish </text:span><text:span text:style-name="T139">them </text:span><text:span text:style-name="T74">in the bug tracker a</text:span><text:span text:style-name="T139">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03"><text:span text:style-name="T273">send them to developers by netmail</text:span>. <text:s text:c="83"/></text:p>
        </text:list-item>
      </text:list>
      <text:p text:style-name="Standard"><text:span text:style-name="T273">The developers</text:span>:</text:p>
      <text:list xml:id="list3010605658" text:style-name="L9">
        <text:list-item>
          <text:p text:style-name="P204"><text:span text:style-name="T273">from</text:span> 2003 <text:span text:style-name="T273">till</text:span> 2006 - Alex <text:span text:style-name="T1">Soukhotine</text:span></text:p>
        </text:list-item>
      </text:list>
      <text:p text:style-name="P140">2:5030/1157@fidonet (ph0enix@users.sourceforge.net) <text:s text:c="72"/></text:p>
      <text:list xml:id="list1038537661" text:style-name="L10">
        <text:list-item>
          <text:p text:style-name="P205"><text:span text:style-name="T273">from</text:span> 2007 <text:span text:style-name="T273">to the present</text:span> <text:span text:style-name="T1">Stas Degteff</text:span> (<text:span text:style-name="T6">he is the project coordinator after Alex left it</text:span>) <text:s text:c="67"/></text:p>
        </text:list-item>
      </text:list>
      <text:p text:style-name="P140">2:5080/102@fidonet (<text:span text:style-name="T1">stas_degteff@users.sourceforge.net</text:span>) <text:s text:c="68"/></text:p>
      <text:list xml:id="list2116312706" text:style-name="L11">
        <text:list-item>
          <text:p text:style-name="P206"><text:span text:style-name="T274">from</text:span> 2009 <text:span text:style-name="T274">to the present</text:span> Michael <text:span text:style-name="T1">Dukelsky</text:span></text:p>
        </text:list-item>
      </text:list>
      <text:p text:style-name="P140">2:5020/1042@fidonet (<text:span text:style-name="T1">dukelsky@users.sourceforge.net</text:span>)</text:p>
      <text:p text:style-name="Standard"><text:span text:style-name="T274">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4</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1-27T18:00:22.107780880</dc:date>
    <meta:editing-duration>P2DT9H44M38S</meta:editing-duration>
    <meta:editing-cycles>150</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4" meta:paragraph-count="1025" meta:word-count="11243" meta:character-count="67342" meta:non-whitespace-character-count="56586"/>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